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39.93mm"/>
    </style:style>
    <style:style style:name="co5" style:family="table-column">
      <style:table-column-properties fo:break-before="auto" style:column-width="56.4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114.28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page" style:column-width="10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page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3mm" fo:break-before="auto" style:use-optimal-row-height="false"/>
    </style:style>
    <style:style style:name="ro3" style:family="table-row">
      <style:table-row-properties style:row-height="17.04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33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2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2">
      <style:table-cell-properties fo:background-color="#cc99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2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2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00" fo:border="0.06pt solid #000000"/>
    </style:style>
    <style:style style:name="ce24" style:family="table-cell" style:parent-style-name="Default">
      <style:table-cell-properties fo:background-color="#ffff99" fo:border="0.06pt solid #000000"/>
    </style:style>
    <style:style style:name="ce25" style:family="table-cell" style:parent-style-name="Default">
      <style:table-cell-properties fo:background-color="#cfe7f5" fo:border="0.06pt solid #000000"/>
    </style:style>
    <style:style style:name="ce26" style:family="table-cell" style:parent-style-name="Default">
      <style:table-cell-properties fo:background-color="#cc99ff" fo:border="0.06pt solid #000000"/>
    </style:style>
    <style:style style:name="ce2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6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4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  <style:style style:name="ce49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0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ffff66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color="#000000"/>
    </style:style>
    <style:style style:name="ce55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 style:data-style-name="N120"/>
    <style:style style:name="ce5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ffff00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7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7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fo:background-color="#ff99ff"/>
    </style:style>
    <style:style style:name="ce85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6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87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9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94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2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5e2750"/>
    </style:style>
    <style:style style:name="ce10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11" style:family="table-cell" style:parent-style-name="Default">
      <style:table-cell-properties fo:background-color="#772953"/>
    </style:style>
    <style:style style:name="ce112" style:family="table-cell" style:parent-style-name="Default" style:data-style-name="N4"/>
  </office:automatic-styles>
  <office:body>
    <office:spreadsheet>
      <table:calculation-settings table:automatic-find-labels="false"/>
      <table:table table:name="FinalFigsrREPO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TES V0</text:p>
          </table:table-cell>
          <table:table-cell table:number-columns-repeated="16"/>
          <table:table-cell table:style-name="ce28" table:number-columns-repeated="1007"/>
        </table:table-row>
        <table:table-row table:style-name="ro1">
          <table:table-cell table:style-name="ce2" office:value-type="string" calcext:value-type="string">
            <text:p>Figure</text:p>
          </table:table-cell>
          <table:table-cell table:number-columns-repeated="2" table:style-name="ce6" office:value-type="string" calcext:value-type="string">
            <text:p>A1, A3</text:p>
          </table:table-cell>
          <table:table-cell table:number-columns-repeated="8" table:style-name="ce17" office:value-type="string" calcext:value-type="string">
            <text:p>B1</text:p>
          </table:table-cell>
          <table:table-cell table:number-columns-repeated="3" table:style-name="ce21" office:value-type="string" calcext:value-type="string">
            <text:p>C1</text:p>
          </table:table-cell>
          <table:table-cell table:number-columns-repeated="3" table:style-name="ce27" office:value-type="string" calcext:value-type="string">
            <text:p>C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tor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6" calcext:value-type="float">
            <text:p>6</text:p>
          </table:table-cell>
          <table:table-cell table:number-columns-repeated="3" table:style-name="ce21" office:value-type="string" calcext:value-type="string">
            <text:p><text:s/>NONE</text:p>
          </table:table-cell>
          <table:table-cell table:number-columns-repeated="3" table:style-name="ce27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7" table:formula="of:=[Figures.C6]" office:value-type="float" office:value="15" calcext:value-type="float">
            <text:p>15</text:p>
          </table:table-cell>
          <table:table-cell table:style-name="ce7" table:formula="of:=[Figures.D6]" office:value-type="float" office:value="23" calcext:value-type="float">
            <text:p>23</text:p>
          </table:table-cell>
          <table:table-cell table:style-name="ce7" table:formula="of:=[Figures.B15]" office:value-type="float" office:value="24" calcext:value-type="float">
            <text:p>24</text:p>
          </table:table-cell>
          <table:table-cell table:style-name="ce7" table:formula="of:=[Figures.C15]" office:value-type="float" office:value="24" calcext:value-type="float">
            <text:p>24</text:p>
          </table:table-cell>
          <table:table-cell table:style-name="ce7" table:formula="of:=[Figures.D15]" office:value-type="string" office:string-value="24==23" calcext:value-type="string">
            <text:p>24==23</text:p>
          </table:table-cell>
          <table:table-cell table:style-name="ce7" table:formula="of:=[Figures.F15]" office:value-type="float" office:value="24" calcext:value-type="float">
            <text:p>24</text:p>
          </table:table-cell>
          <table:table-cell table:style-name="ce7" table:formula="of:=[Figures.B42]" office:value-type="float" office:value="22" calcext:value-type="float">
            <text:p>22</text:p>
          </table:table-cell>
          <table:table-cell table:style-name="ce7" table:formula="of:=[Figures.C42]" office:value-type="float" office:value="21" calcext:value-type="float">
            <text:p>21</text:p>
          </table:table-cell>
          <table:table-cell table:style-name="ce7" table:formula="of:=[Figures.D42]" office:value-type="string" office:string-value="21=10" calcext:value-type="string">
            <text:p>21=10</text:p>
          </table:table-cell>
          <table:table-cell table:style-name="ce7" table:formula="of:=[Figures.F42]" office:value-type="float" office:value="22" calcext:value-type="float">
            <text:p>22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ariation</text:p>
          </table:table-cell>
          <table:table-cell table:style-name="ce8" table:formula="of:=[Figures.C7]" office:value-type="float" office:value="12" calcext:value-type="float">
            <text:p>12</text:p>
          </table:table-cell>
          <table:table-cell table:style-name="ce8" table:formula="of:=[Figures.D7]" office:value-type="float" office:value="11" calcext:value-type="float">
            <text:p>11</text:p>
          </table:table-cell>
          <table:table-cell table:style-name="ce8" table:formula="of:=[Figures.B16]" office:value-type="float" office:value="1" calcext:value-type="float">
            <text:p>1</text:p>
          </table:table-cell>
          <table:table-cell table:style-name="ce8" table:formula="of:=[Figures.C16]" office:value-type="float" office:value="2" calcext:value-type="float">
            <text:p>2</text:p>
          </table:table-cell>
          <table:table-cell table:style-name="ce8" table:formula="of:=[Figures.D16]" office:value-type="string" office:string-value="4==10" calcext:value-type="string">
            <text:p>4==10</text:p>
          </table:table-cell>
          <table:table-cell table:style-name="ce8" table:formula="of:=[Figures.F16]" office:value-type="float" office:value="7" calcext:value-type="float">
            <text:p>7</text:p>
          </table:table-cell>
          <table:table-cell table:style-name="ce8" table:formula="of:=[Figures.B43]" office:value-type="float" office:value="2" calcext:value-type="float">
            <text:p>2</text:p>
          </table:table-cell>
          <table:table-cell table:style-name="ce8" table:formula="of:=[Figures.C43]" office:value-type="float" office:value="1" calcext:value-type="float">
            <text:p>1</text:p>
          </table:table-cell>
          <table:table-cell table:style-name="ce8" table:formula="of:=[Figures.D43]" office:value-type="string" office:string-value="5=1" calcext:value-type="string">
            <text:p>5=1</text:p>
          </table:table-cell>
          <table:table-cell table:style-name="ce8" table:formula="of:=[Figures.F43]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7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POSTER V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L (base)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t Cas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4" table:style-name="ce10" office:value-type="float" office:value="24" calcext:value-type="float">
            <text:p>24</text:p>
          </table:table-cell>
          <table:table-cell/>
          <table:table-cell table:style-name="ce22" office:value-type="string" calcext:value-type="string">
            <text:p>KEY: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ariation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gure Num</text:p>
          </table:table-cell>
          <table:table-cell table:number-columns-repeated="2" table:style-name="ce10" office:value-type="string" calcext:value-type="string">
            <text:p>one</text:p>
          </table:table-cell>
          <table:table-cell table:number-columns-repeated="4" table:style-name="ce10" office:value-type="string" calcext:value-type="string">
            <text:p>three/four</text:p>
          </table:table-cell>
          <table:table-cell table:number-columns-repeated="4" table:style-name="ce10" office:value-type="string" calcext:value-type="string">
            <text:p>two</text:p>
          </table:table-cell>
          <table:table-cell/>
          <table:table-cell table:style-name="ce23"/>
          <table:table-cell office:value-type="string" calcext:value-type="string">
            <text:p>Compare ideal v. non ideal learning 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delta</text:p>
          </table:table-cell>
          <table:table-cell table:number-columns-repeated="10" table:style-name="ce11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11" table:formula="of:=['Variant Test Cases'.B222]" office:value-type="float" office:value="0.5" calcext:value-type="float">
            <text:p>0.5</text:p>
          </table:table-cell>
          <table:table-cell table:style-name="ce15" table:formula="of:=['Variant Test Cases'.B109]" office:value-type="float" office:value="0.000888888889" calcext:value-type="float">
            <text:p>0.00088889</text:p>
          </table:table-cell>
          <table:table-cell table:style-name="ce11" table:formula="of:=['Variant Test Cases'.M62]" office:value-type="float" office:value="0.5" calcext:value-type="float">
            <text:p>0.5</text:p>
          </table:table-cell>
          <table:table-cell table:style-name="ce11" table:formula="of:=['Variant Test Cases'.L163]" office:value-type="float" office:value="0.499" calcext:value-type="float">
            <text:p>0.5</text:p>
          </table:table-cell>
          <table:table-cell table:style-name="ce15" table:formula="of:=['Variant Test Cases'.B133]" office:value-type="float" office:value="0.000888888889" calcext:value-type="float">
            <text:p>0.00088889</text:p>
          </table:table-cell>
          <table:table-cell table:style-name="ce15" table:formula="of:=['Variant Test Cases'.B148]" office:value-type="float" office:value="0.000888888889" calcext:value-type="float">
            <text:p>0.00088889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/>
          <table:table-cell table:style-name="ce24"/>
          <table:table-cell office:value-type="string" calcext:value-type="string">
            <text:p>Compare failure of LKKFB relative to AKF, LSF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1" table:formula="of:=['Variant Test Cases'.B223]" office:value-type="float" office:value="80" calcext:value-type="float">
            <text:p>80.0</text:p>
          </table:table-cell>
          <table:table-cell table:style-name="ce11" table:formula="of:=['Variant Test Cases'.B110]" office:value-type="float" office:value="45000" calcext:value-type="float">
            <text:p>45,000.0</text:p>
          </table:table-cell>
          <table:table-cell table:style-name="ce11" table:formula="of:=['Variant Test Cases'.M63]" office:value-type="float" office:value="80" calcext:value-type="float">
            <text:p>80.0</text:p>
          </table:table-cell>
          <table:table-cell table:style-name="ce11" table:formula="of:=['Variant Test Cases'.L164]" office:value-type="float" office:value="80.1603206412826" calcext:value-type="float">
            <text:p>80.2</text:p>
          </table:table-cell>
          <table:table-cell table:style-name="ce11" table:formula="of:=['Variant Test Cases'.F134]" office:value-type="float" office:value="45000" calcext:value-type="float">
            <text:p>45,000.0</text:p>
          </table:table-cell>
          <table:table-cell table:style-name="ce11" table:formula="of:=['Variant Test Cases'.D149]" office:value-type="float" office:value="80000" calcext:value-type="float">
            <text:p>80,000.0</text:p>
          </table:table-cell>
          <table:table-cell table:style-name="ce11" table:formula="of:=['Variant Test Cases'.B177]" office:value-type="float" office:value="20" calcext:value-type="float">
            <text:p>20.0</text:p>
          </table:table-cell>
          <table:table-cell table:style-name="ce11" table:formula="of:=['Variant Test Cases'.C177]" office:value-type="float" office:value="40" calcext:value-type="float">
            <text:p>40.0</text:p>
          </table:table-cell>
          <table:table-cell table:style-name="ce11" table:formula="of:=['Variant Test Cases'.E177]" office:value-type="float" office:value="80" calcext:value-type="float">
            <text:p>80.0</text:p>
          </table:table-cell>
          <table:table-cell table:style-name="ce11" table:formula="of:=['Variant Test Cases'.H177]" office:value-type="float" office:value="200" calcext:value-type="float">
            <text:p>200.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pha</text:p>
          </table:table-cell>
          <table:table-cell table:style-name="ce11" table:formula="of:=['Variant Test Cases'.B224]" office:value-type="float" office:value="1" calcext:value-type="float">
            <text:p>1.0</text:p>
          </table:table-cell>
          <table:table-cell table:style-name="ce16" table:formula="of:=['Variant Test Cases'.B111]" office:value-type="float" office:value="1000" calcext:value-type="float">
            <text:p>1,000.0</text:p>
          </table:table-cell>
          <table:table-cell table:style-name="ce11" table:formula="of:=['Variant Test Cases'.B64]" office:value-type="float" office:value="1" calcext:value-type="float">
            <text:p>1.0</text:p>
          </table:table-cell>
          <table:table-cell table:style-name="ce11" table:formula="of:=['Variant Test Cases'.B165]" office:value-type="float" office:value="1" calcext:value-type="float">
            <text:p>1.0</text:p>
          </table:table-cell>
          <table:table-cell table:style-name="ce16" table:formula="of:=['Variant Test Cases'.B135]" office:value-type="float" office:value="1000" calcext:value-type="float">
            <text:p>1,000.0</text:p>
          </table:table-cell>
          <table:table-cell table:style-name="ce16" table:formula="of:=['Variant Test Cases'.B150]" office:value-type="float" office:value="1000" calcext:value-type="float">
            <text:p>1,000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/>
          <table:table-cell table:style-name="ce25"/>
          <table:table-cell office:value-type="string" calcext:value-type="string">
            <text:p>Compare behaviour as prediction horizon shrink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0J</text:p>
          </table:table-cell>
          <table:table-cell table:style-name="ce12" table:formula="of:=[.B14]*[.B15]" office:value-type="float" office:value="40" calcext:value-type="float">
            <text:p>40.0</text:p>
          </table:table-cell>
          <table:table-cell table:style-name="ce12" table:formula="of:=[.C14]*[.C15]" office:value-type="float" office:value="40.000000005" calcext:value-type="float">
            <text:p>40.0</text:p>
          </table:table-cell>
          <table:table-cell table:style-name="ce12" table:formula="of:=[.D14]*[.D15]" office:value-type="float" office:value="40" calcext:value-type="float">
            <text:p>40.0</text:p>
          </table:table-cell>
          <table:table-cell table:style-name="ce12" table:formula="of:=[.E14]*[.E15]" office:value-type="float" office:value="40" calcext:value-type="float">
            <text:p>40.0</text:p>
          </table:table-cell>
          <table:table-cell table:style-name="ce12" table:formula="of:=[.F14]*[.F15]" office:value-type="float" office:value="40.000000005" calcext:value-type="float">
            <text:p>40.0</text:p>
          </table:table-cell>
          <table:table-cell table:style-name="ce12" table:formula="of:=[.G14]*[.G15]" office:value-type="float" office:value="71.11111112" calcext:value-type="float">
            <text:p>71.1</text:p>
          </table:table-cell>
          <table:table-cell table:style-name="ce12" table:formula="of:=[.H14]*[.H15]" office:value-type="float" office:value="9.94" calcext:value-type="float">
            <text:p>9.9</text:p>
          </table:table-cell>
          <table:table-cell table:style-name="ce12" table:formula="of:=[.I14]*[.I15]" office:value-type="float" office:value="19.88" calcext:value-type="float">
            <text:p>19.9</text:p>
          </table:table-cell>
          <table:table-cell table:style-name="ce12" table:formula="of:=[.J14]*[.J15]" office:value-type="float" office:value="39.76" calcext:value-type="float">
            <text:p>39.8</text:p>
          </table:table-cell>
          <table:table-cell table:style-name="ce12" table:formula="of:=[.K14]*[.K15]" office:value-type="float" office:value="99.4" calcext:value-type="float">
            <text:p>9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/>
          <table:table-cell table:style-name="ce12"/>
          <table:table-cell office:value-type="string" calcext:value-type="string">
            <text:p>Automated cell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s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/>
          <table:table-cell table:style-name="ce26"/>
          <table:table-cell office:value-type="string" calcext:value-type="string">
            <text:p>Undo alpha scaling factor for signal to ensure nice plott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0/B</text:p>
          </table:table-cell>
          <table:table-cell table:style-name="ce14" table:formula="of:=[.B17]/[.B18]" office:value-type="float" office:value="0.8" calcext:value-type="float">
            <text:p>0.8</text:p>
          </table:table-cell>
          <table:table-cell table:style-name="ce14" table:formula="of:=[.C17]/[.C18]" office:value-type="float" office:value="0.8000000001" calcext:value-type="float">
            <text:p>0.8</text:p>
          </table:table-cell>
          <table:table-cell table:style-name="ce18" table:formula="of:=[.D17]/[.D18]" office:value-type="float" office:value="0.8" calcext:value-type="float">
            <text:p>0.8</text:p>
          </table:table-cell>
          <table:table-cell table:style-name="ce18" table:formula="of:=[.E17]/[.E18]" office:value-type="float" office:value="0.8" calcext:value-type="float">
            <text:p>0.8</text:p>
          </table:table-cell>
          <table:table-cell table:style-name="ce18" table:formula="of:=[.F17]/[.F18]" office:value-type="float" office:value="0.8000000001" calcext:value-type="float">
            <text:p>0.8</text:p>
          </table:table-cell>
          <table:table-cell table:style-name="ce18" table:formula="of:=[.G17]/[.G18]" office:value-type="float" office:value="1.4222222224" calcext:value-type="float">
            <text:p>1.4</text:p>
          </table:table-cell>
          <table:table-cell table:style-name="ce20" table:formula="of:=[.H17]/[.H18]" office:value-type="float" office:value="0.1988" calcext:value-type="float">
            <text:p>0.2</text:p>
          </table:table-cell>
          <table:table-cell table:style-name="ce20" table:formula="of:=[.I17]/[.I18]" office:value-type="float" office:value="0.3976" calcext:value-type="float">
            <text:p>0.4</text:p>
          </table:table-cell>
          <table:table-cell table:style-name="ce20" table:formula="of:=[.J17]/[.J18]" office:value-type="float" office:value="0.7952" calcext:value-type="float">
            <text:p>0.8</text:p>
          </table:table-cell>
          <table:table-cell table:style-name="ce20" table:formula="of:=[.K17]/[.K18]" office:value-type="float" office:value="1.988" calcext:value-type="float">
            <text:p>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/bdelta</text:p>
          </table:table-cell>
          <table:table-cell table:style-name="ce14" table:formula="of:=[.B13]/[.B14]" office:value-type="float" office:value="1" calcext:value-type="float">
            <text:p>1.0</text:p>
          </table:table-cell>
          <table:table-cell table:style-name="ce14" table:formula="of:=[.C13]/[.C14]" office:value-type="float" office:value="562.499999929688" calcext:value-type="float">
            <text:p>562.5</text:p>
          </table:table-cell>
          <table:table-cell table:style-name="ce18" table:formula="of:=[.D13]/[.D14]" office:value-type="float" office:value="1" calcext:value-type="float">
            <text:p>1.0</text:p>
          </table:table-cell>
          <table:table-cell table:style-name="ce18" table:formula="of:=[.E13]/[.E14]" office:value-type="float" office:value="1.00200400801603" calcext:value-type="float">
            <text:p>1.0</text:p>
          </table:table-cell>
          <table:table-cell table:style-name="ce18" table:formula="of:=[.F13]/[.F14]" office:value-type="float" office:value="562.499999929688" calcext:value-type="float">
            <text:p>562.5</text:p>
          </table:table-cell>
          <table:table-cell table:style-name="ce18" table:formula="of:=[.G13]/[.G14]" office:value-type="float" office:value="562.499999929688" calcext:value-type="float">
            <text:p>562.5</text:p>
          </table:table-cell>
          <table:table-cell table:style-name="ce12" table:formula="of:=[.H13]/[.H14]" office:value-type="float" office:value="1.00603621730382" calcext:value-type="float">
            <text:p>1.0</text:p>
          </table:table-cell>
          <table:table-cell table:style-name="ce12" table:formula="of:=[.I13]/[.I14]" office:value-type="float" office:value="1.00603621730382" calcext:value-type="float">
            <text:p>1.0</text:p>
          </table:table-cell>
          <table:table-cell table:style-name="ce12" table:formula="of:=[.J13]/[.J14]" office:value-type="float" office:value="1.00603621730382" calcext:value-type="float">
            <text:p>1.0</text:p>
          </table:table-cell>
          <table:table-cell table:style-name="ce12" table:formula="of:=[.K13]/[.K14]" office:value-type="float" office:value="1.00603621730382" calcext:value-type="float">
            <text:p>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ise Level</text:p>
          </table:table-cell>
          <table:table-cell table:style-name="ce14" table:formula="of:=['Variant Test Cases'.F226]" office:value-type="float" office:value="0.1" calcext:value-type="float">
            <text:p>0.1</text:p>
          </table:table-cell>
          <table:table-cell table:style-name="ce14" table:formula="of:=['Variant Test Cases'.F113]" office:value-type="float" office:value="0.1" calcext:value-type="float">
            <text:p>0.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/(B/bdelta)</text:p>
          </table:table-cell>
          <table:table-cell table:style-name="ce12" table:formula="of:=[.B15]/([.$E$9]/[.B13])" office:value-type="float" office:value="0.8" calcext:value-type="float">
            <text:p>0.8</text:p>
          </table:table-cell>
          <table:table-cell table:style-name="ce12" table:formula="of:=[.C15]/([.$E$9]/[.C13])" office:value-type="float" office:value="450" calcext:value-type="float">
            <text:p>450.0</text:p>
          </table:table-cell>
          <table:table-cell table:style-name="ce12" table:formula="of:=[.D15]/([.$E$9]/[.D13])" office:value-type="float" office:value="0.8" calcext:value-type="float">
            <text:p>0.8</text:p>
          </table:table-cell>
          <table:table-cell table:style-name="ce12" table:formula="of:=[.E15]/([.$E$9]/[.E13])" office:value-type="float" office:value="0.801603206412826" calcext:value-type="float">
            <text:p>0.8</text:p>
          </table:table-cell>
          <table:table-cell table:style-name="ce12" table:formula="of:=[.F15]/([.$E$9]/[.F13])" office:value-type="float" office:value="450" calcext:value-type="float">
            <text:p>450.0</text:p>
          </table:table-cell>
          <table:table-cell table:style-name="ce12" table:formula="of:=[.G15]/([.$E$9]/[.G13])" office:value-type="float" office:value="800" calcext:value-type="float">
            <text:p>800.0</text:p>
          </table:table-cell>
          <table:table-cell table:style-name="ce12" table:formula="of:=[.H15]/([.$E$9]/[.H13])" office:value-type="float" office:value="0.2" calcext:value-type="float">
            <text:p>0.2</text:p>
          </table:table-cell>
          <table:table-cell table:style-name="ce12" table:formula="of:=[.I15]/([.$E$9]/[.I13])" office:value-type="float" office:value="0.4" calcext:value-type="float">
            <text:p>0.4</text:p>
          </table:table-cell>
          <table:table-cell table:style-name="ce12" table:formula="of:=[.J15]/([.$E$9]/[.J13])" office:value-type="float" office:value="0.8" calcext:value-type="float">
            <text:p>0.8</text:p>
          </table:table-cell>
          <table:table-cell table:style-name="ce12" table:formula="of:=[.K15]/([.$E$9]/[.K13])" office:value-type="float" office:value="2" calcext:value-type="float">
            <text:p>2.0</text:p>
          </table:table-cell>
          <table:table-cell office:value-type="string" calcext:value-type="string">
            <text:p><text:s/>doesn’t make sense as a metric due to imperfect learning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st. Low Loss Threshold</text:p>
          </table:table-cell>
          <table:table-cell table:number-columns-repeated="2"/>
          <table:table-cell table:style-name="ce4" table:number-columns-repeated="4"/>
          <table:table-cell table:formula="of:=LOG(1)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2" table:default-cell-style-name="ce33"/>
        <table:table-column table:style-name="co2" table:number-columns-repeated="4" table:default-cell-style-name="ce31"/>
        <table:table-column table:style-name="co3" table:default-cell-style-name="ce31"/>
        <table:table-column table:style-name="co2" table:default-cell-style-name="Default"/>
        <table:table-column table:style-name="co2" table:default-cell-style-name="ce33"/>
        <table:table-column table:style-name="co2" table:number-columns-repeated="4" table:default-cell-style-name="ce31"/>
        <table:table-column table:style-name="co4" table:default-cell-style-name="ce31"/>
        <table:table-row table:style-name="ro1">
          <table:table-cell table:style-name="ce29" office:value-type="string" calcext:value-type="string">
            <text:p>KEY: Compare with LS Filter + Identical Cases</text:p>
          </table:table-cell>
          <table:table-cell table:style-name="ce38" table:number-columns-repeated="5"/>
          <table:table-cell/>
          <table:table-cell table:style-name="ce46"/>
          <table:table-cell table:number-columns-repeated="5"/>
        </table:table-row>
        <table:table-row table:style-name="ro1">
          <table:table-cell table:style-name="ce30" office:value-type="string" calcext:value-type="string">
            <text:p>KEY: Compare with LS Filter</text:p>
          </table:table-cell>
          <table:table-cell table:style-name="ce39" table:number-columns-repeated="5"/>
          <table:table-cell/>
          <table:table-cell table:style-name="ce46"/>
          <table:table-cell table:number-columns-repeated="5"/>
        </table:table-row>
        <table:table-row table:style-name="ro1">
          <table:table-cell table:style-name="ce31"/>
          <table:table-cell table:number-columns-repeated="6"/>
          <table:table-cell table:style-name="ce31"/>
          <table:table-cell table:number-columns-repeated="5"/>
        </table:table-row>
        <table:table-row table:style-name="ro1">
          <table:table-cell table:style-name="ce32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40"/>
          <table:table-cell/>
          <table:table-cell table:style-name="ce36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45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2">
          <table:table-cell table:style-name="ce3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2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40"/>
          <table:table-cell/>
          <table:table-cell table:style-name="ce37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1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3">
          <table:table-cell table:style-name="ce35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2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40"/>
          <table:table-cell/>
          <table:table-cell table:style-name="ce37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6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40"/>
          <table:table-cell/>
          <table:table-cell table:style-name="ce37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42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42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40"/>
          <table:table-cell/>
          <table:table-cell table:style-name="ce36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1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3">
          <table:table-cell table:style-name="ce34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40"/>
          <table:table-cell/>
          <table:table-cell table:style-name="ce36" table:number-columns-spanned="6" table:number-rows-spanned="1"/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1"/>
          <table:table-cell table:number-columns-repeated="5"/>
          <table:table-cell table:style-name="ce31" table:number-columns-repeated="2"/>
          <table:table-cell table:number-columns-repeated="5"/>
        </table:table-row>
        <table:table-row table:style-name="ro1">
          <table:table-cell table:style-name="ce37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40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1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43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43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Variant Test Case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49" office:value-type="string" calcext:value-type="string">
            <text:p>VARIATION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61" table:number-columns-repeated="1009"/>
          <table:table-cell table:style-name="ce5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0" calcext:value-type="float">
            <text:p>10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8" calcext:value-type="float">
            <text:p>8</text:p>
          </table:table-cell>
          <table:table-cell table:style-name="ce60"/>
          <table:table-cell table:style-name="ce50" office:value-type="string" calcext:value-type="string">
            <text:p>WHITE NOISE 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1" calcext:value-type="float">
            <text:p>11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string" calcext:value-type="string">
            <text:p>Easy f0 for original 1/f noise in test case 8 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1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2" calcext:value-type="float">
            <text:p>12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string" calcext:value-type="string">
            <text:p>Ohmic noise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3" calcext:value-type="float">
            <text:p>13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string" calcext:value-type="string">
            <text:p>10% Msmt noise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4" calcext:value-type="float">
            <text:p>14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string" calcext:value-type="string">
            <text:p>WHITE NOISE 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5" calcext:value-type="float">
            <text:p>15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PERFECT LEARNING + WHITE NOISE 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1" office:value-type="float" office:value="0.000625" calcext:value-type="float">
            <text:p>0.000625</text:p>
          </table:table-cell>
          <table:table-cell table:style-name="ce51" office:value-type="float" office:value="0.00078125" calcext:value-type="float">
            <text:p>0.00078125</text:p>
          </table:table-cell>
          <table:table-cell table:style-name="ce51" office:value-type="float" office:value="0.001" calcext:value-type="float">
            <text:p>0.001</text:p>
          </table:table-cell>
          <table:table-cell table:style-name="ce51" office:value-type="float" office:value="0.00125" calcext:value-type="float">
            <text:p>0.00125</text:p>
          </table:table-cell>
          <table:table-cell table:style-name="ce51" office:value-type="float" office:value="0.0015625" calcext:value-type="float">
            <text:p>0.0015625</text:p>
          </table:table-cell>
          <table:table-cell table:style-name="ce51" office:value-type="float" office:value="0.0025" calcext:value-type="float">
            <text:p>0.0025</text:p>
          </table:table-cell>
          <table:table-cell table:style-name="ce51" office:value-type="float" office:value="0.003125" calcext:value-type="float">
            <text:p>0.003125</text:p>
          </table:table-cell>
          <table:table-cell table:style-name="ce51" office:value-type="float" office:value="0.00625" calcext:value-type="float">
            <text:p>0.00625</text:p>
          </table:table-cell>
          <table:table-cell table:style-name="ce51" office:value-type="float" office:value="0.025" calcext:value-type="float">
            <text:p>0.025</text:p>
          </table:table-cell>
          <table:table-cell table:style-name="ce51" office:value-type="float" office:value="0.0625" calcext:value-type="float">
            <text:p>0.0625</text:p>
          </table:table-cell>
          <table:table-cell table:style-name="ce51" office:value-type="float" office:value="0.25" calcext:value-type="float">
            <text:p>0.25</text:p>
          </table:table-cell>
          <table:table-cell table:style-name="ce51" office:value-type="float" office:value="0.5" calcext:value-type="float">
            <text:p>0.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1" office:value-type="float" office:value="64000" calcext:value-type="float">
            <text:p>64000</text:p>
          </table:table-cell>
          <table:table-cell table:style-name="ce51" office:value-type="float" office:value="51200" calcext:value-type="float">
            <text:p>51200</text:p>
          </table:table-cell>
          <table:table-cell table:style-name="ce51" office:value-type="float" office:value="40000" calcext:value-type="float">
            <text:p>40000</text:p>
          </table:table-cell>
          <table:table-cell table:style-name="ce51" office:value-type="float" office:value="32000" calcext:value-type="float">
            <text:p>32000</text:p>
          </table:table-cell>
          <table:table-cell table:style-name="ce51" office:value-type="float" office:value="25600" calcext:value-type="float">
            <text:p>25600</text:p>
          </table:table-cell>
          <table:table-cell table:style-name="ce51" office:value-type="float" office:value="16000" calcext:value-type="float">
            <text:p>16000</text:p>
          </table:table-cell>
          <table:table-cell table:style-name="ce51" office:value-type="float" office:value="12800" calcext:value-type="float">
            <text:p>12800</text:p>
          </table:table-cell>
          <table:table-cell table:style-name="ce51" office:value-type="float" office:value="6400" calcext:value-type="float">
            <text:p>6400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640" calcext:value-type="float">
            <text:p>640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22" office:value-type="float" office:value="0.5" calcext:value-type="float">
            <text:p>0.5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22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6" calcext:value-type="float">
            <text:p>16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WHITE NOISE 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table:style-name="ce53"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table:style-name="ce53"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5">
          <table:table-cell table:style-name="ce50" office:value-type="string" calcext:value-type="string">
            <text:p>TEST CASE </text:p>
          </table:table-cell>
          <table:table-cell table:style-name="ce50" office:value-type="float" office:value="17" calcext:value-type="float">
            <text:p>17</text:p>
          </table:table-cell>
          <table:table-cell table:style-name="ce57" office:value-type="string" calcext:value-type="string">
            <text:p>BASE CASE</text:p>
          </table:table-cell>
          <table:table-cell table:style-name="ce60" office:value-type="string" calcext:value-type="string">
            <text:p>16V5</text:p>
          </table:table-cell>
          <table:table-cell table:style-name="ce50"/>
          <table:table-cell table:style-name="ce50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2" office:value-type="float" office:value="2000" calcext:value-type="float">
            <text:p>200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8" calcext:value-type="float">
            <text:p>18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0" office:value-type="string" calcext:value-type="string">
            <text:p>MSMT NOISE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53" office:value-type="float" office:value="0.025" calcext:value-type="float">
            <text:p>0.025</text:p>
          </table:table-cell>
          <table:table-cell table:style-name="ce53" office:value-type="float" office:value="0.05" calcext:value-type="float">
            <text:p>0.05</text:p>
          </table:table-cell>
          <table:table-cell table:style-name="ce53" office:value-type="float" office:value="0.075" calcext:value-type="float">
            <text:p>0.075</text:p>
          </table:table-cell>
          <table:table-cell table:style-name="ce53" office:value-type="float" office:value="0.1" calcext:value-type="float">
            <text:p>0.1</text:p>
          </table:table-cell>
          <table:table-cell table:style-name="ce53" office:value-type="float" office:value="0.15" calcext:value-type="float">
            <text:p>0.15</text:p>
          </table:table-cell>
          <table:table-cell table:style-name="ce53" office:value-type="float" office:value="0.2" calcext:value-type="float">
            <text:p>0.2</text:p>
          </table:table-cell>
          <table:table-cell table:style-name="ce53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19" calcext:value-type="float">
            <text:p>19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string" calcext:value-type="string">
            <text:p>MSMT NOISE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53" office:value-type="float" office:value="0.025" calcext:value-type="float">
            <text:p>0.025</text:p>
          </table:table-cell>
          <table:table-cell table:style-name="ce53" office:value-type="float" office:value="0.05" calcext:value-type="float">
            <text:p>0.05</text:p>
          </table:table-cell>
          <table:table-cell table:style-name="ce53" office:value-type="float" office:value="0.075" calcext:value-type="float">
            <text:p>0.075</text:p>
          </table:table-cell>
          <table:table-cell table:style-name="ce53" office:value-type="float" office:value="0.1" calcext:value-type="float">
            <text:p>0.1</text:p>
          </table:table-cell>
          <table:table-cell table:style-name="ce53" office:value-type="float" office:value="0.15" calcext:value-type="float">
            <text:p>0.15</text:p>
          </table:table-cell>
          <table:table-cell table:style-name="ce53" office:value-type="float" office:value="0.2" calcext:value-type="float">
            <text:p>0.2</text:p>
          </table:table-cell>
          <table:table-cell table:style-name="ce53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17" calcext:value-type="float">
            <text:p>17</text:p>
          </table:table-cell>
          <table:table-cell table:style-name="ce50"/>
          <table:table-cell table:style-name="ce50" office:value-type="string" calcext:value-type="string">
            <text:p>MSMT NOISE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3000" calcext:value-type="float">
            <text:p>30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4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53" table:formula="of:=50*20/[.B117]" office:value-type="float" office:value="1" calcext:value-type="float">
            <text:p>1</text:p>
          </table:table-cell>
          <table:table-cell table:style-name="ce53" table:formula="of:=50*20/[.C117]" office:value-type="float" office:value="0.5" calcext:value-type="float">
            <text:p>0.5</text:p>
          </table:table-cell>
          <table:table-cell table:style-name="ce53" table:formula="of:=50*20/[.D117]" office:value-type="float" office:value="0.333333333333333" calcext:value-type="float">
            <text:p>0.3333333333</text:p>
          </table:table-cell>
          <table:table-cell table:style-name="ce53" table:formula="of:=50*20/[.E117]" office:value-type="float" office:value="0.25" calcext:value-type="float">
            <text:p>0.25</text:p>
          </table:table-cell>
          <table:table-cell table:style-name="ce53" table:formula="of:=50*20/[.F117]" office:value-type="float" office:value="0.2" calcext:value-type="float">
            <text:p>0.2</text:p>
          </table:table-cell>
          <table:table-cell table:style-name="ce53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1" calcext:value-type="float">
            <text:p>21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20" calcext:value-type="float">
            <text:p>20</text:p>
          </table:table-cell>
          <table:table-cell table:style-name="ce50"/>
          <table:table-cell table:style-name="ce50" office:value-type="string" calcext:value-type="string">
            <text:p>fcutoff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53" office:value-type="float" office:value="20000" calcext:value-type="float">
            <text:p>20000</text:p>
          </table:table-cell>
          <table:table-cell table:style-name="ce53" office:value-type="float" office:value="30000" calcext:value-type="float">
            <text:p>30000</text:p>
          </table:table-cell>
          <table:table-cell table:style-name="ce53" office:value-type="float" office:value="35000" calcext:value-type="float">
            <text:p>35000</text:p>
          </table:table-cell>
          <table:table-cell table:style-name="ce53" office:value-type="float" office:value="40000" calcext:value-type="float">
            <text:p>40000</text:p>
          </table:table-cell>
          <table:table-cell table:style-name="ce53" office:value-type="float" office:value="45000" calcext:value-type="float">
            <text:p>45000</text:p>
          </table:table-cell>
          <table:table-cell table:style-name="ce53" office:value-type="float" office:value="50000" calcext:value-type="float">
            <text:p>50000</text:p>
          </table:table-cell>
          <table:table-cell table:style-name="ce53" office:value-type="float" office:value="55000" calcext:value-type="float">
            <text:p>55000</text:p>
          </table:table-cell>
          <table:table-cell table:style-name="ce53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2" calcext:value-type="float">
            <text:p>22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string" calcext:value-type="string">
            <text:p>fcutoff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53" office:value-type="float" office:value="80000" calcext:value-type="float">
            <text:p>80000</text:p>
          </table:table-cell>
          <table:table-cell table:style-name="ce53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3" calcext:value-type="float">
            <text:p>23</text:p>
          </table:table-cell>
          <table:table-cell table:style-name="ce57" office:value-type="string" calcext:value-type="string">
            <text:p>BASE CASE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0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3" office:value-type="float" office:value="0.25" calcext:value-type="float">
            <text:p>0.25</text:p>
          </table:table-cell>
          <table:table-cell table:style-name="ce53" office:value-type="float" office:value="0.3" calcext:value-type="float">
            <text:p>0.3</text:p>
          </table:table-cell>
          <table:table-cell table:style-name="ce53" office:value-type="float" office:value="0.35" calcext:value-type="float">
            <text:p>0.35</text:p>
          </table:table-cell>
          <table:table-cell table:style-name="ce53" office:value-type="float" office:value="0.4" calcext:value-type="float">
            <text:p>0.4</text:p>
          </table:table-cell>
          <table:table-cell table:style-name="ce53" office:value-type="float" office:value="0.45" calcext:value-type="float">
            <text:p>0.45</text:p>
          </table:table-cell>
          <table:table-cell table:style-name="ce53" office:value-type="float" office:value="0.48" calcext:value-type="float">
            <text:p>0.48</text:p>
          </table:table-cell>
          <table:table-cell table:style-name="ce53" office:value-type="float" office:value="0.49" calcext:value-type="float">
            <text:p>0.49</text:p>
          </table:table-cell>
          <table:table-cell table:style-name="ce53" office:value-type="float" office:value="0.493" calcext:value-type="float">
            <text:p>0.493</text:p>
          </table:table-cell>
          <table:table-cell table:style-name="ce53" office:value-type="float" office:value="0.495" calcext:value-type="float">
            <text:p>0.495</text:p>
          </table:table-cell>
          <table:table-cell table:style-name="ce53" office:value-type="float" office:value="0.497" calcext:value-type="float">
            <text:p>0.497</text:p>
          </table:table-cell>
          <table:table-cell table:style-name="ce53" office:value-type="float" office:value="0.499" calcext:value-type="float">
            <text:p>0.499</text:p>
          </table:table-cell>
          <table:table-cell table:style-name="ce53" office:value-type="float" office:value="0.49999" calcext:value-type="float">
            <text:p>0.49999</text:p>
          </table:table-cell>
          <table:table-cell table:style-name="ce5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3" office:value-type="float" office:value="160" calcext:value-type="float">
            <text:p>160</text:p>
          </table:table-cell>
          <table:table-cell table:style-name="ce58" table:formula="of:=40/[.C163]" office:value-type="float" office:value="133.333333333333" calcext:value-type="float">
            <text:p>133</text:p>
          </table:table-cell>
          <table:table-cell table:style-name="ce58" table:formula="of:=40/[.D163]" office:value-type="float" office:value="114.285714285714" calcext:value-type="float">
            <text:p>114</text:p>
          </table:table-cell>
          <table:table-cell table:style-name="ce58" table:formula="of:=40/[.E163]" office:value-type="float" office:value="100" calcext:value-type="float">
            <text:p>100</text:p>
          </table:table-cell>
          <table:table-cell table:style-name="ce58" table:formula="of:=40/[.F163]" office:value-type="float" office:value="88.8888888888889" calcext:value-type="float">
            <text:p>89</text:p>
          </table:table-cell>
          <table:table-cell table:style-name="ce58" table:formula="of:=40/[.G163]" office:value-type="float" office:value="83.3333333333333" calcext:value-type="float">
            <text:p>83</text:p>
          </table:table-cell>
          <table:table-cell table:style-name="ce58" table:formula="of:=40/[.H163]" office:value-type="float" office:value="81.6326530612245" calcext:value-type="float">
            <text:p>82</text:p>
          </table:table-cell>
          <table:table-cell table:style-name="ce58" table:formula="of:=40/[.I163]" office:value-type="float" office:value="81.1359026369168" calcext:value-type="float">
            <text:p>81</text:p>
          </table:table-cell>
          <table:table-cell table:style-name="ce58" table:formula="of:=40/[.J163]" office:value-type="float" office:value="80.8080808080808" calcext:value-type="float">
            <text:p>81</text:p>
          </table:table-cell>
          <table:table-cell table:style-name="ce58" table:formula="of:=40/[.K163]" office:value-type="float" office:value="80.4828973843058" calcext:value-type="float">
            <text:p>80</text:p>
          </table:table-cell>
          <table:table-cell table:style-name="ce58" table:formula="of:=40/[.L163]" office:value-type="float" office:value="80.1603206412826" calcext:value-type="float">
            <text:p>80</text:p>
          </table:table-cell>
          <table:table-cell table:style-name="ce58" table:formula="of:=40/[.M163]" office:value-type="float" office:value="80.0016000320006" calcext:value-type="float">
            <text:p>80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/>
          <table:table-cell table:formula="of:=1/0.49999" office:value-type="float" office:value="2.00004000080002" calcext:value-type="float">
            <text:p>2.0000400008</text:p>
          </table:table-cell>
          <table:table-cell table:formula="of:=[.P168]/0.001" office:value-type="float" office:value="2000.04000080002" calcext:value-type="float">
            <text:p>2000.0400008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1/40" office:value-type="float" office:value="0.025" calcext:value-type="float">
            <text:p>0.025</text:p>
          </table:table-cell>
          <table:table-cell table:formula="of:=[.P169]/0.001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4" calcext:value-type="float">
            <text:p>24</text:p>
          </table:table-cell>
          <table:table-cell table:style-name="ce57" office:value-type="string" calcext:value-type="string">
            <text:p>BASE CASE</text:p>
          </table:table-cell>
          <table:table-cell table:style-name="ce60" office:value-type="string" calcext:value-type="string">
            <text:p>23v10</text:p>
          </table:table-cell>
          <table:table-cell table:style-name="ce50"/>
          <table:table-cell table:style-name="ce50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50" table:number-columns-repeated="8"/>
          <table:table-cell table:number-columns-repeated="2"/>
          <table:table-cell table:formula="of:=([.Q168]-2000)/2000" office:value-type="float" office:value="0.0000200004000079161" calcext:value-type="float">
            <text:p>2.00004000079161E-0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[.Q171]*100" office:value-type="float" office:value="0.00200004000079161" calcext:value-type="float">
            <text:p>0.002000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55" table:formula="of:=[.B177]*[.$B$176]" office:value-type="float" office:value="9.94" calcext:value-type="float">
            <text:p>9.94</text:p>
          </table:table-cell>
          <table:table-cell table:style-name="ce55" table:formula="of:=[.C177]*[.$B$176]" office:value-type="float" office:value="19.88" calcext:value-type="float">
            <text:p>19.88</text:p>
          </table:table-cell>
          <table:table-cell table:style-name="ce55" table:formula="of:=[.D177]*[.$B$176]" office:value-type="float" office:value="29.82" calcext:value-type="float">
            <text:p>29.82</text:p>
          </table:table-cell>
          <table:table-cell table:style-name="ce55" table:formula="of:=[.E177]*[.$B$176]" office:value-type="float" office:value="39.76" calcext:value-type="float">
            <text:p>39.76</text:p>
          </table:table-cell>
          <table:table-cell table:style-name="ce55" table:formula="of:=[.F177]*[.$B$176]" office:value-type="float" office:value="49.7" calcext:value-type="float">
            <text:p>49.7</text:p>
          </table:table-cell>
          <table:table-cell table:style-name="ce55" table:formula="of:=[.G177]*[.$B$176]" office:value-type="float" office:value="59.64" calcext:value-type="float">
            <text:p>59.64</text:p>
          </table:table-cell>
          <table:table-cell table:style-name="ce55" table:formula="of:=[.H177]*[.$B$176]" office:value-type="float" office:value="99.4" calcext:value-type="float">
            <text:p>99.4</text:p>
          </table:table-cell>
          <table:table-cell table:style-name="ce55" table:formula="of:=[.I177]*[.$B$176]" office:value-type="float" office:value="39.76" calcext:value-type="float">
            <text:p>39.76</text:p>
          </table:table-cell>
          <table:table-cell table:style-name="ce55" table:formula="of:=[.J177]*[.$B$176]" office:value-type="float" office:value="39.76" calcext:value-type="float">
            <text:p>39.76</text:p>
          </table:table-cell>
          <table:table-cell table:style-name="ce55" table:formula="of:=[.K177]*[.$B$176]" office:value-type="float" office:value="39.76" calcext:value-type="float">
            <text:p>39.76</text:p>
          </table:table-cell>
          <table:table-cell table:style-name="ce55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55" table:formula="of:=[.B183]/50" office:value-type="float" office:value="0.1988" calcext:value-type="float">
            <text:p>0.1988</text:p>
          </table:table-cell>
          <table:table-cell table:style-name="ce55" table:formula="of:=[.C183]/50" office:value-type="float" office:value="0.3976" calcext:value-type="float">
            <text:p>0.3976</text:p>
          </table:table-cell>
          <table:table-cell table:style-name="ce55" table:formula="of:=[.D183]/50" office:value-type="float" office:value="0.5964" calcext:value-type="float">
            <text:p>0.5964</text:p>
          </table:table-cell>
          <table:table-cell table:style-name="ce55" table:formula="of:=[.E183]/50" office:value-type="float" office:value="0.7952" calcext:value-type="float">
            <text:p>0.7952</text:p>
          </table:table-cell>
          <table:table-cell table:style-name="ce55" table:formula="of:=[.F183]/50" office:value-type="float" office:value="0.994" calcext:value-type="float">
            <text:p>0.994</text:p>
          </table:table-cell>
          <table:table-cell table:style-name="ce55" table:formula="of:=[.G183]/50" office:value-type="float" office:value="1.1928" calcext:value-type="float">
            <text:p>1.1928</text:p>
          </table:table-cell>
          <table:table-cell table:style-name="ce55" table:formula="of:=[.H183]/50" office:value-type="float" office:value="1.988" calcext:value-type="float">
            <text:p>1.988</text:p>
          </table:table-cell>
          <table:table-cell table:style-name="ce55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55" table:number-columns-repeated="2"/>
          <table:table-cell table:style-name="ce55" table:formula="of:=1/(([.E173]+[.$B$174])*0.001)" office:value-type="float" office:value="0.487804878048781" calcext:value-type="float">
            <text:p>0.487804878</text:p>
          </table:table-cell>
          <table:table-cell table:style-name="ce55" table:number-columns-repeated="3"/>
          <table:table-cell table:style-name="ce55" table:formula="of:=1/(([.I173]+[.$B$174])*0.001)" office:value-type="float" office:value="1.81818181818182" calcext:value-type="float">
            <text:p>1.8181818182</text:p>
          </table:table-cell>
          <table:table-cell table:style-name="ce55" table:formula="of:=1/(([.J173]+[.$B$174])*0.001)" office:value-type="float" office:value="0.952380952380952" calcext:value-type="float">
            <text:p>0.9523809524</text:p>
          </table:table-cell>
          <table:table-cell table:style-name="ce55" table:formula="of:=1/(([.K173]+[.$B$174])*0.001)" office:value-type="float" office:value="0.327868852459016" calcext:value-type="float">
            <text:p>0.3278688525</text:p>
          </table:table-cell>
          <table:table-cell table:style-name="ce55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50" table:number-columns-repeated="2"/>
          <table:table-cell table:style-name="ce57"/>
          <table:table-cell table:style-name="ce60"/>
          <table:table-cell table:style-name="ce50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40" calcext:value-type="float">
            <text:p>40</text:p>
          </table:table-cell>
          <table:table-cell table:formula="of:=[.D164]*[.D163]" office:value-type="float" office:value="40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40" calcext:value-type="float">
            <text:p>40</text:p>
          </table:table-cell>
          <table:table-cell table:formula="of:=[.D164]*[.D163]" office:value-type="float" office:value="40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6" table:formula="of:=[.B198]/[.$B$148]" office:value-type="float" office:value="11249.9999985938" calcext:value-type="float">
            <text:p>11250.0</text:p>
          </table:table-cell>
          <table:table-cell table:style-name="ce56" table:formula="of:=[.C198]/[.$B$148]" office:value-type="float" office:value="22499.9999971875" calcext:value-type="float">
            <text:p>22500.0</text:p>
          </table:table-cell>
          <table:table-cell table:style-name="ce56" table:formula="of:=[.D198]/[.$B$148]" office:value-type="float" office:value="33749.9999957812" calcext:value-type="float">
            <text:p>33750.0</text:p>
          </table:table-cell>
          <table:table-cell table:style-name="ce56" table:formula="of:=[.E198]/[.$B$148]" office:value-type="float" office:value="44999.999994375" calcext:value-type="float">
            <text:p>45000.0</text:p>
          </table:table-cell>
          <table:table-cell table:style-name="ce56" table:formula="of:=[.F198]/[.$B$148]" office:value-type="float" office:value="56249.9999929687" calcext:value-type="float">
            <text:p>56250.0</text:p>
          </table:table-cell>
          <table:table-cell table:style-name="ce56" table:formula="of:=[.G198]/[.$B$148]" office:value-type="float" office:value="67499.9999915625" calcext:value-type="float">
            <text:p>67500.0</text:p>
          </table:table-cell>
          <table:table-cell table:style-name="ce56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6" calcext:value-type="float">
            <text:p>26</text:p>
          </table:table-cell>
          <table:table-cell table:style-name="ce57" office:value-type="string" calcext:value-type="string">
            <text:p>BASE CASE</text:p>
          </table:table-cell>
          <table:table-cell table:style-name="ce60" office:value-type="string" calcext:value-type="string">
            <text:p>15v2</text:p>
          </table:table-cell>
          <table:table-cell table:style-name="ce50"/>
          <table:table-cell table:style-name="ce50" office:value-type="string" calcext:value-type="string">
            <text:p>New investigation to replicate test case 14 for a higher J (i.e. variation 2 of test case 15). </text:p>
          </table:table-cell>
          <table:table-cell table:style-name="ce50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55" table:number-columns-repeated="11"/>
          <table:table-cell table:number-columns-repeated="1012"/>
        </table:table-row>
        <table:table-row table:style-name="ro1">
          <table:table-cell table:number-columns-repeated="2"/>
          <table:table-cell table:style-name="ce55" table:number-columns-repeated="10"/>
          <table:table-cell table:number-columns-repeated="1012"/>
        </table:table-row>
        <table:table-row table:style-name="ro1">
          <table:table-cell table:style-name="ce50" office:value-type="string" calcext:value-type="string">
            <text:p>TEST CASE </text:p>
          </table:table-cell>
          <table:table-cell table:style-name="ce50" office:value-type="float" office:value="27" calcext:value-type="float">
            <text:p>27</text:p>
          </table:table-cell>
          <table:table-cell table:style-name="ce57" office:value-type="string" calcext:value-type="string">
            <text:p>BASE CASE</text:p>
          </table:table-cell>
          <table:table-cell table:style-name="ce60"/>
          <table:table-cell table:style-name="ce50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1" office:value-type="float" office:value="0.01" calcext:value-type="float">
            <text:p>0.01</text:p>
          </table:table-cell>
          <table:table-cell table:style-name="ce51" office:value-type="float" office:value="0.025" calcext:value-type="float">
            <text:p>0.025</text:p>
          </table:table-cell>
          <table:table-cell table:style-name="ce51" office:value-type="float" office:value="0.05" calcext:value-type="float">
            <text:p>0.05</text:p>
          </table:table-cell>
          <table:table-cell table:style-name="ce51" office:value-type="float" office:value="0.075" calcext:value-type="float">
            <text:p>0.075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0.15" calcext:value-type="float">
            <text:p>0.15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1022"/>
        </table:table-row>
      </table:table>
      <table:table table:name="Base Test Cases" table:style-name="ta1">
        <office:forms form:automatic-focus="false" form:apply-design-mode="false"/>
        <table:table-header-columns>
          <table:table-column table:style-name="co7" table:default-cell-style-name="ce63"/>
          <table:table-column table:style-name="co8" table:default-cell-style-name="ce80"/>
          <table:table-column table:style-name="co9" table:default-cell-style-name="ce76"/>
        </table:table-header-columns>
        <table:table-column table:style-name="co10" table:default-cell-style-name="ce96"/>
        <table:table-column table:style-name="co10" table:number-columns-repeated="3" table:default-cell-style-name="ce8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3" table:default-cell-style-name="ce8"/>
        <table:table-column table:style-name="co11" table:default-cell-style-name="Default"/>
        <table:table-column table:style-name="co10" table:default-cell-style-name="ce96"/>
        <table:table-column table:style-name="co10" table:number-columns-repeated="7" table:default-cell-style-name="ce8"/>
        <table:table-column table:style-name="co10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96"/>
        <table:table-column table:style-name="co10" table:number-columns-repeated="7" table:default-cell-style-name="ce8"/>
        <table:table-column table:style-name="co10" table:number-columns-repeated="4" table:default-cell-style-name="Default"/>
        <table:table-column table:style-name="co2" table:number-columns-repeated="971" table:default-cell-style-name="Default"/>
        <table:table-header-rows>
          <table:table-row table:style-name="ro1">
            <table:table-cell table:style-name="Default"/>
            <table:table-cell table:style-name="ce67" office:value-type="string" calcext:value-type="string">
              <text:p>TEST CASE </text:p>
            </table:table-cell>
            <table:table-cell table:style-name="ce81" office:value-type="string" calcext:value-type="string">
              <text:p>DEFINITION </text:p>
            </table:table-cell>
            <table:table-cell table:style-name="ce88"/>
            <table:table-cell table:style-name="ce81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68" office:value-type="string" calcext:value-type="string">
              <text:p>PERFECT LEARNING </text:p>
            </table:table-cell>
            <table:table-cell table:style-name="ce82" office:value-type="string" calcext:value-type="string">
              <text:p>f0/Delta s (train) = int</text:p>
            </table:table-cell>
            <table:table-cell table:style-name="ce31"/>
            <table:table-cell table:style-name="ce31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69" office:value-type="string" calcext:value-type="string">
              <text:p>IMPERFECT LEARNING </text:p>
            </table:table-cell>
            <table:table-cell table:style-name="ce82" office:value-type="string" calcext:value-type="string">
              <text:p>f0/Delta s (train) != int</text:p>
            </table:table-cell>
            <table:table-cell table:style-name="ce31"/>
            <table:table-cell table:style-name="ce31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0" office:value-type="string" calcext:value-type="string">
              <text:p>ADEQUATE SAMPLING </text:p>
            </table:table-cell>
            <table:table-cell table:style-name="ce82" office:value-type="string" calcext:value-type="string">
              <text:p>B / b_delta &gt;= J</text:p>
            </table:table-cell>
            <table:table-cell table:style-name="ce31"/>
            <table:table-cell table:style-name="ce31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1" office:value-type="string" calcext:value-type="string">
              <text:p>UNDER SAMPLING </text:p>
            </table:table-cell>
            <table:table-cell table:style-name="ce82" office:value-type="string" calcext:value-type="string">
              <text:p>B / b_delta &lt;&lt;&lt; J</text:p>
            </table:table-cell>
            <table:table-cell table:style-name="ce31"/>
            <table:table-cell table:style-name="ce31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2" office:value-type="string" calcext:value-type="string">
              <text:p>CONTROL REGIME</text:p>
            </table:table-cell>
            <table:table-cell table:style-name="ce82" office:value-type="string" calcext:value-type="string">
              <text:p>Jf0 &lt; 2B</text:p>
            </table:table-cell>
            <table:table-cell table:style-name="ce31"/>
            <table:table-cell table:style-name="ce31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3" office:value-type="string" calcext:value-type="string">
              <text:p>ALIASED REGIME</text:p>
            </table:table-cell>
            <table:table-cell table:style-name="ce83" office:value-type="string" calcext:value-type="string">
              <text:p>Jf0 &gt; 2B</text:p>
            </table:table-cell>
            <table:table-cell table:style-name="ce31"/>
            <table:table-cell table:style-name="ce31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4" office:value-type="string" calcext:value-type="string">
              <text:p>SKIP MSMTS</text:p>
            </table:table-cell>
            <table:table-cell table:style-name="ce83" office:value-type="string" calcext:value-type="string">
              <text:p>by adjusting Delta t, N or setting gain = 0</text:p>
            </table:table-cell>
            <table:table-cell table:style-name="ce31"/>
            <table:table-cell table:style-name="ce31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6" office:value-type="string" calcext:value-type="string">
              <text:p>Formulae</text:p>
            </table:table-cell>
            <table:table-cell table:style-name="ce84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93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78" office:value-type="string" calcext:value-type="string">
            <text:p>SKIP MSMTS</text:p>
          </table:table-cell>
          <table:table-cell table:number-columns-repeated="5" table:style-name="ce85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85" office:value-type="float" office:value="1" calcext:value-type="float">
            <text:p>1</text:p>
          </table:table-cell>
          <table:table-cell/>
          <table:table-cell table:number-columns-repeated="14" table:style-name="ce85" office:value-type="float" office:value="1" calcext:value-type="float">
            <text:p>1</text:p>
          </table:table-cell>
          <table:table-cell/>
          <table:table-cell table:number-columns-repeated="14" table:style-name="ce85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78" office:value-type="string" calcext:value-type="string">
            <text:p>LOW NOISE CASE</text:p>
          </table:table-cell>
          <table:table-cell table:number-columns-repeated="5" table:style-name="ce86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86" office:value-type="percentage" office:value="0.01" calcext:value-type="percentage">
            <text:p>1.00%</text:p>
          </table:table-cell>
          <table:table-cell/>
          <table:table-cell table:number-columns-repeated="14" table:style-name="ce86" office:value-type="percentage" office:value="0.01" calcext:value-type="percentage">
            <text:p>1.00%</text:p>
          </table:table-cell>
          <table:table-cell/>
          <table:table-cell table:number-columns-repeated="14" table:style-name="ce86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62" office:value-type="string" calcext:value-type="string" table:number-columns-spanned="1" table:number-rows-spanned="7">
            <text:p>PARAMETER</text:p>
            <text:p>REGIMES</text:p>
          </table:table-cell>
          <table:table-cell table:style-name="ce50" office:value-type="string" calcext:value-type="string">
            <text:p>TEST CASE </text:p>
          </table:table-cell>
          <table:table-cell table:style-name="ce50" office:value-type="string" calcext:value-type="string">
            <text:p>NUM 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89" office:value-type="float" office:value="4" calcext:value-type="float">
            <text:p>4</text:p>
          </table:table-cell>
          <table:table-cell/>
          <table:table-cell table:number-columns-repeated="3" table:style-name="ce89" office:value-type="float" office:value="5" calcext:value-type="float">
            <text:p>5</text:p>
          </table:table-cell>
          <table:table-cell table:style-name="ce89" table:number-columns-repeated="11"/>
          <table:table-cell/>
          <table:table-cell table:number-columns-repeated="3" table:style-name="ce89" office:value-type="float" office:value="6" calcext:value-type="float">
            <text:p>6</text:p>
          </table:table-cell>
          <table:table-cell table:style-name="ce89" table:number-columns-repeated="11"/>
          <table:table-cell table:number-columns-repeated="9"/>
          <table:table-cell table:style-name="ce111" table:number-columns-repeated="960"/>
        </table:table-row>
        <table:table-row table:style-name="ro1">
          <table:covered-table-cell/>
          <table:table-cell table:style-name="ce79" office:value-type="string" calcext:value-type="string">
            <text:p>REGIME NAME</text:p>
          </table:table-cell>
          <table:table-cell table:style-name="ce79"/>
          <table:table-cell table:style-name="ce90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99"/>
          <table:table-cell table:number-columns-repeated="5"/>
          <table:table-cell table:style-name="ce106" office:value-type="string" calcext:value-type="string">
            <text:p>Test Case 4</text:p>
          </table:table-cell>
          <table:table-cell table:style-name="ce106"/>
          <table:table-cell table:style-name="ce107" table:number-columns-repeated="11"/>
          <table:table-cell/>
          <table:table-cell table:style-name="ce93" office:value-type="string" calcext:value-type="string">
            <text:p>From Unaliased to Physically Aliased Regime, n_train fixed</text:p>
          </table:table-cell>
          <table:table-cell table:style-name="ce93" table:number-columns-repeated="13"/>
          <table:table-cell/>
          <table:table-cell table:style-name="ce93" office:value-type="string" calcext:value-type="string">
            <text:p>From Computationally Aliased to Physically Aliased Regime, n_train fixed</text:p>
          </table:table-cell>
          <table:table-cell table:style-name="ce93" table:number-columns-repeated="13"/>
          <table:table-cell table:number-columns-repeated="969"/>
        </table:table-row>
        <table:table-row table:style-name="ro1">
          <table:covered-table-cell/>
          <table:table-cell table:style-name="ce79" table:number-columns-repeated="2"/>
          <table:table-cell table:style-name="ce91" office:value-type="string" calcext:value-type="string" table:number-columns-spanned="2" table:number-rows-spanned="1">
            <text:p>ADEQUATE SAMPLING </text:p>
          </table:table-cell>
          <table:covered-table-cell table:style-name="ce100"/>
          <table:table-cell table:style-name="ce104" office:value-type="string" calcext:value-type="string" table:number-columns-spanned="2" table:number-rows-spanned="1">
            <text:p>UNDER SAMPLING </text:p>
          </table:table-cell>
          <table:covered-table-cell table:style-name="ce105"/>
          <table:table-cell table:number-columns-repeated="5"/>
          <table:table-cell table:style-name="ce105" office:value-type="string" calcext:value-type="string">
            <text:p>Imperfect Learning with Varying Levels of Undersampling</text:p>
          </table:table-cell>
          <table:table-cell table:style-name="ce105" table:number-columns-repeated="12"/>
          <table:table-cell/>
          <table:table-cell table:style-name="ce93" office:value-type="string" calcext:value-type="string">
            <text:p>With Imperfect Learning with Undersampling </text:p>
          </table:table-cell>
          <table:table-cell table:style-name="ce93" table:number-columns-repeated="10"/>
          <table:table-cell table:style-name="ce93" office:value-type="string" calcext:value-type="string">
            <text:p>doesn’t make sense for r&lt;2</text:p>
          </table:table-cell>
          <table:table-cell table:style-name="ce93" table:number-columns-repeated="2"/>
          <table:table-cell/>
          <table:table-cell table:style-name="ce93" office:value-type="string" calcext:value-type="string">
            <text:p>With Imperfect Learning with Undersampling </text:p>
          </table:table-cell>
          <table:table-cell table:style-name="ce93" table:number-columns-repeated="10"/>
          <table:table-cell table:style-name="ce93" office:value-type="string" calcext:value-type="string">
            <text:p>doesn’t make sense for r&lt;2</text:p>
          </table:table-cell>
          <table:table-cell table:style-name="ce93" table:number-columns-repeated="2"/>
          <table:table-cell table:number-columns-repeated="969"/>
        </table:table-row>
        <table:table-row table:style-name="ro1">
          <table:covered-table-cell/>
          <table:table-cell table:style-name="ce79" table:number-columns-repeated="2"/>
          <table:table-cell table:style-name="ce91" office:value-type="string" calcext:value-type="string">
            <text:p>PERFECT LEARNING </text:p>
          </table:table-cell>
          <table:table-cell table:style-name="ce100" office:value-type="string" calcext:value-type="string">
            <text:p>IMPERFECT LEARNING </text:p>
          </table:table-cell>
          <table:table-cell table:style-name="ce105" office:value-type="string" calcext:value-type="string">
            <text:p>PERFECT LEARNING </text:p>
          </table:table-cell>
          <table:table-cell table:style-name="ce105" office:value-type="string" calcext:value-type="string">
            <text:p>IMPERFECT LEARNING </text:p>
          </table:table-cell>
          <table:table-cell table:number-columns-repeated="5"/>
          <table:table-cell table:style-name="ce105" table:number-columns-repeated="13"/>
          <table:table-cell/>
          <table:table-cell table:style-name="ce93" office:value-type="string" calcext:value-type="string">
            <text:p>Test Case 5 variation 0 == Test Case 4 Variation 5</text:p>
          </table:table-cell>
          <table:table-cell table:style-name="ce93" table:number-columns-repeated="10"/>
          <table:table-cell table:style-name="ce93" office:value-type="string" calcext:value-type="string">
            <text:p>implicit B is encoded in KF basis</text:p>
          </table:table-cell>
          <table:table-cell table:style-name="ce93" table:number-columns-repeated="2"/>
          <table:table-cell/>
          <table:table-cell table:style-name="ce93" table:number-columns-repeated="11"/>
          <table:table-cell table:style-name="ce93" office:value-type="string" calcext:value-type="string">
            <text:p>implicit B is encoded in KF basis</text:p>
          </table:table-cell>
          <table:table-cell table:style-name="ce93" table:number-columns-repeated="2"/>
          <table:table-cell table:number-columns-repeated="969"/>
        </table:table-row>
        <table:table-row table:style-name="ro1">
          <table:covered-table-cell table:style-name="ce64"/>
          <table:table-cell table:style-name="ce50" office:value-type="string" calcext:value-type="string">
            <text:p>VARIATION NUM</text:p>
          </table:table-cell>
          <table:table-cell table:style-name="ce87" office:value-type="string" calcext:value-type="string">
            <text:p>NUM 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5"/>
          <table:table-cell table:style-name="ce87" office:value-type="float" office:value="1" calcext:value-type="float">
            <text:p>1</text:p>
          </table:table-cell>
          <table:table-cell table:style-name="ce87" table:formula="of:=[.M20]+1" office:value-type="float" office:value="2" calcext:value-type="float">
            <text:p>2</text:p>
          </table:table-cell>
          <table:table-cell table:style-name="ce87" table:formula="of:=[.N20]+1" office:value-type="float" office:value="3" calcext:value-type="float">
            <text:p>3</text:p>
          </table:table-cell>
          <table:table-cell table:style-name="ce87" table:formula="of:=[.O20]+1" office:value-type="float" office:value="4" calcext:value-type="float">
            <text:p>4</text:p>
          </table:table-cell>
          <table:table-cell table:style-name="ce87" table:formula="of:=[.P20]+1" office:value-type="float" office:value="5" calcext:value-type="float">
            <text:p>5</text:p>
          </table:table-cell>
          <table:table-cell table:style-name="ce87" table:formula="of:=[.Q20]+1" office:value-type="float" office:value="6" calcext:value-type="float">
            <text:p>6</text:p>
          </table:table-cell>
          <table:table-cell table:style-name="ce87" table:formula="of:=[.R20]+1" office:value-type="float" office:value="7" calcext:value-type="float">
            <text:p>7</text:p>
          </table:table-cell>
          <table:table-cell table:style-name="ce87" table:formula="of:=[.S20]+1" office:value-type="float" office:value="8" calcext:value-type="float">
            <text:p>8</text:p>
          </table:table-cell>
          <table:table-cell table:style-name="ce87" table:formula="of:=[.T20]+1" office:value-type="float" office:value="9" calcext:value-type="float">
            <text:p>9</text:p>
          </table:table-cell>
          <table:table-cell table:style-name="ce87" table:formula="of:=[.U20]+1" office:value-type="float" office:value="10" calcext:value-type="float">
            <text:p>10</text:p>
          </table:table-cell>
          <table:table-cell table:style-name="ce87" table:formula="of:=[.V20]+1" office:value-type="float" office:value="11" calcext:value-type="float">
            <text:p>11</text:p>
          </table:table-cell>
          <table:table-cell table:style-name="ce87" table:formula="of:=[.W20]+1" office:value-type="float" office:value="12" calcext:value-type="float">
            <text:p>12</text:p>
          </table:table-cell>
          <table:table-cell table:style-name="ce87" table:formula="of:=[.X20]+1" office:value-type="float" office:value="13" calcext:value-type="float">
            <text:p>13</text:p>
          </table:table-cell>
          <table:table-cell/>
          <table:table-cell table:style-name="ce87" office:value-type="float" office:value="0" calcext:value-type="float">
            <text:p>0</text:p>
          </table:table-cell>
          <table:table-cell table:style-name="ce87" table:formula="of:=1+[.Z20]" office:value-type="float" office:value="1" calcext:value-type="float">
            <text:p>1</text:p>
          </table:table-cell>
          <table:table-cell table:style-name="ce87" table:formula="of:=[.AB20]+1" office:value-type="float" office:value="2" calcext:value-type="float">
            <text:p>2</text:p>
          </table:table-cell>
          <table:table-cell table:style-name="ce87" table:formula="of:=1+[.AC20]" office:value-type="float" office:value="3" calcext:value-type="float">
            <text:p>3</text:p>
          </table:table-cell>
          <table:table-cell table:style-name="ce87" table:formula="of:=1+[.AD20]" office:value-type="float" office:value="4" calcext:value-type="float">
            <text:p>4</text:p>
          </table:table-cell>
          <table:table-cell table:style-name="ce87" table:formula="of:=1+[.AE20]" office:value-type="float" office:value="5" calcext:value-type="float">
            <text:p>5</text:p>
          </table:table-cell>
          <table:table-cell table:style-name="ce87" table:formula="of:=1+[.AF20]" office:value-type="float" office:value="6" calcext:value-type="float">
            <text:p>6</text:p>
          </table:table-cell>
          <table:table-cell table:style-name="ce87" table:formula="of:=1+[.AG20]" office:value-type="float" office:value="7" calcext:value-type="float">
            <text:p>7</text:p>
          </table:table-cell>
          <table:table-cell table:style-name="ce87" table:formula="of:=1+[.AH20]" office:value-type="float" office:value="8" calcext:value-type="float">
            <text:p>8</text:p>
          </table:table-cell>
          <table:table-cell table:style-name="ce87" table:formula="of:=1+[.AI20]" office:value-type="float" office:value="9" calcext:value-type="float">
            <text:p>9</text:p>
          </table:table-cell>
          <table:table-cell table:style-name="ce87" table:formula="of:=1+[.AJ20]" office:value-type="float" office:value="10" calcext:value-type="float">
            <text:p>10</text:p>
          </table:table-cell>
          <table:table-cell table:style-name="ce87" table:formula="of:=1+[.AK20]" office:value-type="float" office:value="11" calcext:value-type="float">
            <text:p>11</text:p>
          </table:table-cell>
          <table:table-cell table:style-name="ce87" table:formula="of:=1+[.AL20]" office:value-type="float" office:value="12" calcext:value-type="float">
            <text:p>12</text:p>
          </table:table-cell>
          <table:table-cell table:style-name="ce87" table:formula="of:=1+[.AM20]" office:value-type="float" office:value="13" calcext:value-type="float">
            <text:p>13</text:p>
          </table:table-cell>
          <table:table-cell/>
          <table:table-cell table:style-name="ce87" office:value-type="float" office:value="0" calcext:value-type="float">
            <text:p>0</text:p>
          </table:table-cell>
          <table:table-cell table:style-name="ce87" table:formula="of:=1+[.AP20]" office:value-type="float" office:value="1" calcext:value-type="float">
            <text:p>1</text:p>
          </table:table-cell>
          <table:table-cell table:style-name="ce87" table:formula="of:=[.AQ20]+1" office:value-type="float" office:value="2" calcext:value-type="float">
            <text:p>2</text:p>
          </table:table-cell>
          <table:table-cell table:style-name="ce87" table:formula="of:=1+[.AR20]" office:value-type="float" office:value="3" calcext:value-type="float">
            <text:p>3</text:p>
          </table:table-cell>
          <table:table-cell table:style-name="ce87" table:formula="of:=1+[.AS20]" office:value-type="float" office:value="4" calcext:value-type="float">
            <text:p>4</text:p>
          </table:table-cell>
          <table:table-cell table:style-name="ce87" table:formula="of:=1+[.AT20]" office:value-type="float" office:value="5" calcext:value-type="float">
            <text:p>5</text:p>
          </table:table-cell>
          <table:table-cell table:style-name="ce87" table:formula="of:=1+[.AU20]" office:value-type="float" office:value="6" calcext:value-type="float">
            <text:p>6</text:p>
          </table:table-cell>
          <table:table-cell table:style-name="ce87" table:formula="of:=1+[.AV20]" office:value-type="float" office:value="7" calcext:value-type="float">
            <text:p>7</text:p>
          </table:table-cell>
          <table:table-cell table:style-name="ce87" table:formula="of:=1+[.AW20]" office:value-type="float" office:value="8" calcext:value-type="float">
            <text:p>8</text:p>
          </table:table-cell>
          <table:table-cell table:style-name="ce87" table:formula="of:=1+[.AX20]" office:value-type="float" office:value="9" calcext:value-type="float">
            <text:p>9</text:p>
          </table:table-cell>
          <table:table-cell table:style-name="ce87" table:formula="of:=1+[.AY20]" office:value-type="float" office:value="10" calcext:value-type="float">
            <text:p>10</text:p>
          </table:table-cell>
          <table:table-cell table:style-name="ce87" table:formula="of:=1+[.AZ20]" office:value-type="float" office:value="11" calcext:value-type="float">
            <text:p>11</text:p>
          </table:table-cell>
          <table:table-cell table:style-name="ce87" table:formula="of:=1+[.BA20]" office:value-type="float" office:value="12" calcext:value-type="float">
            <text:p>12</text:p>
          </table:table-cell>
          <table:table-cell table:style-name="ce87" table:formula="of:=1+[.BB20]" office:value-type="float" office:value="13" calcext:value-type="float">
            <text:p>13</text:p>
          </table:table-cell>
          <table:table-cell table:number-columns-repeated="9"/>
          <table:table-cell table:style-name="ce64" table:number-columns-repeated="960"/>
        </table:table-row>
        <table:table-row table:style-name="ro1">
          <table:covered-table-cell/>
          <table:table-cell table:style-name="ce79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76" table:number-columns-repeated="4"/>
          <table:table-cell table:number-columns-repeated="5"/>
          <table:table-cell table:style-name="ce99" office:value-type="float" office:value="1.1" calcext:value-type="float">
            <text:p>1.1</text:p>
          </table:table-cell>
          <table:table-cell table:style-name="ce99" office:value-type="float" office:value="1.25" calcext:value-type="float">
            <text:p>1.25</text:p>
          </table:table-cell>
          <table:table-cell table:style-name="ce99" office:value-type="float" office:value="1.5" calcext:value-type="float">
            <text:p>1.5</text:p>
          </table:table-cell>
          <table:table-cell table:style-name="ce99" office:value-type="float" office:value="1.75" calcext:value-type="float">
            <text:p>1.7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.3" calcext:value-type="float">
            <text:p>2.3</text:p>
          </table:table-cell>
          <table:table-cell table:style-name="ce99" office:value-type="float" office:value="3.1" calcext:value-type="float">
            <text:p>3.1</text:p>
          </table:table-cell>
          <table:table-cell table:style-name="ce99" office:value-type="float" office:value="3.91" calcext:value-type="float">
            <text:p>3.9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3000" calcext:value-type="float">
            <text:p>3000</text:p>
          </table:table-cell>
          <table:table-cell/>
          <table:table-cell table:style-name="ce109" table:formula="of:=[.Q21]" office:value-type="float" office:value="2" calcext:value-type="float">
            <text:p>2</text:p>
          </table:table-cell>
          <table:table-cell table:style-name="ce99" table:number-columns-repeated="13"/>
          <table:table-cell/>
          <table:table-cell table:style-name="ce109"/>
          <table:table-cell table:style-name="ce99" table:number-columns-repeated="13"/>
          <table:table-cell table:number-columns-repeated="9"/>
          <table:table-cell table:style-name="ce112" table:number-columns-repeated="960"/>
        </table:table-row>
        <table:table-row table:style-name="ro1">
          <table:covered-table-cell/>
          <table:table-cell table:style-name="ce79"/>
          <table:table-cell/>
          <table:table-cell table:style-name="ce76" table:number-columns-repeated="4"/>
          <table:table-cell table:number-columns-repeated="5"/>
          <table:table-cell table:style-name="ce76" table:number-columns-repeated="12"/>
          <table:table-cell table:style-name="ce108" office:value-type="string" calcext:value-type="string">
            <text:p>Reduction to Test Case 2</text:p>
          </table:table-cell>
          <table:table-cell/>
          <table:table-cell table:style-name="ce95" table:formula="of:=[.Q22]" office:value-type="float" office:value="0" calcext:value-type="float">
            <text:p>0</text:p>
          </table:table-cell>
          <table:table-cell table:style-name="ce76" table:number-columns-repeated="13"/>
          <table:table-cell/>
          <table:table-cell table:style-name="ce95"/>
          <table:table-cell table:style-name="ce76" table:number-columns-repeated="13"/>
          <table:table-cell table:number-columns-repeated="969"/>
        </table:table-row>
        <table:table-row table:style-name="ro1">
          <table:table-cell table:style-name="ce65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92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92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92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92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9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92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92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9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92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92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.8" calcext:value-type="float">
            <text:p>1.8</text:p>
          </table:table-cell>
          <table:table-cell table:style-name="ce101" office:value-type="float" office:value="1.25" calcext:value-type="float">
            <text:p>1.25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.8" calcext:value-type="float">
            <text:p>1.8</text:p>
          </table:table-cell>
          <table:table-cell table:style-name="ce101" office:value-type="float" office:value="1.25" calcext:value-type="float">
            <text:p>1.25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9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92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92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9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8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96" table:formula="of:=[.AI26]*[.AI27]" office:value-type="float" office:value="200" calcext:value-type="float">
            <text:p>200</text:p>
          </table:table-cell>
          <table:table-cell table:style-name="ce96" table:formula="of:=[.AJ26]*[.AJ27]" office:value-type="float" office:value="150" calcext:value-type="float">
            <text:p>150</text:p>
          </table:table-cell>
          <table:table-cell table:style-name="ce96" table:formula="of:=[.AK26]*[.AK27]" office:value-type="float" office:value="100" calcext:value-type="float">
            <text:p>100</text:p>
          </table:table-cell>
          <table:table-cell table:style-name="ce96" table:formula="of:=[.AL26]*[.AL27]" office:value-type="float" office:value="90" calcext:value-type="float">
            <text:p>90</text:p>
          </table:table-cell>
          <table:table-cell table:style-name="ce110" table:formula="of:=[.AM26]*[.AM27]" office:value-type="float" office:value="62.5" calcext:value-type="float">
            <text:p>62.5</text:p>
          </table:table-cell>
          <table:table-cell table:style-name="ce110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110" table:formula="of:=[.AX26]*[.AX27]" office:value-type="float" office:value="200" calcext:value-type="float">
            <text:p>200</text:p>
          </table:table-cell>
          <table:table-cell table:style-name="ce110" table:formula="of:=[.AY26]*[.AY27]" office:value-type="float" office:value="150" calcext:value-type="float">
            <text:p>150</text:p>
          </table:table-cell>
          <table:table-cell table:style-name="ce110" table:formula="of:=[.AZ26]*[.AZ27]" office:value-type="float" office:value="100" calcext:value-type="float">
            <text:p>100</text:p>
          </table:table-cell>
          <table:table-cell table:style-name="ce110" table:formula="of:=[.BA26]*[.BA27]" office:value-type="float" office:value="90" calcext:value-type="float">
            <text:p>90</text:p>
          </table:table-cell>
          <table:table-cell table:style-name="ce110" table:formula="of:=[.BB26]*[.BB27]" office:value-type="float" office:value="62.5" calcext:value-type="float">
            <text:p>62.5</text:p>
          </table:table-cell>
          <table:table-cell table:style-name="ce110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8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8" table:formula="of:=1/[.AI29]" office:value-type="float" office:value="0.005" calcext:value-type="float">
            <text:p>0.005</text:p>
          </table:table-cell>
          <table:table-cell table:style-name="ce8" table:formula="of:=1/[.AJ29]" office:value-type="float" office:value="0.00666666666666667" calcext:value-type="float">
            <text:p>0.0066666667</text:p>
          </table:table-cell>
          <table:table-cell table:style-name="ce8" table:formula="of:=1/[.AK29]" office:value-type="float" office:value="0.01" calcext:value-type="float">
            <text:p>0.01</text:p>
          </table:table-cell>
          <table:table-cell table:style-name="ce8" table:formula="of:=1/[.AL29]" office:value-type="float" office:value="0.0111111111111111" calcext:value-type="float">
            <text:p>0.0111111111</text:p>
          </table:table-cell>
          <table:table-cell table:style-name="ce8" table:formula="of:=1/[.AM29]" office:value-type="float" office:value="0.016" calcext:value-type="float">
            <text:p>0.016</text:p>
          </table:table-cell>
          <table:table-cell table:style-name="ce8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8" table:formula="of:=1/[.AX29]" office:value-type="float" office:value="0.005" calcext:value-type="float">
            <text:p>0.005</text:p>
          </table:table-cell>
          <table:table-cell table:style-name="ce8" table:formula="of:=1/[.AY29]" office:value-type="float" office:value="0.00666666666666667" calcext:value-type="float">
            <text:p>0.0066666667</text:p>
          </table:table-cell>
          <table:table-cell table:style-name="ce8" table:formula="of:=1/[.AZ29]" office:value-type="float" office:value="0.01" calcext:value-type="float">
            <text:p>0.01</text:p>
          </table:table-cell>
          <table:table-cell table:style-name="ce8" table:formula="of:=1/[.BA29]" office:value-type="float" office:value="0.0111111111111111" calcext:value-type="float">
            <text:p>0.0111111111</text:p>
          </table:table-cell>
          <table:table-cell table:style-name="ce8" table:formula="of:=1/[.BB29]" office:value-type="float" office:value="0.016" calcext:value-type="float">
            <text:p>0.016</text:p>
          </table:table-cell>
          <table:table-cell table:style-name="ce8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8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8" table:formula="of:=1/([.AI32]*[.AI30])" office:value-type="float" office:value="0.0975609756097561" calcext:value-type="float">
            <text:p>0.0975609756</text:p>
          </table:table-cell>
          <table:table-cell table:style-name="ce8" table:formula="of:=1/([.AJ32]*[.AJ30])" office:value-type="float" office:value="0.0731707317073171" calcext:value-type="float">
            <text:p>0.0731707317</text:p>
          </table:table-cell>
          <table:table-cell table:style-name="ce8" table:formula="of:=1/([.AK32]*[.AK30])" office:value-type="float" office:value="0.0487804878048781" calcext:value-type="float">
            <text:p>0.0487804878</text:p>
          </table:table-cell>
          <table:table-cell table:style-name="ce8" table:formula="of:=1/([.AL32]*[.AL30])" office:value-type="float" office:value="0.0439024390243902" calcext:value-type="float">
            <text:p>0.043902439</text:p>
          </table:table-cell>
          <table:table-cell table:style-name="ce8" table:formula="of:=1/([.AM32]*[.AM30])" office:value-type="float" office:value="0.0304878048780488" calcext:value-type="float">
            <text:p>0.0304878049</text:p>
          </table:table-cell>
          <table:table-cell table:style-name="ce8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8" table:formula="of:=1/([.AX32]*[.AX30])" office:value-type="float" office:value="0.0975609756097561" calcext:value-type="float">
            <text:p>0.0975609756</text:p>
          </table:table-cell>
          <table:table-cell table:style-name="ce8" table:formula="of:=1/([.AY32]*[.AY30])" office:value-type="float" office:value="0.0731707317073171" calcext:value-type="float">
            <text:p>0.0731707317</text:p>
          </table:table-cell>
          <table:table-cell table:style-name="ce8" table:formula="of:=1/([.AZ32]*[.AZ30])" office:value-type="float" office:value="0.0487804878048781" calcext:value-type="float">
            <text:p>0.0487804878</text:p>
          </table:table-cell>
          <table:table-cell table:style-name="ce8" table:formula="of:=1/([.BA32]*[.BA30])" office:value-type="float" office:value="0.0439024390243902" calcext:value-type="float">
            <text:p>0.043902439</text:p>
          </table:table-cell>
          <table:table-cell table:style-name="ce8" table:formula="of:=1/([.BB32]*[.BB30])" office:value-type="float" office:value="0.0304878048780488" calcext:value-type="float">
            <text:p>0.0304878049</text:p>
          </table:table-cell>
          <table:table-cell table:style-name="ce8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8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8" table:formula="of:=SUM([.AI23:.AI24])" office:value-type="float" office:value="2050" calcext:value-type="float">
            <text:p>2050</text:p>
          </table:table-cell>
          <table:table-cell table:style-name="ce8" table:formula="of:=SUM([.AJ23:.AJ24])" office:value-type="float" office:value="2050" calcext:value-type="float">
            <text:p>2050</text:p>
          </table:table-cell>
          <table:table-cell table:style-name="ce8" table:formula="of:=SUM([.AK23:.AK24])" office:value-type="float" office:value="2050" calcext:value-type="float">
            <text:p>2050</text:p>
          </table:table-cell>
          <table:table-cell table:style-name="ce8" table:formula="of:=SUM([.AL23:.AL24])" office:value-type="float" office:value="2050" calcext:value-type="float">
            <text:p>2050</text:p>
          </table:table-cell>
          <table:table-cell table:style-name="ce8" table:formula="of:=SUM([.AM23:.AM24])" office:value-type="float" office:value="2050" calcext:value-type="float">
            <text:p>2050</text:p>
          </table:table-cell>
          <table:table-cell table:style-name="ce8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8" table:formula="of:=SUM([.AX23:.AX24])" office:value-type="float" office:value="2050" calcext:value-type="float">
            <text:p>2050</text:p>
          </table:table-cell>
          <table:table-cell table:style-name="ce8" table:formula="of:=SUM([.AY23:.AY24])" office:value-type="float" office:value="2050" calcext:value-type="float">
            <text:p>2050</text:p>
          </table:table-cell>
          <table:table-cell table:style-name="ce8" table:formula="of:=SUM([.AZ23:.AZ24])" office:value-type="float" office:value="2050" calcext:value-type="float">
            <text:p>2050</text:p>
          </table:table-cell>
          <table:table-cell table:style-name="ce8" table:formula="of:=SUM([.BA23:.BA24])" office:value-type="float" office:value="2050" calcext:value-type="float">
            <text:p>2050</text:p>
          </table:table-cell>
          <table:table-cell table:style-name="ce8" table:formula="of:=SUM([.BB23:.BB24])" office:value-type="float" office:value="2050" calcext:value-type="float">
            <text:p>2050</text:p>
          </table:table-cell>
          <table:table-cell table:style-name="ce8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8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8" table:formula="of:=1/([.AI23]*[.AI30])" office:value-type="float" office:value="0.1" calcext:value-type="float">
            <text:p>0.1</text:p>
          </table:table-cell>
          <table:table-cell table:style-name="ce8" table:formula="of:=1/([.AJ23]*[.AJ30])" office:value-type="float" office:value="0.075" calcext:value-type="float">
            <text:p>0.075</text:p>
          </table:table-cell>
          <table:table-cell table:style-name="ce8" table:formula="of:=1/([.AK23]*[.AK30])" office:value-type="float" office:value="0.05" calcext:value-type="float">
            <text:p>0.05</text:p>
          </table:table-cell>
          <table:table-cell table:style-name="ce8" table:formula="of:=1/([.AL23]*[.AL30])" office:value-type="float" office:value="0.045" calcext:value-type="float">
            <text:p>0.045</text:p>
          </table:table-cell>
          <table:table-cell table:style-name="ce8" table:formula="of:=1/([.AM23]*[.AM30])" office:value-type="float" office:value="0.03125" calcext:value-type="float">
            <text:p>0.03125</text:p>
          </table:table-cell>
          <table:table-cell table:style-name="ce8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8" table:formula="of:=1/([.AX23]*[.AX30])" office:value-type="float" office:value="0.1" calcext:value-type="float">
            <text:p>0.1</text:p>
          </table:table-cell>
          <table:table-cell table:style-name="ce8" table:formula="of:=1/([.AY23]*[.AY30])" office:value-type="float" office:value="0.075" calcext:value-type="float">
            <text:p>0.075</text:p>
          </table:table-cell>
          <table:table-cell table:style-name="ce8" table:formula="of:=1/([.AZ23]*[.AZ30])" office:value-type="float" office:value="0.05" calcext:value-type="float">
            <text:p>0.05</text:p>
          </table:table-cell>
          <table:table-cell table:style-name="ce8" table:formula="of:=1/([.BA23]*[.BA30])" office:value-type="float" office:value="0.045" calcext:value-type="float">
            <text:p>0.045</text:p>
          </table:table-cell>
          <table:table-cell table:style-name="ce8" table:formula="of:=1/([.BB23]*[.BB30])" office:value-type="float" office:value="0.03125" calcext:value-type="float">
            <text:p>0.03125</text:p>
          </table:table-cell>
          <table:table-cell table:style-name="ce8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65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8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92" office:value-type="float" office:value="2" calcext:value-type="float">
            <text:p>2</text:p>
          </table:table-cell>
          <table:table-cell table:style-name="ce101" table:formula="of:=[.D35]*2/3" office:value-type="float" office:value="1.33333333333333" calcext:value-type="float">
            <text:p>1.3333333333</text:p>
          </table:table-cell>
          <table:table-cell table:style-name="ce103" table:formula="of:=4*10^(-4)" office:value-type="float" office:value="0.0004" calcext:value-type="float">
            <text:p>0.0004</text:p>
          </table:table-cell>
          <table:table-cell table:style-name="ce103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103" table:formula="of:=[.$G35]*[.M21]" office:value-type="float" office:value="0.000488888888888889" calcext:value-type="float">
            <text:p>0.0004888889</text:p>
          </table:table-cell>
          <table:table-cell table:style-name="ce103" table:formula="of:=[.$G35]*[.N21]" office:value-type="float" office:value="0.000555555555555556" calcext:value-type="float">
            <text:p>0.0005555556</text:p>
          </table:table-cell>
          <table:table-cell table:style-name="ce103" table:formula="of:=[.$G35]*[.O21]" office:value-type="float" office:value="0.000666666666666667" calcext:value-type="float">
            <text:p>0.0006666667</text:p>
          </table:table-cell>
          <table:table-cell table:style-name="ce103" table:formula="of:=[.$G35]*[.P21]" office:value-type="float" office:value="0.000777777777777778" calcext:value-type="float">
            <text:p>0.0007777778</text:p>
          </table:table-cell>
          <table:table-cell table:style-name="ce103" table:formula="of:=[.$G35]*[.Q21]" office:value-type="float" office:value="0.000888888888888889" calcext:value-type="float">
            <text:p>0.0008888889</text:p>
          </table:table-cell>
          <table:table-cell table:style-name="ce103" table:formula="of:=[.$G35]*[.R21]" office:value-type="float" office:value="0.00102222222222222" calcext:value-type="float">
            <text:p>0.0010222222</text:p>
          </table:table-cell>
          <table:table-cell table:style-name="ce103" table:formula="of:=[.$G35]*[.S21]" office:value-type="float" office:value="0.00137777777777778" calcext:value-type="float">
            <text:p>0.0013777778</text:p>
          </table:table-cell>
          <table:table-cell table:style-name="ce103" table:formula="of:=[.$G35]*[.T21]" office:value-type="float" office:value="0.00173777777777778" calcext:value-type="float">
            <text:p>0.0017377778</text:p>
          </table:table-cell>
          <table:table-cell table:style-name="ce103" table:formula="of:=[.$G35]*[.U21]" office:value-type="float" office:value="0.00222222222222222" calcext:value-type="float">
            <text:p>0.0022222222</text:p>
          </table:table-cell>
          <table:table-cell table:style-name="ce103" table:formula="of:=[.$G35]*[.V21]" office:value-type="float" office:value="0.00355555555555556" calcext:value-type="float">
            <text:p>0.0035555556</text:p>
          </table:table-cell>
          <table:table-cell table:style-name="ce103" table:formula="of:=[.$G35]*[.W21]" office:value-type="float" office:value="0.00444444444444444" calcext:value-type="float">
            <text:p>0.0044444444</text:p>
          </table:table-cell>
          <table:table-cell table:style-name="ce103" table:formula="of:=[.$G35]*[.X21]" office:value-type="float" office:value="0.0222222222222222" calcext:value-type="float">
            <text:p>0.0222222222</text:p>
          </table:table-cell>
          <table:table-cell table:style-name="ce103" table:formula="of:=[.$G35]*[.Y21]" office:value-type="float" office:value="1.33333333333333" calcext:value-type="float">
            <text:p>1.3333333333</text:p>
          </table:table-cell>
          <table:table-cell/>
          <table:table-cell table:style-name="ce103" table:formula="of:=[.Q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/>
          <table:table-cell table:style-name="ce103" table:formula="of:=[.Q35]" office:value-type="float" office:value="0.000888888888888889" calcext:value-type="float">
            <text:p>0.0008888889</text:p>
          </table:table-cell>
          <table:table-cell table:style-name="ce96" table:formula="of:=[.AP35]" office:value-type="float" office:value="0.000888888888888889" calcext:value-type="float">
            <text:p>0.0008888889</text:p>
          </table:table-cell>
          <table:table-cell table:style-name="ce96" table:formula="of:=[.AP35]" office:value-type="float" office:value="0.000888888888888889" calcext:value-type="float">
            <text:p>0.0008888889</text:p>
          </table:table-cell>
          <table:table-cell table:style-name="ce96" table:formula="of:=[.AR35]" office:value-type="float" office:value="0.000888888888888889" calcext:value-type="float">
            <text:p>0.0008888889</text:p>
          </table:table-cell>
          <table:table-cell table:style-name="ce96" table:formula="of:=[.AS35]" office:value-type="float" office:value="0.000888888888888889" calcext:value-type="float">
            <text:p>0.0008888889</text:p>
          </table:table-cell>
          <table:table-cell table:style-name="ce96" table:formula="of:=[.AT35]" office:value-type="float" office:value="0.000888888888888889" calcext:value-type="float">
            <text:p>0.0008888889</text:p>
          </table:table-cell>
          <table:table-cell table:style-name="ce96" table:formula="of:=[.AU35]" office:value-type="float" office:value="0.000888888888888889" calcext:value-type="float">
            <text:p>0.0008888889</text:p>
          </table:table-cell>
          <table:table-cell table:style-name="ce96" table:formula="of:=[.AV35]" office:value-type="float" office:value="0.000888888888888889" calcext:value-type="float">
            <text:p>0.0008888889</text:p>
          </table:table-cell>
          <table:table-cell table:style-name="ce96" table:formula="of:=[.AW35]" office:value-type="float" office:value="0.000888888888888889" calcext:value-type="float">
            <text:p>0.0008888889</text:p>
          </table:table-cell>
          <table:table-cell table:style-name="ce96" table:formula="of:=[.AX35]" office:value-type="float" office:value="0.000888888888888889" calcext:value-type="float">
            <text:p>0.0008888889</text:p>
          </table:table-cell>
          <table:table-cell table:style-name="ce96" table:formula="of:=[.AY35]" office:value-type="float" office:value="0.000888888888888889" calcext:value-type="float">
            <text:p>0.0008888889</text:p>
          </table:table-cell>
          <table:table-cell table:style-name="ce96" table:formula="of:=[.AZ35]" office:value-type="float" office:value="0.000888888888888889" calcext:value-type="float">
            <text:p>0.0008888889</text:p>
          </table:table-cell>
          <table:table-cell table:style-name="ce96" table:formula="of:=[.BA35]" office:value-type="float" office:value="0.000888888888888889" calcext:value-type="float">
            <text:p>0.0008888889</text:p>
          </table:table-cell>
          <table:table-cell table:style-name="ce96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2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92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9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92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3" table:formula="of:=10^5" office:value-type="float" office:value="100000" calcext:value-type="float">
            <text:p>100000</text:p>
          </table:table-cell>
          <table:table-cell table:style-name="ce103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103" table:formula="of:=[.$G37]/[.M21]" office:value-type="float" office:value="81818.1818181818" calcext:value-type="float">
            <text:p>81818.1818181818</text:p>
          </table:table-cell>
          <table:table-cell table:style-name="ce103" table:formula="of:=[.$G37]/[.N21]" office:value-type="float" office:value="72000" calcext:value-type="float">
            <text:p>72000</text:p>
          </table:table-cell>
          <table:table-cell table:style-name="ce103" table:formula="of:=[.$G37]/[.O21]" office:value-type="float" office:value="60000" calcext:value-type="float">
            <text:p>60000</text:p>
          </table:table-cell>
          <table:table-cell table:style-name="ce103" table:formula="of:=[.$G37]/[.P21]" office:value-type="float" office:value="51428.5714285714" calcext:value-type="float">
            <text:p>51428.5714285714</text:p>
          </table:table-cell>
          <table:table-cell table:style-name="ce103" table:formula="of:=[.$G37]/[.Q21]" office:value-type="float" office:value="45000" calcext:value-type="float">
            <text:p>45000</text:p>
          </table:table-cell>
          <table:table-cell table:style-name="ce103" table:formula="of:=[.$G37]/[.R21]" office:value-type="float" office:value="39130.4347826087" calcext:value-type="float">
            <text:p>39130.4347826087</text:p>
          </table:table-cell>
          <table:table-cell table:style-name="ce103" table:formula="of:=[.$G37]/[.S21]" office:value-type="float" office:value="29032.2580645161" calcext:value-type="float">
            <text:p>29032.2580645161</text:p>
          </table:table-cell>
          <table:table-cell table:style-name="ce103" table:formula="of:=[.$G37]/[.T21]" office:value-type="float" office:value="23017.9028132992" calcext:value-type="float">
            <text:p>23017.9028132992</text:p>
          </table:table-cell>
          <table:table-cell table:style-name="ce103" table:formula="of:=[.$G37]/[.U21]" office:value-type="float" office:value="18000" calcext:value-type="float">
            <text:p>18000</text:p>
          </table:table-cell>
          <table:table-cell table:style-name="ce103" table:formula="of:=[.$G37]/[.V21]" office:value-type="float" office:value="11250" calcext:value-type="float">
            <text:p>11250</text:p>
          </table:table-cell>
          <table:table-cell table:style-name="ce103" table:formula="of:=[.$G37]/[.W21]" office:value-type="float" office:value="9000" calcext:value-type="float">
            <text:p>9000</text:p>
          </table:table-cell>
          <table:table-cell table:style-name="ce103" table:formula="of:=[.$G37]/[.X21]" office:value-type="float" office:value="1800" calcext:value-type="float">
            <text:p>1800</text:p>
          </table:table-cell>
          <table:table-cell table:style-name="ce103" table:formula="of:=[.$G37]/[.Y21]" office:value-type="float" office:value="30" calcext:value-type="float">
            <text:p>30</text:p>
          </table:table-cell>
          <table:table-cell/>
          <table:table-cell table:style-name="ce103" table:formula="of:=[.Q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/>
          <table:table-cell table:style-name="ce103" table:formula="of:=[.Q37]*2.75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style-name="ce96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8" table:formula="of:=[.D37]*[.D35]" office:value-type="float" office:value="40" calcext:value-type="float">
            <text:p>40</text:p>
          </table:table-cell>
          <table:table-cell table:formula="of:=[.E37]*[.E35]" office:value-type="float" office:value="40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40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40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8" table:formula="of:=[.AI37]*[.AI35]" office:value-type="float" office:value="40" calcext:value-type="float">
            <text:p>40</text:p>
          </table:table-cell>
          <table:table-cell table:style-name="ce8" table:formula="of:=[.AJ37]*[.AJ35]" office:value-type="float" office:value="40" calcext:value-type="float">
            <text:p>40</text:p>
          </table:table-cell>
          <table:table-cell table:style-name="ce8" table:formula="of:=[.AK37]*[.AK35]" office:value-type="float" office:value="40" calcext:value-type="float">
            <text:p>40</text:p>
          </table:table-cell>
          <table:table-cell table:style-name="ce8" table:formula="of:=[.AL37]*[.AL35]" office:value-type="float" office:value="40" calcext:value-type="float">
            <text:p>40</text:p>
          </table:table-cell>
          <table:table-cell table:style-name="ce8" table:formula="of:=[.AM37]*[.AM35]" office:value-type="float" office:value="40" calcext:value-type="float">
            <text:p>40</text:p>
          </table:table-cell>
          <table:table-cell table:style-name="ce8" table:formula="of:=[.AN37]*[.AN35]" office:value-type="float" office:value="40" calcext:value-type="float">
            <text:p>40</text:p>
          </table:table-cell>
          <table:table-cell/>
          <table:table-cell table:style-name="ce8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8" table:formula="of:=[.AX37]*[.AX35]" office:value-type="float" office:value="110" calcext:value-type="float">
            <text:p>110</text:p>
          </table:table-cell>
          <table:table-cell table:style-name="ce8" table:formula="of:=[.AY37]*[.AY35]" office:value-type="float" office:value="110" calcext:value-type="float">
            <text:p>110</text:p>
          </table:table-cell>
          <table:table-cell table:style-name="ce8" table:formula="of:=[.AZ37]*[.AZ35]" office:value-type="float" office:value="110" calcext:value-type="float">
            <text:p>110</text:p>
          </table:table-cell>
          <table:table-cell table:style-name="ce8" table:formula="of:=[.BA37]*[.BA35]" office:value-type="float" office:value="110" calcext:value-type="float">
            <text:p>110</text:p>
          </table:table-cell>
          <table:table-cell table:style-name="ce8" table:formula="of:=[.BB37]*[.BB35]" office:value-type="float" office:value="110" calcext:value-type="float">
            <text:p>110</text:p>
          </table:table-cell>
          <table:table-cell table:style-name="ce8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8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8" calcext:value-type="float">
            <text:p>978260.869565218</text:p>
          </table:table-cell>
          <table:table-cell table:formula="of:=(1/[.S35])/[.S30]" office:value-type="float" office:value="725806.451612903" calcext:value-type="float">
            <text:p>725806.451612903</text:p>
          </table:table-cell>
          <table:table-cell table:formula="of:=(1/[.T35])/[.T30]" office:value-type="float" office:value="575447.570332481" calcext:value-type="float">
            <text:p>575447.570332481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" calcext:value-type="float">
            <text:p>45000</text:p>
          </table:table-cell>
          <table:table-cell table:formula="of:=(1/[.Y35])/[.Y30]" office:value-type="float" office:value="750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8" table:formula="of:=(1/[.AI35])/[.AI30]" office:value-type="float" office:value="225000" calcext:value-type="float">
            <text:p>225000</text:p>
          </table:table-cell>
          <table:table-cell table:style-name="ce8" table:formula="of:=(1/[.AJ35])/[.AJ30]" office:value-type="float" office:value="168750" calcext:value-type="float">
            <text:p>168750</text:p>
          </table:table-cell>
          <table:table-cell table:style-name="ce8" table:formula="of:=(1/[.AK35])/[.AK30]" office:value-type="float" office:value="112500" calcext:value-type="float">
            <text:p>112500</text:p>
          </table:table-cell>
          <table:table-cell table:style-name="ce8" table:formula="of:=(1/[.AL35])/[.AL30]" office:value-type="float" office:value="101250" calcext:value-type="float">
            <text:p>101250</text:p>
          </table:table-cell>
          <table:table-cell table:style-name="ce8" table:formula="of:=(1/[.AM35])/[.AM30]" office:value-type="float" office:value="70312.5" calcext:value-type="float">
            <text:p>70312.5</text:p>
          </table:table-cell>
          <table:table-cell table:style-name="ce8" table:formula="of:=(1/[.AN35])/[.AN30]" office:value-type="float" office:value="56250" calcext:value-type="float">
            <text:p>56250</text:p>
          </table:table-cell>
          <table:table-cell/>
          <table:table-cell table:style-name="ce8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8" table:formula="of:=(1/[.AX35])/[.AX30]" office:value-type="float" office:value="225000" calcext:value-type="float">
            <text:p>225000</text:p>
          </table:table-cell>
          <table:table-cell table:style-name="ce8" table:formula="of:=(1/[.AY35])/[.AY30]" office:value-type="float" office:value="168750" calcext:value-type="float">
            <text:p>168750</text:p>
          </table:table-cell>
          <table:table-cell table:style-name="ce8" table:formula="of:=(1/[.AZ35])/[.AZ30]" office:value-type="float" office:value="112500" calcext:value-type="float">
            <text:p>112500</text:p>
          </table:table-cell>
          <table:table-cell table:style-name="ce8" table:formula="of:=(1/[.BA35])/[.BA30]" office:value-type="float" office:value="101250" calcext:value-type="float">
            <text:p>101250</text:p>
          </table:table-cell>
          <table:table-cell table:style-name="ce8" table:formula="of:=(1/[.BB35])/[.BB30]" office:value-type="float" office:value="70312.5" calcext:value-type="float">
            <text:p>70312.5</text:p>
          </table:table-cell>
          <table:table-cell table:style-name="ce8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8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8" table:formula="of:=1/([.AI35]*[.AI37])" office:value-type="float" office:value="0.025" calcext:value-type="float">
            <text:p>0.025</text:p>
          </table:table-cell>
          <table:table-cell table:style-name="ce8" table:formula="of:=1/([.AJ35]*[.AJ37])" office:value-type="float" office:value="0.025" calcext:value-type="float">
            <text:p>0.025</text:p>
          </table:table-cell>
          <table:table-cell table:style-name="ce8" table:formula="of:=1/([.AK35]*[.AK37])" office:value-type="float" office:value="0.025" calcext:value-type="float">
            <text:p>0.025</text:p>
          </table:table-cell>
          <table:table-cell table:style-name="ce8" table:formula="of:=1/([.AL35]*[.AL37])" office:value-type="float" office:value="0.025" calcext:value-type="float">
            <text:p>0.025</text:p>
          </table:table-cell>
          <table:table-cell table:style-name="ce8" table:formula="of:=1/([.AM35]*[.AM37])" office:value-type="float" office:value="0.025" calcext:value-type="float">
            <text:p>0.025</text:p>
          </table:table-cell>
          <table:table-cell table:style-name="ce8" table:formula="of:=1/([.AN35]*[.AN37])" office:value-type="float" office:value="0.025" calcext:value-type="float">
            <text:p>0.025</text:p>
          </table:table-cell>
          <table:table-cell/>
          <table:table-cell table:style-name="ce8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8" table:formula="of:=1/([.AX35]*[.AX37])" office:value-type="float" office:value="0.00909090909090909" calcext:value-type="float">
            <text:p>0.0090909091</text:p>
          </table:table-cell>
          <table:table-cell table:style-name="ce8" table:formula="of:=1/([.AY35]*[.AY37])" office:value-type="float" office:value="0.00909090909090909" calcext:value-type="float">
            <text:p>0.0090909091</text:p>
          </table:table-cell>
          <table:table-cell table:style-name="ce8" table:formula="of:=1/([.AZ35]*[.AZ37])" office:value-type="float" office:value="0.00909090909090909" calcext:value-type="float">
            <text:p>0.0090909091</text:p>
          </table:table-cell>
          <table:table-cell table:style-name="ce8" table:formula="of:=1/([.BA35]*[.BA37])" office:value-type="float" office:value="0.00909090909090909" calcext:value-type="float">
            <text:p>0.0090909091</text:p>
          </table:table-cell>
          <table:table-cell table:style-name="ce8" table:formula="of:=1/([.BB35]*[.BB37])" office:value-type="float" office:value="0.00909090909090909" calcext:value-type="float">
            <text:p>0.0090909091</text:p>
          </table:table-cell>
          <table:table-cell table:style-name="ce8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8" table:formula="of:=[.D27]/[.D35]" office:value-type="float" office:value="25" calcext:value-type="float">
            <text:p>25</text:p>
          </table:table-cell>
          <table:table-cell table:formula="of:=[.E27]/[.E35]" office:value-type="float" office:value="37.5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09" calcext:value-type="float">
            <text:p>48913.0434782609</text:p>
          </table:table-cell>
          <table:table-cell table:formula="of:=[.S27]/[.S35]" office:value-type="float" office:value="36290.3225806452" calcext:value-type="float">
            <text:p>36290.3225806452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8" table:formula="of:=[.AI27]/[.AI35]" office:value-type="float" office:value="56250" calcext:value-type="float">
            <text:p>56250</text:p>
          </table:table-cell>
          <table:table-cell table:style-name="ce8" table:formula="of:=[.AJ27]/[.AJ35]" office:value-type="float" office:value="56250" calcext:value-type="float">
            <text:p>56250</text:p>
          </table:table-cell>
          <table:table-cell table:style-name="ce8" table:formula="of:=[.AK27]/[.AK35]" office:value-type="float" office:value="56250" calcext:value-type="float">
            <text:p>56250</text:p>
          </table:table-cell>
          <table:table-cell table:style-name="ce8" table:formula="of:=[.AL27]/[.AL35]" office:value-type="float" office:value="56250" calcext:value-type="float">
            <text:p>56250</text:p>
          </table:table-cell>
          <table:table-cell table:style-name="ce8" table:formula="of:=[.AM27]/[.AM35]" office:value-type="float" office:value="56250" calcext:value-type="float">
            <text:p>56250</text:p>
          </table:table-cell>
          <table:table-cell table:style-name="ce8" table:formula="of:=[.AN27]/[.AN35]" office:value-type="float" office:value="56250" calcext:value-type="float">
            <text:p>56250</text:p>
          </table:table-cell>
          <table:table-cell/>
          <table:table-cell table:style-name="ce8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8" table:formula="of:=[.AX27]/[.AX35]" office:value-type="float" office:value="56250" calcext:value-type="float">
            <text:p>56250</text:p>
          </table:table-cell>
          <table:table-cell table:style-name="ce8" table:formula="of:=[.AY27]/[.AY35]" office:value-type="float" office:value="56250" calcext:value-type="float">
            <text:p>56250</text:p>
          </table:table-cell>
          <table:table-cell table:style-name="ce8" table:formula="of:=[.AZ27]/[.AZ35]" office:value-type="float" office:value="56250" calcext:value-type="float">
            <text:p>56250</text:p>
          </table:table-cell>
          <table:table-cell table:style-name="ce8" table:formula="of:=[.BA27]/[.BA35]" office:value-type="float" office:value="56250" calcext:value-type="float">
            <text:p>56250</text:p>
          </table:table-cell>
          <table:table-cell table:style-name="ce8" table:formula="of:=[.BB27]/[.BB35]" office:value-type="float" office:value="56250" calcext:value-type="float">
            <text:p>56250</text:p>
          </table:table-cell>
          <table:table-cell table:style-name="ce8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2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92" office:value-type="float" office:value="1000" calcext:value-type="float">
            <text:p>1000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number-columns-repeated="13" table:style-name="ce92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92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92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92" office:value-type="float" office:value="-1" calcext:value-type="float">
            <text:p>-1</text:p>
          </table:table-cell>
          <table:table-cell/>
          <table:table-cell table:number-columns-repeated="14" table:style-name="ce92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92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/>
          <table:table-cell table:number-columns-repeated="14" table:style-name="ce9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style-name="ce8"/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92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/>
          <table:table-cell table:number-columns-repeated="14" table:style-name="ce9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92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92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92" office:value-type="float" office:value="0.01" calcext:value-type="float">
            <text:p>0.01</text:p>
          </table:table-cell>
          <table:table-cell/>
          <table:table-cell table:number-columns-repeated="14" table:style-name="ce92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65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92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/>
          <table:table-cell table:number-columns-repeated="14" table:style-name="ce9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8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8" table:formula="of:=[.AI27]" office:value-type="float" office:value="50" calcext:value-type="float">
            <text:p>50</text:p>
          </table:table-cell>
          <table:table-cell table:style-name="ce8" table:formula="of:=[.AJ27]" office:value-type="float" office:value="50" calcext:value-type="float">
            <text:p>50</text:p>
          </table:table-cell>
          <table:table-cell table:style-name="ce8" table:formula="of:=[.AK27]" office:value-type="float" office:value="50" calcext:value-type="float">
            <text:p>50</text:p>
          </table:table-cell>
          <table:table-cell table:style-name="ce8" table:formula="of:=[.AL27]" office:value-type="float" office:value="50" calcext:value-type="float">
            <text:p>50</text:p>
          </table:table-cell>
          <table:table-cell table:style-name="ce8" table:formula="of:=[.AM27]" office:value-type="float" office:value="50" calcext:value-type="float">
            <text:p>50</text:p>
          </table:table-cell>
          <table:table-cell table:style-name="ce8" table:formula="of:=[.AN27]" office:value-type="float" office:value="50" calcext:value-type="float">
            <text:p>50</text:p>
          </table:table-cell>
          <table:table-cell/>
          <table:table-cell table:style-name="ce8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8" table:formula="of:=[.AX27]" office:value-type="float" office:value="50" calcext:value-type="float">
            <text:p>50</text:p>
          </table:table-cell>
          <table:table-cell table:style-name="ce8" table:formula="of:=[.AY27]" office:value-type="float" office:value="50" calcext:value-type="float">
            <text:p>50</text:p>
          </table:table-cell>
          <table:table-cell table:style-name="ce8" table:formula="of:=[.AZ27]" office:value-type="float" office:value="50" calcext:value-type="float">
            <text:p>50</text:p>
          </table:table-cell>
          <table:table-cell table:style-name="ce8" table:formula="of:=[.BA27]" office:value-type="float" office:value="50" calcext:value-type="float">
            <text:p>50</text:p>
          </table:table-cell>
          <table:table-cell table:style-name="ce8" table:formula="of:=[.BB27]" office:value-type="float" office:value="50" calcext:value-type="float">
            <text:p>50</text:p>
          </table:table-cell>
          <table:table-cell table:style-name="ce8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6" table:formula="of:=[.D33]" office:value-type="float" office:value="0.5" calcext:value-type="float">
            <text:p>0.5</text:p>
          </table:table-cell>
          <table:table-cell table:style-name="ce6" table:formula="of:=[.E33]" office:value-type="float" office:value="0.5" calcext:value-type="float">
            <text:p>0.5</text:p>
          </table:table-cell>
          <table:table-cell table:style-name="ce6" table:formula="of:=[.F33]" office:value-type="float" office:value="0.5" calcext:value-type="float">
            <text:p>0.5</text:p>
          </table:table-cell>
          <table:table-cell table:style-name="ce6" table:formula="of:=[.G33]" office:value-type="float" office:value="0.5" calcext:value-type="float">
            <text:p>0.5</text:p>
          </table:table-cell>
          <table:table-cell table:number-columns-repeated="5"/>
          <table:table-cell table:style-name="ce6" table:formula="of:=[.M33]" office:value-type="float" office:value="0.5" calcext:value-type="float">
            <text:p>0.5</text:p>
          </table:table-cell>
          <table:table-cell table:style-name="ce6" table:formula="of:=[.N33]" office:value-type="float" office:value="0.5" calcext:value-type="float">
            <text:p>0.5</text:p>
          </table:table-cell>
          <table:table-cell table:style-name="ce6" table:formula="of:=[.O33]" office:value-type="float" office:value="0.5" calcext:value-type="float">
            <text:p>0.5</text:p>
          </table:table-cell>
          <table:table-cell table:style-name="ce6" table:formula="of:=[.P33]" office:value-type="float" office:value="0.5" calcext:value-type="float">
            <text:p>0.5</text:p>
          </table:table-cell>
          <table:table-cell table:style-name="ce6" table:formula="of:=[.Q33]" office:value-type="float" office:value="0.5" calcext:value-type="float">
            <text:p>0.5</text:p>
          </table:table-cell>
          <table:table-cell table:style-name="ce6" table:formula="of:=[.R33]" office:value-type="float" office:value="0.5" calcext:value-type="float">
            <text:p>0.5</text:p>
          </table:table-cell>
          <table:table-cell table:style-name="ce6" table:formula="of:=[.S33]" office:value-type="float" office:value="0.5" calcext:value-type="float">
            <text:p>0.5</text:p>
          </table:table-cell>
          <table:table-cell table:style-name="ce6" table:formula="of:=[.T33]" office:value-type="float" office:value="0.5" calcext:value-type="float">
            <text:p>0.5</text:p>
          </table:table-cell>
          <table:table-cell table:style-name="ce6" table:formula="of:=[.U33]" office:value-type="float" office:value="0.5" calcext:value-type="float">
            <text:p>0.5</text:p>
          </table:table-cell>
          <table:table-cell table:style-name="ce6" table:formula="of:=[.V33]" office:value-type="float" office:value="0.5" calcext:value-type="float">
            <text:p>0.5</text:p>
          </table:table-cell>
          <table:table-cell table:style-name="ce6" table:formula="of:=[.W33]" office:value-type="float" office:value="0.5" calcext:value-type="float">
            <text:p>0.5</text:p>
          </table:table-cell>
          <table:table-cell table:style-name="ce6" table:formula="of:=[.X33]" office:value-type="float" office:value="0.5" calcext:value-type="float">
            <text:p>0.5</text:p>
          </table:table-cell>
          <table:table-cell table:style-name="ce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6" office:value-type="float" office:value="0.5" calcext:value-type="float">
            <text:p>0.5</text:p>
          </table:table-cell>
          <table:table-cell/>
          <table:table-cell table:number-columns-repeated="14" table:style-name="ce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8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/>
          <table:table-cell table:style-name="ce8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8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/>
          <table:table-cell table:style-name="ce8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8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8" table:formula="of:=[.AI49]/[.AI50]" office:value-type="float" office:value="100" calcext:value-type="float">
            <text:p>100</text:p>
          </table:table-cell>
          <table:table-cell table:style-name="ce8" table:formula="of:=[.AJ49]/[.AJ50]" office:value-type="float" office:value="100" calcext:value-type="float">
            <text:p>100</text:p>
          </table:table-cell>
          <table:table-cell table:style-name="ce8" table:formula="of:=[.AK49]/[.AK50]" office:value-type="float" office:value="100" calcext:value-type="float">
            <text:p>100</text:p>
          </table:table-cell>
          <table:table-cell table:style-name="ce8" table:formula="of:=[.AL49]/[.AL50]" office:value-type="float" office:value="100" calcext:value-type="float">
            <text:p>100</text:p>
          </table:table-cell>
          <table:table-cell table:style-name="ce8" table:formula="of:=[.AM49]/[.AM50]" office:value-type="float" office:value="100" calcext:value-type="float">
            <text:p>100</text:p>
          </table:table-cell>
          <table:table-cell table:style-name="ce8" table:formula="of:=[.AN49]/[.AN50]" office:value-type="float" office:value="100" calcext:value-type="float">
            <text:p>100</text:p>
          </table:table-cell>
          <table:table-cell/>
          <table:table-cell table:style-name="ce8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8" table:formula="of:=[.AX49]/[.AX50]" office:value-type="float" office:value="100" calcext:value-type="float">
            <text:p>100</text:p>
          </table:table-cell>
          <table:table-cell table:style-name="ce8" table:formula="of:=[.AY49]/[.AY50]" office:value-type="float" office:value="100" calcext:value-type="float">
            <text:p>100</text:p>
          </table:table-cell>
          <table:table-cell table:style-name="ce8" table:formula="of:=[.AZ49]/[.AZ50]" office:value-type="float" office:value="100" calcext:value-type="float">
            <text:p>100</text:p>
          </table:table-cell>
          <table:table-cell table:style-name="ce8" table:formula="of:=[.BA49]/[.BA50]" office:value-type="float" office:value="100" calcext:value-type="float">
            <text:p>100</text:p>
          </table:table-cell>
          <table:table-cell table:style-name="ce8" table:formula="of:=[.BB49]/[.BB50]" office:value-type="float" office:value="100" calcext:value-type="float">
            <text:p>100</text:p>
          </table:table-cell>
          <table:table-cell table:style-name="ce8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style-name="ce8"/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9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92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92" office:value-type="float" office:value="50" calcext:value-type="float">
            <text:p>50</text:p>
          </table:table-cell>
          <table:table-cell/>
          <table:table-cell table:number-columns-repeated="14" table:style-name="ce9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2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92" office:value-type="float" office:value="1" calcext:value-type="float">
            <text:p>1</text:p>
          </table:table-cell>
          <table:table-cell/>
          <table:table-cell table:number-columns-repeated="14" table:style-name="ce9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92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92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92" office:value-type="float" office:value="10000" calcext:value-type="float">
            <text:p>10000</text:p>
          </table:table-cell>
          <table:table-cell/>
          <table:table-cell table:number-columns-repeated="14" table:style-name="ce92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66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76" table:formula="of:=[.D33]/[.D35]" office:value-type="float" office:value="0.25" calcext:value-type="float">
            <text:p>0.25</text:p>
          </table:table-cell>
          <table:table-cell table:style-name="ce76" table:formula="of:=[.E33]/[.E35]" office:value-type="float" office:value="0.375" calcext:value-type="float">
            <text:p>0.375</text:p>
          </table:table-cell>
          <table:table-cell table:style-name="ce76" table:formula="of:=[.F33]/[.F35]" office:value-type="float" office:value="1250" calcext:value-type="float">
            <text:p>1250</text:p>
          </table:table-cell>
          <table:table-cell table:style-name="ce7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76" table:formula="of:=[.M33]/[.M35]" office:value-type="float" office:value="1022.72727272727" calcext:value-type="float">
            <text:p>1022.7272727273</text:p>
          </table:table-cell>
          <table:table-cell table:style-name="ce76" table:formula="of:=[.N33]/[.N35]" office:value-type="float" office:value="900" calcext:value-type="float">
            <text:p>900</text:p>
          </table:table-cell>
          <table:table-cell table:style-name="ce76" table:formula="of:=[.O33]/[.O35]" office:value-type="float" office:value="750" calcext:value-type="float">
            <text:p>750</text:p>
          </table:table-cell>
          <table:table-cell table:style-name="ce76" table:formula="of:=[.P33]/[.P35]" office:value-type="float" office:value="642.857142857143" calcext:value-type="float">
            <text:p>642.8571428571</text:p>
          </table:table-cell>
          <table:table-cell table:style-name="ce76" table:formula="of:=[.Q33]/[.Q35]" office:value-type="float" office:value="562.5" calcext:value-type="float">
            <text:p>562.5</text:p>
          </table:table-cell>
          <table:table-cell table:style-name="ce76" table:formula="of:=[.R33]/[.R35]" office:value-type="float" office:value="489.130434782609" calcext:value-type="float">
            <text:p>489.1304347826</text:p>
          </table:table-cell>
          <table:table-cell table:style-name="ce76" table:formula="of:=[.S33]/[.S35]" office:value-type="float" office:value="362.903225806452" calcext:value-type="float">
            <text:p>362.9032258065</text:p>
          </table:table-cell>
          <table:table-cell table:style-name="ce76" table:formula="of:=[.T33]/[.T35]" office:value-type="float" office:value="287.72378516624" calcext:value-type="float">
            <text:p>287.7237851662</text:p>
          </table:table-cell>
          <table:table-cell table:style-name="ce76" table:formula="of:=[.U33]/[.U35]" office:value-type="float" office:value="225" calcext:value-type="float">
            <text:p>225</text:p>
          </table:table-cell>
          <table:table-cell table:style-name="ce76" table:formula="of:=[.V33]/[.V35]" office:value-type="float" office:value="140.625" calcext:value-type="float">
            <text:p>140.625</text:p>
          </table:table-cell>
          <table:table-cell table:style-name="ce76" table:formula="of:=[.W33]/[.W35]" office:value-type="float" office:value="112.5" calcext:value-type="float">
            <text:p>112.5</text:p>
          </table:table-cell>
          <table:table-cell table:style-name="ce76" table:formula="of:=[.X33]/[.X35]" office:value-type="float" office:value="22.5" calcext:value-type="float">
            <text:p>22.5</text:p>
          </table:table-cell>
          <table:table-cell table:style-name="ce76" table:formula="of:=[.Y33]/[.Y35]" office:value-type="float" office:value="0.375" calcext:value-type="float">
            <text:p>0.375</text:p>
          </table:table-cell>
          <table:table-cell/>
          <table:table-cell table:style-name="ce98" table:formula="of:=[.Q58]" office:value-type="float" office:value="562.5" calcext:value-type="float">
            <text:p>562.5</text:p>
          </table:table-cell>
          <table:table-cell table:style-name="ce76" table:formula="of:=[.AB33]/[.AB35]" office:value-type="float" office:value="562.5" calcext:value-type="float">
            <text:p>562.5</text:p>
          </table:table-cell>
          <table:table-cell table:style-name="ce76" table:formula="of:=[.AC33]/[.AC35]" office:value-type="float" office:value="506.25" calcext:value-type="float">
            <text:p>506.25</text:p>
          </table:table-cell>
          <table:table-cell table:style-name="ce76" table:formula="of:=[.AD33]/[.AD35]" office:value-type="float" office:value="450" calcext:value-type="float">
            <text:p>450</text:p>
          </table:table-cell>
          <table:table-cell table:style-name="ce76" table:formula="of:=[.AE33]/[.AE35]" office:value-type="float" office:value="393.75" calcext:value-type="float">
            <text:p>393.75</text:p>
          </table:table-cell>
          <table:table-cell table:style-name="ce76" table:formula="of:=[.AF33]/[.AF35]" office:value-type="float" office:value="337.5" calcext:value-type="float">
            <text:p>337.5</text:p>
          </table:table-cell>
          <table:table-cell table:style-name="ce76" table:formula="of:=[.AG33]/[.AG35]" office:value-type="float" office:value="281.25" calcext:value-type="float">
            <text:p>281.25</text:p>
          </table:table-cell>
          <table:table-cell table:style-name="ce76" table:formula="of:=[.AH33]/[.AH35]" office:value-type="float" office:value="140.625" calcext:value-type="float">
            <text:p>140.625</text:p>
          </table:table-cell>
          <table:table-cell table:style-name="ce76" table:formula="of:=[.AI33]/[.AI35]" office:value-type="float" office:value="112.5" calcext:value-type="float">
            <text:p>112.5</text:p>
          </table:table-cell>
          <table:table-cell table:style-name="ce76" table:formula="of:=[.AJ33]/[.AJ35]" office:value-type="float" office:value="84.375" calcext:value-type="float">
            <text:p>84.375</text:p>
          </table:table-cell>
          <table:table-cell table:style-name="ce76" table:formula="of:=[.AK33]/[.AK35]" office:value-type="float" office:value="56.25" calcext:value-type="float">
            <text:p>56.25</text:p>
          </table:table-cell>
          <table:table-cell table:style-name="ce76" table:formula="of:=[.AL33]/[.AL35]" office:value-type="float" office:value="50.625" calcext:value-type="float">
            <text:p>50.625</text:p>
          </table:table-cell>
          <table:table-cell table:style-name="ce76" table:formula="of:=[.AM33]/[.AM35]" office:value-type="float" office:value="35.15625" calcext:value-type="float">
            <text:p>35.15625</text:p>
          </table:table-cell>
          <table:table-cell table:style-name="ce76" table:formula="of:=[.AN33]/[.AN35]" office:value-type="float" office:value="28.125" calcext:value-type="float">
            <text:p>28.125</text:p>
          </table:table-cell>
          <table:table-cell/>
          <table:table-cell table:style-name="ce76" table:formula="of:=[.AP33]/[.AP35]" office:value-type="float" office:value="562.5" calcext:value-type="float">
            <text:p>562.5</text:p>
          </table:table-cell>
          <table:table-cell table:style-name="ce76" table:formula="of:=[.AQ33]/[.AQ35]" office:value-type="float" office:value="562.5" calcext:value-type="float">
            <text:p>562.5</text:p>
          </table:table-cell>
          <table:table-cell table:style-name="ce76" table:formula="of:=[.AR33]/[.AR35]" office:value-type="float" office:value="506.25" calcext:value-type="float">
            <text:p>506.25</text:p>
          </table:table-cell>
          <table:table-cell table:style-name="ce76" table:formula="of:=[.AS33]/[.AS35]" office:value-type="float" office:value="450" calcext:value-type="float">
            <text:p>450</text:p>
          </table:table-cell>
          <table:table-cell table:style-name="ce76" table:formula="of:=[.AT33]/[.AT35]" office:value-type="float" office:value="393.75" calcext:value-type="float">
            <text:p>393.75</text:p>
          </table:table-cell>
          <table:table-cell table:style-name="ce76" table:formula="of:=[.AU33]/[.AU35]" office:value-type="float" office:value="337.5" calcext:value-type="float">
            <text:p>337.5</text:p>
          </table:table-cell>
          <table:table-cell table:style-name="ce76" table:formula="of:=[.AV33]/[.AV35]" office:value-type="float" office:value="281.25" calcext:value-type="float">
            <text:p>281.25</text:p>
          </table:table-cell>
          <table:table-cell table:style-name="ce76" table:formula="of:=[.AW33]/[.AW35]" office:value-type="float" office:value="140.625" calcext:value-type="float">
            <text:p>140.625</text:p>
          </table:table-cell>
          <table:table-cell table:style-name="ce76" table:formula="of:=[.AX33]/[.AX35]" office:value-type="float" office:value="112.5" calcext:value-type="float">
            <text:p>112.5</text:p>
          </table:table-cell>
          <table:table-cell table:style-name="ce76" table:formula="of:=[.AY33]/[.AY35]" office:value-type="float" office:value="84.375" calcext:value-type="float">
            <text:p>84.375</text:p>
          </table:table-cell>
          <table:table-cell table:style-name="ce76" table:formula="of:=[.AZ33]/[.AZ35]" office:value-type="float" office:value="56.25" calcext:value-type="float">
            <text:p>56.25</text:p>
          </table:table-cell>
          <table:table-cell table:style-name="ce76" table:formula="of:=[.BA33]/[.BA35]" office:value-type="float" office:value="50.625" calcext:value-type="float">
            <text:p>50.625</text:p>
          </table:table-cell>
          <table:table-cell table:style-name="ce76" table:formula="of:=[.BB33]/[.BB35]" office:value-type="float" office:value="35.15625" calcext:value-type="float">
            <text:p>35.15625</text:p>
          </table:table-cell>
          <table:table-cell table:style-name="ce7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28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76" table:formula="of:=[.D37]/[.D53]" office:value-type="float" office:value="0.2" calcext:value-type="float">
            <text:p>0.2</text:p>
          </table:table-cell>
          <table:table-cell table:style-name="ce76" table:formula="of:=[.E37]/[.E53]" office:value-type="float" office:value="0.3" calcext:value-type="float">
            <text:p>0.3</text:p>
          </table:table-cell>
          <table:table-cell table:style-name="ce76" table:formula="of:=[.F37]/[.F53]" office:value-type="float" office:value="1000" calcext:value-type="float">
            <text:p>1000</text:p>
          </table:table-cell>
          <table:table-cell table:style-name="ce7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76" table:formula="of:=[.M37]/[.M53]" office:value-type="float" office:value="818.181818181818" calcext:value-type="float">
            <text:p>818.1818181818</text:p>
          </table:table-cell>
          <table:table-cell table:style-name="ce76" table:formula="of:=[.N37]/[.N53]" office:value-type="float" office:value="720" calcext:value-type="float">
            <text:p>720</text:p>
          </table:table-cell>
          <table:table-cell table:style-name="ce76" table:formula="of:=[.O37]/[.O53]" office:value-type="float" office:value="600" calcext:value-type="float">
            <text:p>600</text:p>
          </table:table-cell>
          <table:table-cell table:style-name="ce76" table:formula="of:=[.P37]/[.P53]" office:value-type="float" office:value="514.285714285714" calcext:value-type="float">
            <text:p>514.2857142857</text:p>
          </table:table-cell>
          <table:table-cell table:style-name="ce76" table:formula="of:=[.Q37]/[.Q53]" office:value-type="float" office:value="450" calcext:value-type="float">
            <text:p>450</text:p>
          </table:table-cell>
          <table:table-cell table:style-name="ce76" table:formula="of:=[.R37]/[.R53]" office:value-type="float" office:value="391.304347826087" calcext:value-type="float">
            <text:p>391.3043478261</text:p>
          </table:table-cell>
          <table:table-cell table:style-name="ce76" table:formula="of:=[.S37]/[.S53]" office:value-type="float" office:value="290.322580645161" calcext:value-type="float">
            <text:p>290.3225806452</text:p>
          </table:table-cell>
          <table:table-cell table:style-name="ce76" table:formula="of:=[.T37]/[.T53]" office:value-type="float" office:value="230.179028132992" calcext:value-type="float">
            <text:p>230.179028133</text:p>
          </table:table-cell>
          <table:table-cell table:style-name="ce76" table:formula="of:=[.U37]/[.U53]" office:value-type="float" office:value="180" calcext:value-type="float">
            <text:p>180</text:p>
          </table:table-cell>
          <table:table-cell table:style-name="ce76" table:formula="of:=[.V37]/[.V53]" office:value-type="float" office:value="112.5" calcext:value-type="float">
            <text:p>112.5</text:p>
          </table:table-cell>
          <table:table-cell table:style-name="ce76" table:formula="of:=[.W37]/[.W53]" office:value-type="float" office:value="90" calcext:value-type="float">
            <text:p>90</text:p>
          </table:table-cell>
          <table:table-cell table:style-name="ce76" table:formula="of:=[.X37]/[.X53]" office:value-type="float" office:value="18" calcext:value-type="float">
            <text:p>18</text:p>
          </table:table-cell>
          <table:table-cell table:style-name="ce76" table:formula="of:=[.Y37]/[.Y53]" office:value-type="float" office:value="0.3" calcext:value-type="float">
            <text:p>0.3</text:p>
          </table:table-cell>
          <table:table-cell/>
          <table:table-cell table:style-name="ce98" table:formula="of:=[.Q59]" office:value-type="float" office:value="450" calcext:value-type="float">
            <text:p>450</text:p>
          </table:table-cell>
          <table:table-cell table:style-name="ce76" table:formula="of:=[.AB37]/[.AB53]" office:value-type="float" office:value="450" calcext:value-type="float">
            <text:p>450</text:p>
          </table:table-cell>
          <table:table-cell table:style-name="ce76" table:formula="of:=[.AC37]/[.AC53]" office:value-type="float" office:value="450" calcext:value-type="float">
            <text:p>450</text:p>
          </table:table-cell>
          <table:table-cell table:style-name="ce76" table:formula="of:=[.AD37]/[.AD53]" office:value-type="float" office:value="450" calcext:value-type="float">
            <text:p>450</text:p>
          </table:table-cell>
          <table:table-cell table:style-name="ce76" table:formula="of:=[.AE37]/[.AE53]" office:value-type="float" office:value="450" calcext:value-type="float">
            <text:p>450</text:p>
          </table:table-cell>
          <table:table-cell table:style-name="ce76" table:formula="of:=[.AF37]/[.AF53]" office:value-type="float" office:value="450" calcext:value-type="float">
            <text:p>450</text:p>
          </table:table-cell>
          <table:table-cell table:style-name="ce76" table:formula="of:=[.AG37]/[.AG53]" office:value-type="float" office:value="450" calcext:value-type="float">
            <text:p>450</text:p>
          </table:table-cell>
          <table:table-cell table:style-name="ce76" table:formula="of:=[.AH37]/[.AH53]" office:value-type="float" office:value="450" calcext:value-type="float">
            <text:p>450</text:p>
          </table:table-cell>
          <table:table-cell table:style-name="ce76" table:formula="of:=[.AI37]/[.AI53]" office:value-type="float" office:value="450" calcext:value-type="float">
            <text:p>450</text:p>
          </table:table-cell>
          <table:table-cell table:style-name="ce76" table:formula="of:=[.AJ37]/[.AJ53]" office:value-type="float" office:value="450" calcext:value-type="float">
            <text:p>450</text:p>
          </table:table-cell>
          <table:table-cell table:style-name="ce76" table:formula="of:=[.AK37]/[.AK53]" office:value-type="float" office:value="450" calcext:value-type="float">
            <text:p>450</text:p>
          </table:table-cell>
          <table:table-cell table:style-name="ce76" table:formula="of:=[.AL37]/[.AL53]" office:value-type="float" office:value="450" calcext:value-type="float">
            <text:p>450</text:p>
          </table:table-cell>
          <table:table-cell table:style-name="ce76" table:formula="of:=[.AM37]/[.AM53]" office:value-type="float" office:value="450" calcext:value-type="float">
            <text:p>450</text:p>
          </table:table-cell>
          <table:table-cell table:style-name="ce76" table:formula="of:=[.AN37]/[.AN53]" office:value-type="float" office:value="450" calcext:value-type="float">
            <text:p>450</text:p>
          </table:table-cell>
          <table:table-cell/>
          <table:table-cell table:style-name="ce76" table:formula="of:=[.AP37]/[.AP53]" office:value-type="float" office:value="1237.5" calcext:value-type="float">
            <text:p>1237.5</text:p>
          </table:table-cell>
          <table:table-cell table:style-name="ce76" table:formula="of:=[.AQ37]/[.AQ53]" office:value-type="float" office:value="1237.5" calcext:value-type="float">
            <text:p>1237.5</text:p>
          </table:table-cell>
          <table:table-cell table:style-name="ce76" table:formula="of:=[.AR37]/[.AR53]" office:value-type="float" office:value="1237.5" calcext:value-type="float">
            <text:p>1237.5</text:p>
          </table:table-cell>
          <table:table-cell table:style-name="ce76" table:formula="of:=[.AS37]/[.AS53]" office:value-type="float" office:value="1237.5" calcext:value-type="float">
            <text:p>1237.5</text:p>
          </table:table-cell>
          <table:table-cell table:style-name="ce76" table:formula="of:=[.AT37]/[.AT53]" office:value-type="float" office:value="1237.5" calcext:value-type="float">
            <text:p>1237.5</text:p>
          </table:table-cell>
          <table:table-cell table:style-name="ce76" table:formula="of:=[.AU37]/[.AU53]" office:value-type="float" office:value="1237.5" calcext:value-type="float">
            <text:p>1237.5</text:p>
          </table:table-cell>
          <table:table-cell table:style-name="ce76" table:formula="of:=[.AV37]/[.AV53]" office:value-type="float" office:value="1237.5" calcext:value-type="float">
            <text:p>1237.5</text:p>
          </table:table-cell>
          <table:table-cell table:style-name="ce76" table:formula="of:=[.AW37]/[.AW53]" office:value-type="float" office:value="1237.5" calcext:value-type="float">
            <text:p>1237.5</text:p>
          </table:table-cell>
          <table:table-cell table:style-name="ce76" table:formula="of:=[.AX37]/[.AX53]" office:value-type="float" office:value="1237.5" calcext:value-type="float">
            <text:p>1237.5</text:p>
          </table:table-cell>
          <table:table-cell table:style-name="ce76" table:formula="of:=[.AY37]/[.AY53]" office:value-type="float" office:value="1237.5" calcext:value-type="float">
            <text:p>1237.5</text:p>
          </table:table-cell>
          <table:table-cell table:style-name="ce76" table:formula="of:=[.AZ37]/[.AZ53]" office:value-type="float" office:value="1237.5" calcext:value-type="float">
            <text:p>1237.5</text:p>
          </table:table-cell>
          <table:table-cell table:style-name="ce76" table:formula="of:=[.BA37]/[.BA53]" office:value-type="float" office:value="1237.5" calcext:value-type="float">
            <text:p>1237.5</text:p>
          </table:table-cell>
          <table:table-cell table:style-name="ce76" table:formula="of:=[.BB37]/[.BB53]" office:value-type="float" office:value="1237.5" calcext:value-type="float">
            <text:p>1237.5</text:p>
          </table:table-cell>
          <table:table-cell table:style-name="ce7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28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76" table:formula="of:=[.D50]/[.D35]" office:value-type="float" office:value="0.25" calcext:value-type="float">
            <text:p>0.25</text:p>
          </table:table-cell>
          <table:table-cell table:style-name="ce76" table:formula="of:=[.E50]/[.E35]" office:value-type="float" office:value="0.375" calcext:value-type="float">
            <text:p>0.375</text:p>
          </table:table-cell>
          <table:table-cell table:style-name="ce76" table:formula="of:=[.F50]/[.F35]" office:value-type="float" office:value="1250" calcext:value-type="float">
            <text:p>1250</text:p>
          </table:table-cell>
          <table:table-cell table:style-name="ce7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76" table:formula="of:=[.M50]/[.M35]" office:value-type="float" office:value="1022.72727272727" calcext:value-type="float">
            <text:p>1022.7272727273</text:p>
          </table:table-cell>
          <table:table-cell table:style-name="ce76" table:formula="of:=[.N50]/[.N35]" office:value-type="float" office:value="900" calcext:value-type="float">
            <text:p>900</text:p>
          </table:table-cell>
          <table:table-cell table:style-name="ce76" table:formula="of:=[.O50]/[.O35]" office:value-type="float" office:value="750" calcext:value-type="float">
            <text:p>750</text:p>
          </table:table-cell>
          <table:table-cell table:style-name="ce76" table:formula="of:=[.P50]/[.P35]" office:value-type="float" office:value="642.857142857143" calcext:value-type="float">
            <text:p>642.8571428571</text:p>
          </table:table-cell>
          <table:table-cell table:style-name="ce76" table:formula="of:=[.Q50]/[.Q35]" office:value-type="float" office:value="562.5" calcext:value-type="float">
            <text:p>562.5</text:p>
          </table:table-cell>
          <table:table-cell table:style-name="ce76" table:formula="of:=[.R50]/[.R35]" office:value-type="float" office:value="489.130434782609" calcext:value-type="float">
            <text:p>489.1304347826</text:p>
          </table:table-cell>
          <table:table-cell table:style-name="ce76" table:formula="of:=[.S50]/[.S35]" office:value-type="float" office:value="362.903225806452" calcext:value-type="float">
            <text:p>362.9032258065</text:p>
          </table:table-cell>
          <table:table-cell table:style-name="ce76" table:formula="of:=[.T50]/[.T35]" office:value-type="float" office:value="287.72378516624" calcext:value-type="float">
            <text:p>287.7237851662</text:p>
          </table:table-cell>
          <table:table-cell table:style-name="ce76" table:formula="of:=[.U50]/[.U35]" office:value-type="float" office:value="225" calcext:value-type="float">
            <text:p>225</text:p>
          </table:table-cell>
          <table:table-cell table:style-name="ce76" table:formula="of:=[.V50]/[.V35]" office:value-type="float" office:value="140.625" calcext:value-type="float">
            <text:p>140.625</text:p>
          </table:table-cell>
          <table:table-cell table:style-name="ce76" table:formula="of:=[.W50]/[.W35]" office:value-type="float" office:value="112.5" calcext:value-type="float">
            <text:p>112.5</text:p>
          </table:table-cell>
          <table:table-cell table:style-name="ce76" table:formula="of:=[.X50]/[.X35]" office:value-type="float" office:value="22.5" calcext:value-type="float">
            <text:p>22.5</text:p>
          </table:table-cell>
          <table:table-cell table:style-name="ce76" table:formula="of:=[.Y50]/[.Y35]" office:value-type="float" office:value="0.375" calcext:value-type="float">
            <text:p>0.375</text:p>
          </table:table-cell>
          <table:table-cell/>
          <table:table-cell table:style-name="ce98" table:formula="of:=[.Q60]" office:value-type="float" office:value="562.5" calcext:value-type="float">
            <text:p>562.5</text:p>
          </table:table-cell>
          <table:table-cell table:style-name="ce76" table:formula="of:=[.AB50]/[.AB35]" office:value-type="float" office:value="562.5" calcext:value-type="float">
            <text:p>562.5</text:p>
          </table:table-cell>
          <table:table-cell table:style-name="ce76" table:formula="of:=[.AC50]/[.AC35]" office:value-type="float" office:value="562.5" calcext:value-type="float">
            <text:p>562.5</text:p>
          </table:table-cell>
          <table:table-cell table:style-name="ce76" table:formula="of:=[.AD50]/[.AD35]" office:value-type="float" office:value="562.5" calcext:value-type="float">
            <text:p>562.5</text:p>
          </table:table-cell>
          <table:table-cell table:style-name="ce76" table:formula="of:=[.AE50]/[.AE35]" office:value-type="float" office:value="562.5" calcext:value-type="float">
            <text:p>562.5</text:p>
          </table:table-cell>
          <table:table-cell table:style-name="ce76" table:formula="of:=[.AF50]/[.AF35]" office:value-type="float" office:value="562.5" calcext:value-type="float">
            <text:p>562.5</text:p>
          </table:table-cell>
          <table:table-cell table:style-name="ce76" table:formula="of:=[.AG50]/[.AG35]" office:value-type="float" office:value="562.5" calcext:value-type="float">
            <text:p>562.5</text:p>
          </table:table-cell>
          <table:table-cell table:style-name="ce76" table:formula="of:=[.AH50]/[.AH35]" office:value-type="float" office:value="562.5" calcext:value-type="float">
            <text:p>562.5</text:p>
          </table:table-cell>
          <table:table-cell table:style-name="ce76" table:formula="of:=[.AI50]/[.AI35]" office:value-type="float" office:value="562.5" calcext:value-type="float">
            <text:p>562.5</text:p>
          </table:table-cell>
          <table:table-cell table:style-name="ce76" table:formula="of:=[.AJ50]/[.AJ35]" office:value-type="float" office:value="562.5" calcext:value-type="float">
            <text:p>562.5</text:p>
          </table:table-cell>
          <table:table-cell table:style-name="ce76" table:formula="of:=[.AK50]/[.AK35]" office:value-type="float" office:value="562.5" calcext:value-type="float">
            <text:p>562.5</text:p>
          </table:table-cell>
          <table:table-cell table:style-name="ce76" table:formula="of:=[.AL50]/[.AL35]" office:value-type="float" office:value="562.5" calcext:value-type="float">
            <text:p>562.5</text:p>
          </table:table-cell>
          <table:table-cell table:style-name="ce76" table:formula="of:=[.AM50]/[.AM35]" office:value-type="float" office:value="562.5" calcext:value-type="float">
            <text:p>562.5</text:p>
          </table:table-cell>
          <table:table-cell table:style-name="ce76" table:formula="of:=[.AN50]/[.AN35]" office:value-type="float" office:value="562.5" calcext:value-type="float">
            <text:p>562.5</text:p>
          </table:table-cell>
          <table:table-cell/>
          <table:table-cell table:style-name="ce76" table:formula="of:=[.AP50]/[.AP35]" office:value-type="float" office:value="562.5" calcext:value-type="float">
            <text:p>562.5</text:p>
          </table:table-cell>
          <table:table-cell table:style-name="ce76" table:formula="of:=[.AQ50]/[.AQ35]" office:value-type="float" office:value="562.5" calcext:value-type="float">
            <text:p>562.5</text:p>
          </table:table-cell>
          <table:table-cell table:style-name="ce76" table:formula="of:=[.AR50]/[.AR35]" office:value-type="float" office:value="562.5" calcext:value-type="float">
            <text:p>562.5</text:p>
          </table:table-cell>
          <table:table-cell table:style-name="ce76" table:formula="of:=[.AS50]/[.AS35]" office:value-type="float" office:value="562.5" calcext:value-type="float">
            <text:p>562.5</text:p>
          </table:table-cell>
          <table:table-cell table:style-name="ce76" table:formula="of:=[.AT50]/[.AT35]" office:value-type="float" office:value="562.5" calcext:value-type="float">
            <text:p>562.5</text:p>
          </table:table-cell>
          <table:table-cell table:style-name="ce76" table:formula="of:=[.AU50]/[.AU35]" office:value-type="float" office:value="562.5" calcext:value-type="float">
            <text:p>562.5</text:p>
          </table:table-cell>
          <table:table-cell table:style-name="ce76" table:formula="of:=[.AV50]/[.AV35]" office:value-type="float" office:value="562.5" calcext:value-type="float">
            <text:p>562.5</text:p>
          </table:table-cell>
          <table:table-cell table:style-name="ce76" table:formula="of:=[.AW50]/[.AW35]" office:value-type="float" office:value="562.5" calcext:value-type="float">
            <text:p>562.5</text:p>
          </table:table-cell>
          <table:table-cell table:style-name="ce76" table:formula="of:=[.AX50]/[.AX35]" office:value-type="float" office:value="562.5" calcext:value-type="float">
            <text:p>562.5</text:p>
          </table:table-cell>
          <table:table-cell table:style-name="ce76" table:formula="of:=[.AY50]/[.AY35]" office:value-type="float" office:value="562.5" calcext:value-type="float">
            <text:p>562.5</text:p>
          </table:table-cell>
          <table:table-cell table:style-name="ce76" table:formula="of:=[.AZ50]/[.AZ35]" office:value-type="float" office:value="562.5" calcext:value-type="float">
            <text:p>562.5</text:p>
          </table:table-cell>
          <table:table-cell table:style-name="ce76" table:formula="of:=[.BA50]/[.BA35]" office:value-type="float" office:value="562.5" calcext:value-type="float">
            <text:p>562.5</text:p>
          </table:table-cell>
          <table:table-cell table:style-name="ce76" table:formula="of:=[.BB50]/[.BB35]" office:value-type="float" office:value="562.5" calcext:value-type="float">
            <text:p>562.5</text:p>
          </table:table-cell>
          <table:table-cell table:style-name="ce7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6">
          <table:table-cell table:style-name="Default"/>
          <table:table-cell table:style-name="ce78" office:value-type="string" calcext:value-type="string">
            <text:p>SKIP MSMTS</text:p>
          </table:table-cell>
          <table:table-cell table:number-columns-repeated="9" table:style-name="ce85" office:value-type="float" office:value="1" calcext:value-type="float">
            <text:p>1</text:p>
          </table:table-cell>
          <table:table-cell/>
          <table:table-cell table:style-name="ce85" table:number-columns-repeated="13"/>
          <table:table-cell/>
          <table:table-cell table:number-columns-repeated="8" table:style-name="ce85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85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78" office:value-type="string" calcext:value-type="string">
            <text:p>LOW NOISE CASE</text:p>
          </table:table-cell>
          <table:table-cell table:number-columns-repeated="9" table:style-name="ce86" office:value-type="percentage" office:value="0.01" calcext:value-type="percentage">
            <text:p>1.00%</text:p>
          </table:table-cell>
          <table:table-cell/>
          <table:table-cell table:style-name="ce86" table:number-columns-repeated="13"/>
          <table:table-cell/>
          <table:table-cell table:number-columns-repeated="8" table:style-name="ce86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86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62" office:value-type="string" calcext:value-type="string" table:number-columns-spanned="1" table:number-rows-spanned="7">
            <text:p>PARAMETER</text:p>
            <text:p>REGIMES</text:p>
          </table:table-cell>
          <table:table-cell table:style-name="ce50" office:value-type="string" calcext:value-type="string">
            <text:p>TEST CASE </text:p>
          </table:table-cell>
          <table:table-cell table:style-name="ce50" office:value-type="string" calcext:value-type="string">
            <text:p>NUM </text:p>
          </table:table-cell>
          <table:table-cell table:number-columns-repeated="2" table:style-name="ce89" office:value-type="float" office:value="7" calcext:value-type="float">
            <text:p>7</text:p>
          </table:table-cell>
          <table:table-cell table:style-name="ce89" table:number-columns-repeated="6"/>
          <table:table-cell/>
          <table:table-cell table:number-columns-repeated="13" table:style-name="ce89" office:value-type="float" office:value="15" calcext:value-type="float">
            <text:p>15</text:p>
          </table:table-cell>
          <table:table-cell/>
          <table:table-cell table:number-columns-repeated="2" table:style-name="ce89" office:value-type="float" office:value="8" calcext:value-type="float">
            <text:p>8</text:p>
          </table:table-cell>
          <table:table-cell table:style-name="ce89" table:number-columns-repeated="6"/>
          <table:table-cell table:number-columns-repeated="7"/>
          <table:table-cell table:number-columns-repeated="2" table:style-name="ce89" office:value-type="float" office:value="9" calcext:value-type="float">
            <text:p>9</text:p>
          </table:table-cell>
          <table:table-cell table:style-name="ce89" table:number-columns-repeated="6"/>
          <table:table-cell table:number-columns-repeated="975"/>
        </table:table-row>
        <table:table-row table:style-name="ro1">
          <table:covered-table-cell/>
          <table:table-cell table:style-name="ce79" office:value-type="string" calcext:value-type="string">
            <text:p>REGIME NAME</text:p>
          </table:table-cell>
          <table:table-cell table:style-name="ce79"/>
          <table:table-cell table:style-name="ce93" office:value-type="string" calcext:value-type="string">
            <text:p>From Unaliased to Physically Aliased Regime, n_train changes</text:p>
          </table:table-cell>
          <table:table-cell table:style-name="ce93" table:number-columns-repeated="7"/>
          <table:table-cell/>
          <table:table-cell table:style-name="ce106" office:value-type="string" calcext:value-type="string">
            <text:p>Test Case 15 </text:p>
          </table:table-cell>
          <table:table-cell table:style-name="ce106"/>
          <table:table-cell table:style-name="ce107" table:number-columns-repeated="11"/>
          <table:table-cell/>
          <table:table-cell table:style-name="ce93" office:value-type="string" calcext:value-type="string">
            <text:p>From Unaliased to Physically Aliased Regime, n_train changes</text:p>
          </table:table-cell>
          <table:table-cell table:style-name="ce93" table:number-columns-repeated="7"/>
          <table:table-cell table:number-columns-repeated="7"/>
          <table:table-cell table:style-name="ce93" office:value-type="string" calcext:value-type="string">
            <text:p>From Computationally Aliased to Physically Aliased Regime, n_train changes</text:p>
          </table:table-cell>
          <table:table-cell table:style-name="ce93" table:number-columns-repeated="7"/>
          <table:table-cell table:number-columns-repeated="975"/>
        </table:table-row>
        <table:table-row table:style-name="ro1">
          <table:covered-table-cell/>
          <table:table-cell table:style-name="ce79" table:number-columns-repeated="2"/>
          <table:table-cell table:style-name="ce93" office:value-type="string" calcext:value-type="string">
            <text:p>With Perfect Learning with Adequate Sampling <text:s/></text:p>
          </table:table-cell>
          <table:table-cell table:style-name="ce93" table:number-columns-repeated="7"/>
          <table:table-cell/>
          <table:table-cell table:style-name="ce105" office:value-type="string" calcext:value-type="string">
            <text:p>Perfect Learning with Varying Levels of Undersampling</text:p>
          </table:table-cell>
          <table:table-cell table:style-name="ce105" table:number-columns-repeated="12"/>
          <table:table-cell/>
          <table:table-cell table:style-name="ce93" office:value-type="string" calcext:value-type="string">
            <text:p>With Imperfect Learning with Undersampling </text:p>
          </table:table-cell>
          <table:table-cell table:style-name="ce93" table:number-columns-repeated="7"/>
          <table:table-cell table:number-columns-repeated="7"/>
          <table:table-cell table:style-name="ce93" office:value-type="string" calcext:value-type="string">
            <text:p>With Imperfect Learning with Undersampling </text:p>
          </table:table-cell>
          <table:table-cell table:style-name="ce93" table:number-columns-repeated="7"/>
          <table:table-cell table:number-columns-repeated="975"/>
        </table:table-row>
        <table:table-row table:style-name="ro1">
          <table:covered-table-cell/>
          <table:table-cell table:style-name="ce79" table:number-columns-repeated="2"/>
          <table:table-cell table:style-name="ce93" table:number-columns-repeated="8"/>
          <table:table-cell/>
          <table:table-cell table:style-name="ce105" table:number-columns-repeated="13"/>
          <table:table-cell/>
          <table:table-cell table:style-name="ce93" table:number-columns-repeated="8"/>
          <table:table-cell table:number-columns-repeated="7"/>
          <table:table-cell table:style-name="ce93" table:number-columns-repeated="8"/>
          <table:table-cell table:number-columns-repeated="975"/>
        </table:table-row>
        <table:table-row table:style-name="ro1">
          <table:covered-table-cell table:style-name="ce64"/>
          <table:table-cell table:style-name="ce50" office:value-type="string" calcext:value-type="string">
            <text:p>VARIATION NUM</text:p>
          </table:table-cell>
          <table:table-cell table:style-name="ce87" office:value-type="string" calcext:value-type="string">
            <text:p>NUM </text:p>
          </table:table-cell>
          <table:table-cell table:style-name="ce87" office:value-type="float" office:value="0" calcext:value-type="float">
            <text:p>0</text:p>
          </table:table-cell>
          <table:table-cell table:style-name="ce87" table:formula="of:=1+[.D68]" office:value-type="float" office:value="1" calcext:value-type="float">
            <text:p>1</text:p>
          </table:table-cell>
          <table:table-cell table:style-name="ce87" table:formula="of:=1+[.E68]" office:value-type="float" office:value="2" calcext:value-type="float">
            <text:p>2</text:p>
          </table:table-cell>
          <table:table-cell table:style-name="ce87" table:formula="of:=1+[.F68]" office:value-type="float" office:value="3" calcext:value-type="float">
            <text:p>3</text:p>
          </table:table-cell>
          <table:table-cell table:style-name="ce87" table:formula="of:=1+[.G68]" office:value-type="float" office:value="4" calcext:value-type="float">
            <text:p>4</text:p>
          </table:table-cell>
          <table:table-cell table:style-name="ce87" table:formula="of:=1+[.H68]" office:value-type="float" office:value="5" calcext:value-type="float">
            <text:p>5</text:p>
          </table:table-cell>
          <table:table-cell table:style-name="ce87" table:formula="of:=1+[.I68]" office:value-type="float" office:value="6" calcext:value-type="float">
            <text:p>6</text:p>
          </table:table-cell>
          <table:table-cell table:style-name="ce87" table:formula="of:=1+[.J68]" office:value-type="float" office:value="7" calcext:value-type="float">
            <text:p>7</text:p>
          </table:table-cell>
          <table:table-cell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/>
          <table:table-cell table:style-name="ce87" office:value-type="float" office:value="0" calcext:value-type="float">
            <text:p>0</text:p>
          </table:table-cell>
          <table:table-cell table:style-name="ce87" table:formula="of:=1+[.AA68]" office:value-type="float" office:value="1" calcext:value-type="float">
            <text:p>1</text:p>
          </table:table-cell>
          <table:table-cell table:style-name="ce87" table:formula="of:=1+[.AB68]" office:value-type="float" office:value="2" calcext:value-type="float">
            <text:p>2</text:p>
          </table:table-cell>
          <table:table-cell table:style-name="ce87" table:formula="of:=1+[.AC68]" office:value-type="float" office:value="3" calcext:value-type="float">
            <text:p>3</text:p>
          </table:table-cell>
          <table:table-cell table:style-name="ce87" table:formula="of:=1+[.AD68]" office:value-type="float" office:value="4" calcext:value-type="float">
            <text:p>4</text:p>
          </table:table-cell>
          <table:table-cell table:style-name="ce87" table:formula="of:=1+[.AE68]" office:value-type="float" office:value="5" calcext:value-type="float">
            <text:p>5</text:p>
          </table:table-cell>
          <table:table-cell table:style-name="ce87" table:formula="of:=1+[.AF68]" office:value-type="float" office:value="6" calcext:value-type="float">
            <text:p>6</text:p>
          </table:table-cell>
          <table:table-cell table:style-name="ce87" table:formula="of:=1+[.AG68]" office:value-type="float" office:value="7" calcext:value-type="float">
            <text:p>7</text:p>
          </table:table-cell>
          <table:table-cell table:number-columns-repeated="7"/>
          <table:table-cell table:style-name="ce87" office:value-type="float" office:value="0" calcext:value-type="float">
            <text:p>0</text:p>
          </table:table-cell>
          <table:table-cell table:style-name="ce87" table:formula="of:=1+[.AP68]" office:value-type="float" office:value="1" calcext:value-type="float">
            <text:p>1</text:p>
          </table:table-cell>
          <table:table-cell table:style-name="ce87" table:formula="of:=1+[.AQ68]" office:value-type="float" office:value="2" calcext:value-type="float">
            <text:p>2</text:p>
          </table:table-cell>
          <table:table-cell table:style-name="ce87" table:formula="of:=1+[.AR68]" office:value-type="float" office:value="3" calcext:value-type="float">
            <text:p>3</text:p>
          </table:table-cell>
          <table:table-cell table:style-name="ce87" table:formula="of:=1+[.AS68]" office:value-type="float" office:value="4" calcext:value-type="float">
            <text:p>4</text:p>
          </table:table-cell>
          <table:table-cell table:style-name="ce87" table:formula="of:=1+[.AT68]" office:value-type="float" office:value="5" calcext:value-type="float">
            <text:p>5</text:p>
          </table:table-cell>
          <table:table-cell table:style-name="ce87" table:formula="of:=1+[.AU68]" office:value-type="float" office:value="6" calcext:value-type="float">
            <text:p>6</text:p>
          </table:table-cell>
          <table:table-cell table:style-name="ce87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79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94"/>
          <table:table-cell table:style-name="ce102" office:value-type="float" office:value="1" calcext:value-type="float">
            <text:p>1.00</text:p>
          </table:table-cell>
          <table:table-cell table:style-name="ce102" office:value-type="float" office:value="2" calcext:value-type="float">
            <text:p>2.00</text:p>
          </table:table-cell>
          <table:table-cell table:style-name="ce102" office:value-type="float" office:value="3" calcext:value-type="float">
            <text:p>3.00</text:p>
          </table:table-cell>
          <table:table-cell table:style-name="ce102" office:value-type="float" office:value="4" calcext:value-type="float">
            <text:p>4.00</text:p>
          </table:table-cell>
          <table:table-cell table:style-name="ce102" office:value-type="float" office:value="5" calcext:value-type="float">
            <text:p>5.00</text:p>
          </table:table-cell>
          <table:table-cell table:style-name="ce102" office:value-type="float" office:value="10" calcext:value-type="float">
            <text:p>10.00</text:p>
          </table:table-cell>
          <table:table-cell table:style-name="ce102" office:value-type="float" office:value="16" calcext:value-type="float">
            <text:p>16.00</text:p>
          </table:table-cell>
          <table:table-cell/>
          <table:table-cell table:style-name="ce99"/>
          <table:table-cell table:style-name="ce99" office:value-type="float" office:value="1.25" calcext:value-type="float">
            <text:p>1.25</text:p>
          </table:table-cell>
          <table:table-cell table:style-name="ce99" office:value-type="float" office:value="1.6" calcext:value-type="float">
            <text:p>1.6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.5" calcext:value-type="float">
            <text:p>2.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100" calcext:value-type="float">
            <text:p>100</text:p>
          </table:table-cell>
          <table:table-cell table:style-name="ce99" office:value-type="float" office:value="400" calcext:value-type="float">
            <text:p>400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float" office:value="1600" calcext:value-type="float">
            <text:p>1600</text:p>
          </table:table-cell>
          <table:table-cell/>
          <table:table-cell table:style-name="ce94"/>
          <table:table-cell table:style-name="ce102" office:value-type="float" office:value="1" calcext:value-type="float">
            <text:p>1.00</text:p>
          </table:table-cell>
          <table:table-cell table:style-name="ce102" office:value-type="float" office:value="2" calcext:value-type="float">
            <text:p>2.00</text:p>
          </table:table-cell>
          <table:table-cell table:style-name="ce102" office:value-type="float" office:value="3" calcext:value-type="float">
            <text:p>3.00</text:p>
          </table:table-cell>
          <table:table-cell table:style-name="ce102" office:value-type="float" office:value="4" calcext:value-type="float">
            <text:p>4.00</text:p>
          </table:table-cell>
          <table:table-cell table:style-name="ce102" office:value-type="float" office:value="5" calcext:value-type="float">
            <text:p>5.00</text:p>
          </table:table-cell>
          <table:table-cell table:style-name="ce102" office:value-type="float" office:value="10" calcext:value-type="float">
            <text:p>10.00</text:p>
          </table:table-cell>
          <table:table-cell table:style-name="ce102" office:value-type="float" office:value="16" calcext:value-type="float">
            <text:p>16.00</text:p>
          </table:table-cell>
          <table:table-cell table:number-columns-repeated="7"/>
          <table:table-cell table:style-name="ce94"/>
          <table:table-cell table:style-name="ce102" office:value-type="float" office:value="1" calcext:value-type="float">
            <text:p>1.00</text:p>
          </table:table-cell>
          <table:table-cell table:style-name="ce102" office:value-type="float" office:value="2" calcext:value-type="float">
            <text:p>2.00</text:p>
          </table:table-cell>
          <table:table-cell table:style-name="ce102" office:value-type="float" office:value="3" calcext:value-type="float">
            <text:p>3.00</text:p>
          </table:table-cell>
          <table:table-cell table:style-name="ce102" office:value-type="float" office:value="4" calcext:value-type="float">
            <text:p>4.00</text:p>
          </table:table-cell>
          <table:table-cell table:style-name="ce102" office:value-type="float" office:value="5" calcext:value-type="float">
            <text:p>5.00</text:p>
          </table:table-cell>
          <table:table-cell table:style-name="ce102" office:value-type="float" office:value="10" calcext:value-type="float">
            <text:p>10.00</text:p>
          </table:table-cell>
          <table:table-cell table:style-name="ce102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79"/>
          <table:table-cell/>
          <table:table-cell table:style-name="ce95"/>
          <table:table-cell table:style-name="ce76" table:number-columns-repeated="7"/>
          <table:table-cell/>
          <table:table-cell table:style-name="ce76" table:number-columns-repeated="12"/>
          <table:table-cell table:style-name="ce108"/>
          <table:table-cell/>
          <table:table-cell table:style-name="ce95"/>
          <table:table-cell table:style-name="ce76" table:number-columns-repeated="7"/>
          <table:table-cell table:number-columns-repeated="7"/>
          <table:table-cell table:style-name="ce95"/>
          <table:table-cell table:style-name="ce76" table:number-columns-repeated="7"/>
          <table:table-cell table:number-columns-repeated="975"/>
        </table:table-row>
        <table:table-row table:style-name="ro1">
          <table:table-cell table:style-name="ce65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92" office:value-type="float" office:value="2000" calcext:value-type="float">
            <text:p>2000</text:p>
          </table:table-cell>
          <table:table-cell table:style-name="ce103" table:formula="of:=[.$D71]/[.E69]" office:value-type="float" office:value="2000" calcext:value-type="float">
            <text:p>2000</text:p>
          </table:table-cell>
          <table:table-cell table:style-name="ce103" table:formula="of:=[.$D71]/[.F69]" office:value-type="float" office:value="1000" calcext:value-type="float">
            <text:p>1000</text:p>
          </table:table-cell>
          <table:table-cell table:style-name="ce103" table:formula="of:=[.$D71]/[.G69]" office:value-type="float" office:value="666.666666666667" calcext:value-type="float">
            <text:p>666.6666666667</text:p>
          </table:table-cell>
          <table:table-cell table:style-name="ce103" table:formula="of:=[.$D71]/[.H69]" office:value-type="float" office:value="500" calcext:value-type="float">
            <text:p>500</text:p>
          </table:table-cell>
          <table:table-cell table:style-name="ce103" table:formula="of:=[.$D71]/[.I69]" office:value-type="float" office:value="400" calcext:value-type="float">
            <text:p>400</text:p>
          </table:table-cell>
          <table:table-cell table:style-name="ce103" table:formula="of:=[.$D71]/[.J69]" office:value-type="float" office:value="200" calcext:value-type="float">
            <text:p>200</text:p>
          </table:table-cell>
          <table:table-cell table:style-name="ce103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92" office:value-type="float" office:value="2000" calcext:value-type="float">
            <text:p>2000</text:p>
          </table:table-cell>
          <table:table-cell/>
          <table:table-cell table:style-name="ce92" office:value-type="float" office:value="2000" calcext:value-type="float">
            <text:p>2000</text:p>
          </table:table-cell>
          <table:table-cell table:style-name="ce103" table:formula="of:=[.$AA71]/[.AB69]" office:value-type="float" office:value="2000" calcext:value-type="float">
            <text:p>2000</text:p>
          </table:table-cell>
          <table:table-cell table:style-name="ce103" table:formula="of:=[.$AA71]/[.AC69]" office:value-type="float" office:value="1000" calcext:value-type="float">
            <text:p>1000</text:p>
          </table:table-cell>
          <table:table-cell table:style-name="ce103" table:formula="of:=[.$AA71]/[.AD69]" office:value-type="float" office:value="666.666666666667" calcext:value-type="float">
            <text:p>666.6666666667</text:p>
          </table:table-cell>
          <table:table-cell table:style-name="ce103" table:formula="of:=[.$AA71]/[.AE69]" office:value-type="float" office:value="500" calcext:value-type="float">
            <text:p>500</text:p>
          </table:table-cell>
          <table:table-cell table:style-name="ce103" table:formula="of:=[.$AA71]/[.AF69]" office:value-type="float" office:value="400" calcext:value-type="float">
            <text:p>400</text:p>
          </table:table-cell>
          <table:table-cell table:style-name="ce103" table:formula="of:=[.$AA71]/[.AG69]" office:value-type="float" office:value="200" calcext:value-type="float">
            <text:p>200</text:p>
          </table:table-cell>
          <table:table-cell table:style-name="ce103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92" office:value-type="float" office:value="2000" calcext:value-type="float">
            <text:p>2000</text:p>
          </table:table-cell>
          <table:table-cell table:style-name="ce103" table:formula="of:=[.$AA71]/[.AQ69]" office:value-type="float" office:value="2000" calcext:value-type="float">
            <text:p>2000</text:p>
          </table:table-cell>
          <table:table-cell table:style-name="ce103" table:formula="of:=[.$AA71]/[.AR69]" office:value-type="float" office:value="1000" calcext:value-type="float">
            <text:p>1000</text:p>
          </table:table-cell>
          <table:table-cell table:style-name="ce103" table:formula="of:=[.$AA71]/[.AS69]" office:value-type="float" office:value="666.666666666667" calcext:value-type="float">
            <text:p>666.6666666667</text:p>
          </table:table-cell>
          <table:table-cell table:style-name="ce103" table:formula="of:=[.$AA71]/[.AT69]" office:value-type="float" office:value="500" calcext:value-type="float">
            <text:p>500</text:p>
          </table:table-cell>
          <table:table-cell table:style-name="ce103" table:formula="of:=[.$AA71]/[.AU69]" office:value-type="float" office:value="400" calcext:value-type="float">
            <text:p>400</text:p>
          </table:table-cell>
          <table:table-cell table:style-name="ce103" table:formula="of:=[.$AA71]/[.AV69]" office:value-type="float" office:value="200" calcext:value-type="float">
            <text:p>200</text:p>
          </table:table-cell>
          <table:table-cell table:style-name="ce103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6" office:value-type="float" office:value="100" calcext:value-type="float">
            <text:p>100</text:p>
          </table:table-cell>
          <table:table-cell/>
          <table:table-cell table:number-columns-repeated="13" table:style-name="ce9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101" table:formula="of:=1/([.E78]*[.E75])" office:value-type="float" office:value="20" calcext:value-type="float">
            <text:p>20</text:p>
          </table:table-cell>
          <table:table-cell table:style-name="ce101" table:formula="of:=1/([.F78]*[.F75])" office:value-type="float" office:value="10" calcext:value-type="float">
            <text:p>10</text:p>
          </table:table-cell>
          <table:table-cell table:style-name="ce101" table:formula="of:=1/([.G78]*[.G75])" office:value-type="float" office:value="6.66666666666667" calcext:value-type="float">
            <text:p>6.6666666667</text:p>
          </table:table-cell>
          <table:table-cell table:style-name="ce101" table:formula="of:=1/([.H78]*[.H75])" office:value-type="float" office:value="5" calcext:value-type="float">
            <text:p>5</text:p>
          </table:table-cell>
          <table:table-cell table:style-name="ce101" table:formula="of:=1/([.I78]*[.I75])" office:value-type="float" office:value="4" calcext:value-type="float">
            <text:p>4</text:p>
          </table:table-cell>
          <table:table-cell table:style-name="ce101" table:formula="of:=1/([.J78]*[.J75])" office:value-type="float" office:value="2" calcext:value-type="float">
            <text:p>2</text:p>
          </table:table-cell>
          <table:table-cell table:style-name="ce101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92" office:value-type="float" office:value="20" calcext:value-type="float">
            <text:p>20</text:p>
          </table:table-cell>
          <table:table-cell table:number-columns-repeated="2"/>
          <table:table-cell table:style-name="ce101" table:formula="of:=1/([.AB78]*[.AB75])" office:value-type="float" office:value="20" calcext:value-type="float">
            <text:p>20</text:p>
          </table:table-cell>
          <table:table-cell table:style-name="ce101" table:formula="of:=1/([.AC78]*[.AC75])" office:value-type="float" office:value="10" calcext:value-type="float">
            <text:p>10</text:p>
          </table:table-cell>
          <table:table-cell table:style-name="ce101" table:formula="of:=1/([.AD78]*[.AD75])" office:value-type="float" office:value="6.66666666666667" calcext:value-type="float">
            <text:p>6.6666666667</text:p>
          </table:table-cell>
          <table:table-cell table:style-name="ce101" table:formula="of:=1/([.AE78]*[.AE75])" office:value-type="float" office:value="5" calcext:value-type="float">
            <text:p>5</text:p>
          </table:table-cell>
          <table:table-cell table:style-name="ce101" table:formula="of:=1/([.AF78]*[.AF75])" office:value-type="float" office:value="4" calcext:value-type="float">
            <text:p>4</text:p>
          </table:table-cell>
          <table:table-cell table:style-name="ce101" table:formula="of:=1/([.AG78]*[.AG75])" office:value-type="float" office:value="2" calcext:value-type="float">
            <text:p>2</text:p>
          </table:table-cell>
          <table:table-cell table:style-name="ce101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101" table:formula="of:=1/([.AQ78]*[.AQ75])" office:value-type="float" office:value="20" calcext:value-type="float">
            <text:p>20</text:p>
          </table:table-cell>
          <table:table-cell table:style-name="ce101" table:formula="of:=1/([.AR78]*[.AR75])" office:value-type="float" office:value="10" calcext:value-type="float">
            <text:p>10</text:p>
          </table:table-cell>
          <table:table-cell table:style-name="ce101" table:formula="of:=1/([.AS78]*[.AS75])" office:value-type="float" office:value="6.66666666666667" calcext:value-type="float">
            <text:p>6.6666666667</text:p>
          </table:table-cell>
          <table:table-cell table:style-name="ce101" table:formula="of:=1/([.AT78]*[.AT75])" office:value-type="float" office:value="5" calcext:value-type="float">
            <text:p>5</text:p>
          </table:table-cell>
          <table:table-cell table:style-name="ce101" table:formula="of:=1/([.AU78]*[.AU75])" office:value-type="float" office:value="4" calcext:value-type="float">
            <text:p>4</text:p>
          </table:table-cell>
          <table:table-cell table:style-name="ce101" table:formula="of:=1/([.AV78]*[.AV75])" office:value-type="float" office:value="2" calcext:value-type="float">
            <text:p>2</text:p>
          </table:table-cell>
          <table:table-cell table:style-name="ce101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92" office:value-type="float" office:value="50" calcext:value-type="float">
            <text:p>50</text:p>
          </table:table-cell>
          <table:table-cell/>
          <table:table-cell table:number-columns-repeated="13" table:style-name="ce9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92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92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8" table:formula="of:=[.H74]*[.H75]" office:value-type="float" office:value="250" calcext:value-type="float">
            <text:p>250</text:p>
          </table:table-cell>
          <table:table-cell table:style-name="ce8" table:formula="of:=[.I74]*[.I75]" office:value-type="float" office:value="200" calcext:value-type="float">
            <text:p>200</text:p>
          </table:table-cell>
          <table:table-cell table:style-name="ce8" table:formula="of:=[.J74]*[.J75]" office:value-type="float" office:value="100" calcext:value-type="float">
            <text:p>100</text:p>
          </table:table-cell>
          <table:table-cell table:style-name="ce8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96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96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92" office:value-type="float" office:value="0.001" calcext:value-type="float">
            <text:p>0.001</text:p>
          </table:table-cell>
          <table:table-cell table:style-name="ce6" table:formula="of:=[.$D78]*[.E69]" office:value-type="float" office:value="0.001" calcext:value-type="float">
            <text:p>0.001</text:p>
          </table:table-cell>
          <table:table-cell table:style-name="ce6" table:formula="of:=[.$D78]*[.F69]" office:value-type="float" office:value="0.002" calcext:value-type="float">
            <text:p>0.002</text:p>
          </table:table-cell>
          <table:table-cell table:style-name="ce6" table:formula="of:=[.$D78]*[.G69]" office:value-type="float" office:value="0.003" calcext:value-type="float">
            <text:p>0.003</text:p>
          </table:table-cell>
          <table:table-cell table:style-name="ce6" table:formula="of:=[.$D78]*[.H69]" office:value-type="float" office:value="0.004" calcext:value-type="float">
            <text:p>0.004</text:p>
          </table:table-cell>
          <table:table-cell table:style-name="ce6" table:formula="of:=[.$D78]*[.I69]" office:value-type="float" office:value="0.005" calcext:value-type="float">
            <text:p>0.005</text:p>
          </table:table-cell>
          <table:table-cell table:style-name="ce6" table:formula="of:=[.$D78]*[.J69]" office:value-type="float" office:value="0.01" calcext:value-type="float">
            <text:p>0.01</text:p>
          </table:table-cell>
          <table:table-cell table:style-name="ce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92" office:value-type="float" office:value="0.001" calcext:value-type="float">
            <text:p>0.001</text:p>
          </table:table-cell>
          <table:table-cell table:style-name="ce6" table:formula="of:=[.$AA78]*[.AB69]" office:value-type="float" office:value="0.001" calcext:value-type="float">
            <text:p>0.001</text:p>
          </table:table-cell>
          <table:table-cell table:style-name="ce6" table:formula="of:=[.$AA78]*[.AC69]" office:value-type="float" office:value="0.002" calcext:value-type="float">
            <text:p>0.002</text:p>
          </table:table-cell>
          <table:table-cell table:style-name="ce6" table:formula="of:=[.$AA78]*[.AD69]" office:value-type="float" office:value="0.003" calcext:value-type="float">
            <text:p>0.003</text:p>
          </table:table-cell>
          <table:table-cell table:style-name="ce6" table:formula="of:=[.$AA78]*[.AE69]" office:value-type="float" office:value="0.004" calcext:value-type="float">
            <text:p>0.004</text:p>
          </table:table-cell>
          <table:table-cell table:style-name="ce6" table:formula="of:=[.$AA78]*[.AF69]" office:value-type="float" office:value="0.005" calcext:value-type="float">
            <text:p>0.005</text:p>
          </table:table-cell>
          <table:table-cell table:style-name="ce6" table:formula="of:=[.$AA78]*[.AG69]" office:value-type="float" office:value="0.01" calcext:value-type="float">
            <text:p>0.01</text:p>
          </table:table-cell>
          <table:table-cell table:style-name="ce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92" office:value-type="float" office:value="0.001" calcext:value-type="float">
            <text:p>0.001</text:p>
          </table:table-cell>
          <table:table-cell table:style-name="ce6" table:formula="of:=[.$AA78]*[.AQ69]" office:value-type="float" office:value="0.001" calcext:value-type="float">
            <text:p>0.001</text:p>
          </table:table-cell>
          <table:table-cell table:style-name="ce6" table:formula="of:=[.$AA78]*[.AR69]" office:value-type="float" office:value="0.002" calcext:value-type="float">
            <text:p>0.002</text:p>
          </table:table-cell>
          <table:table-cell table:style-name="ce6" table:formula="of:=[.$AA78]*[.AS69]" office:value-type="float" office:value="0.003" calcext:value-type="float">
            <text:p>0.003</text:p>
          </table:table-cell>
          <table:table-cell table:style-name="ce6" table:formula="of:=[.$AA78]*[.AT69]" office:value-type="float" office:value="0.004" calcext:value-type="float">
            <text:p>0.004</text:p>
          </table:table-cell>
          <table:table-cell table:style-name="ce6" table:formula="of:=[.$AA78]*[.AU69]" office:value-type="float" office:value="0.005" calcext:value-type="float">
            <text:p>0.005</text:p>
          </table:table-cell>
          <table:table-cell table:style-name="ce6" table:formula="of:=[.$AA78]*[.AV69]" office:value-type="float" office:value="0.01" calcext:value-type="float">
            <text:p>0.01</text:p>
          </table:table-cell>
          <table:table-cell table:style-name="ce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8" table:formula="of:=1/([.H80]*[.H78])" office:value-type="float" office:value="0.416666666666667" calcext:value-type="float">
            <text:p>0.4166666667</text:p>
          </table:table-cell>
          <table:table-cell table:style-name="ce8" table:formula="of:=1/([.I80]*[.I78])" office:value-type="float" office:value="0.4" calcext:value-type="float">
            <text:p>0.4</text:p>
          </table:table-cell>
          <table:table-cell table:style-name="ce8" table:formula="of:=1/([.J80]*[.J78])" office:value-type="float" office:value="0.333333333333333" calcext:value-type="float">
            <text:p>0.3333333333</text:p>
          </table:table-cell>
          <table:table-cell table:style-name="ce8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8" table:formula="of:=SUM([.H71:.H72])" office:value-type="float" office:value="600" calcext:value-type="float">
            <text:p>600</text:p>
          </table:table-cell>
          <table:table-cell table:style-name="ce8" table:formula="of:=SUM([.I71:.I72])" office:value-type="float" office:value="500" calcext:value-type="float">
            <text:p>500</text:p>
          </table:table-cell>
          <table:table-cell table:style-name="ce8" table:formula="of:=SUM([.J71:.J72])" office:value-type="float" office:value="300" calcext:value-type="float">
            <text:p>300</text:p>
          </table:table-cell>
          <table:table-cell table:style-name="ce8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8" table:formula="of:=1/([.H71]*[.H78])" office:value-type="float" office:value="0.5" calcext:value-type="float">
            <text:p>0.5</text:p>
          </table:table-cell>
          <table:table-cell table:style-name="ce8" table:formula="of:=1/([.I71]*[.I78])" office:value-type="float" office:value="0.5" calcext:value-type="float">
            <text:p>0.5</text:p>
          </table:table-cell>
          <table:table-cell table:style-name="ce8" table:formula="of:=1/([.J71]*[.J78])" office:value-type="float" office:value="0.5" calcext:value-type="float">
            <text:p>0.5</text:p>
          </table:table-cell>
          <table:table-cell table:style-name="ce8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65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97" office:value-type="string" calcext:value-type="string">
            <text:p>Prior: f0 =1, J = 40</text:p>
          </table:table-cell>
          <table:table-cell table:number-columns-repeated="7" table:style-name="ce97" office:value-type="float" office:value="10" calcext:value-type="float">
            <text:p>10</text:p>
          </table:table-cell>
          <table:table-cell/>
          <table:table-cell table:style-name="ce103" table:formula="of:=[.Y83]/[.Y69]" office:value-type="float" office:value="0.00625" calcext:value-type="float">
            <text:p>0.00625</text:p>
          </table:table-cell>
          <table:table-cell table:style-name="ce103" table:formula="of:=[.$M83]*[.N69]" office:value-type="float" office:value="0.0078125" calcext:value-type="float">
            <text:p>0.0078125</text:p>
          </table:table-cell>
          <table:table-cell table:style-name="ce103" table:formula="of:=[.$M83]*[.O69]" office:value-type="float" office:value="0.01" calcext:value-type="float">
            <text:p>0.01</text:p>
          </table:table-cell>
          <table:table-cell table:style-name="ce103" table:formula="of:=[.$M83]*[.P69]" office:value-type="float" office:value="0.0125" calcext:value-type="float">
            <text:p>0.0125</text:p>
          </table:table-cell>
          <table:table-cell table:style-name="ce103" table:formula="of:=[.$M83]*[.Q69]" office:value-type="float" office:value="0.015625" calcext:value-type="float">
            <text:p>0.015625</text:p>
          </table:table-cell>
          <table:table-cell table:style-name="ce103" table:formula="of:=[.$M83]*[.R69]" office:value-type="float" office:value="0.025" calcext:value-type="float">
            <text:p>0.025</text:p>
          </table:table-cell>
          <table:table-cell table:style-name="ce103" table:formula="of:=[.$M83]*[.S69]" office:value-type="float" office:value="0.03125" calcext:value-type="float">
            <text:p>0.03125</text:p>
          </table:table-cell>
          <table:table-cell table:style-name="ce103" table:formula="of:=[.$M83]*[.T69]" office:value-type="float" office:value="0.0625" calcext:value-type="float">
            <text:p>0.0625</text:p>
          </table:table-cell>
          <table:table-cell table:style-name="ce103" table:formula="of:=[.$M83]*[.U69]" office:value-type="float" office:value="0.25" calcext:value-type="float">
            <text:p>0.25</text:p>
          </table:table-cell>
          <table:table-cell table:style-name="ce103" table:formula="of:=[.$M83]*[.V69]" office:value-type="float" office:value="0.625" calcext:value-type="float">
            <text:p>0.625</text:p>
          </table:table-cell>
          <table:table-cell table:style-name="ce103" table:formula="of:=[.$M83]*[.W69]" office:value-type="float" office:value="2.5" calcext:value-type="float">
            <text:p>2.5</text:p>
          </table:table-cell>
          <table:table-cell table:style-name="ce103" table:formula="of:=[.$M83]*[.X69]" office:value-type="float" office:value="5" calcext:value-type="float">
            <text:p>5</text:p>
          </table:table-cell>
          <table:table-cell table:style-name="ce103" table:formula="of:=[.E83]" office:value-type="float" office:value="10" calcext:value-type="float">
            <text:p>10</text:p>
          </table:table-cell>
          <table:table-cell table:number-columns-repeated="2"/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style-name="ce96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103" table:formula="of:=[.AP35]" office:value-type="float" office:value="0.000888888888888889" calcext:value-type="float">
            <text:p>0.0008888889</text:p>
          </table:table-cell>
          <table:table-cell table:style-name="ce96" table:formula="of:=[.AP83]" office:value-type="float" office:value="0.000888888888888889" calcext:value-type="float">
            <text:p>0.0008888889</text:p>
          </table:table-cell>
          <table:table-cell table:style-name="ce96" table:formula="of:=[.AQ83]" office:value-type="float" office:value="0.000888888888888889" calcext:value-type="float">
            <text:p>0.0008888889</text:p>
          </table:table-cell>
          <table:table-cell table:style-name="ce96" table:formula="of:=[.AR83]" office:value-type="float" office:value="0.000888888888888889" calcext:value-type="float">
            <text:p>0.0008888889</text:p>
          </table:table-cell>
          <table:table-cell table:style-name="ce96" table:formula="of:=[.AS83]" office:value-type="float" office:value="0.000888888888888889" calcext:value-type="float">
            <text:p>0.0008888889</text:p>
          </table:table-cell>
          <table:table-cell table:style-name="ce96" table:formula="of:=[.AT83]" office:value-type="float" office:value="0.000888888888888889" calcext:value-type="float">
            <text:p>0.0008888889</text:p>
          </table:table-cell>
          <table:table-cell table:style-name="ce96" table:formula="of:=[.AU83]" office:value-type="float" office:value="0.000888888888888889" calcext:value-type="float">
            <text:p>0.0008888889</text:p>
          </table:table-cell>
          <table:table-cell table:style-name="ce96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92" office:value-type="float" office:value="1" calcext:value-type="float">
            <text:p>1</text:p>
          </table:table-cell>
          <table:table-cell/>
          <table:table-cell table:style-name="ce92" table:formula="of:=0.5/[.M83]" office:value-type="float" office:value="80" calcext:value-type="float">
            <text:p>80</text:p>
          </table:table-cell>
          <table:table-cell table:style-name="ce92" table:formula="of:=0.5/[.N83]" office:value-type="float" office:value="64" calcext:value-type="float">
            <text:p>64</text:p>
          </table:table-cell>
          <table:table-cell table:style-name="ce92" table:formula="of:=0.5/[.O83]" office:value-type="float" office:value="50" calcext:value-type="float">
            <text:p>50</text:p>
          </table:table-cell>
          <table:table-cell table:style-name="ce92" table:formula="of:=0.5/[.P83]" office:value-type="float" office:value="40" calcext:value-type="float">
            <text:p>40</text:p>
          </table:table-cell>
          <table:table-cell table:style-name="ce92" table:formula="of:=0.5/[.Q83]" office:value-type="float" office:value="32" calcext:value-type="float">
            <text:p>32</text:p>
          </table:table-cell>
          <table:table-cell table:style-name="ce92" table:formula="of:=0.5/[.R83]" office:value-type="float" office:value="20" calcext:value-type="float">
            <text:p>20</text:p>
          </table:table-cell>
          <table:table-cell table:style-name="ce92" table:formula="of:=0.5/[.S83]" office:value-type="float" office:value="16" calcext:value-type="float">
            <text:p>16</text:p>
          </table:table-cell>
          <table:table-cell table:style-name="ce92" table:formula="of:=0.5/[.T83]" office:value-type="float" office:value="8" calcext:value-type="float">
            <text:p>8</text:p>
          </table:table-cell>
          <table:table-cell table:style-name="ce92" table:formula="of:=0.5/[.U83]" office:value-type="float" office:value="2" calcext:value-type="float">
            <text:p>2</text:p>
          </table:table-cell>
          <table:table-cell table:style-name="ce92" table:formula="of:=0.5/[.V83]" office:value-type="float" office:value="0.8" calcext:value-type="float">
            <text:p>0.8</text:p>
          </table:table-cell>
          <table:table-cell table:style-name="ce92" table:formula="of:=0.5/[.W83]" office:value-type="float" office:value="0.2" calcext:value-type="float">
            <text:p>0.2</text:p>
          </table:table-cell>
          <table:table-cell table:style-name="ce92" table:formula="of:=0.5/[.X83]" office:value-type="float" office:value="0.1" calcext:value-type="float">
            <text:p>0.1</text:p>
          </table:table-cell>
          <table:table-cell table:style-name="ce92" table:formula="of:=0.5/[.Y83]" office:value-type="float" office:value="0.05" calcext:value-type="float">
            <text:p>0.05</text:p>
          </table:table-cell>
          <table:table-cell table:number-columns-repeated="2"/>
          <table:table-cell table:number-columns-repeated="7" table:style-name="ce92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9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97" office:value-type="float" office:value="4" calcext:value-type="float">
            <text:p>4</text:p>
          </table:table-cell>
          <table:table-cell/>
          <table:table-cell table:style-name="ce103" table:formula="of:=[.Y69]*[.Y85]" office:value-type="float" office:value="6400" calcext:value-type="float">
            <text:p>6400</text:p>
          </table:table-cell>
          <table:table-cell table:style-name="ce103" table:formula="of:=[.$M85]/[.N69]" office:value-type="float" office:value="5120" calcext:value-type="float">
            <text:p>5120</text:p>
          </table:table-cell>
          <table:table-cell table:style-name="ce103" table:formula="of:=[.$M85]/[.O69]" office:value-type="float" office:value="4000" calcext:value-type="float">
            <text:p>4000</text:p>
          </table:table-cell>
          <table:table-cell table:style-name="ce103" table:formula="of:=[.$M85]/[.P69]" office:value-type="float" office:value="3200" calcext:value-type="float">
            <text:p>3200</text:p>
          </table:table-cell>
          <table:table-cell table:style-name="ce103" table:formula="of:=[.$M85]/[.Q69]" office:value-type="float" office:value="2560" calcext:value-type="float">
            <text:p>2560</text:p>
          </table:table-cell>
          <table:table-cell table:style-name="ce103" table:formula="of:=[.$M85]/[.R69]" office:value-type="float" office:value="1600" calcext:value-type="float">
            <text:p>1600</text:p>
          </table:table-cell>
          <table:table-cell table:style-name="ce103" table:formula="of:=[.$M85]/[.S69]" office:value-type="float" office:value="1280" calcext:value-type="float">
            <text:p>1280</text:p>
          </table:table-cell>
          <table:table-cell table:style-name="ce103" table:formula="of:=[.$M85]/[.T69]" office:value-type="float" office:value="640" calcext:value-type="float">
            <text:p>640</text:p>
          </table:table-cell>
          <table:table-cell table:style-name="ce103" table:formula="of:=[.$M85]/[.U69]" office:value-type="float" office:value="160" calcext:value-type="float">
            <text:p>160</text:p>
          </table:table-cell>
          <table:table-cell table:style-name="ce103" table:formula="of:=[.$M85]/[.V69]" office:value-type="float" office:value="64" calcext:value-type="float">
            <text:p>64</text:p>
          </table:table-cell>
          <table:table-cell table:style-name="ce103" table:formula="of:=[.$M85]/[.W69]" office:value-type="float" office:value="16" calcext:value-type="float">
            <text:p>16</text:p>
          </table:table-cell>
          <table:table-cell table:style-name="ce103" table:formula="of:=[.$M85]/[.X69]" office:value-type="float" office:value="8" calcext:value-type="float">
            <text:p>8</text:p>
          </table:table-cell>
          <table:table-cell table:style-name="ce103" table:formula="of:=[.E85]" office:value-type="float" office:value="4" calcext:value-type="float">
            <text:p>4</text:p>
          </table:table-cell>
          <table:table-cell table:number-columns-repeated="2"/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style-name="ce96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103" table:formula="of:=[.AP37]" office:value-type="float" office:value="123750" calcext:value-type="float">
            <text:p>123750</text:p>
          </table:table-cell>
          <table:table-cell table:style-name="ce96" table:formula="of:=[.AP85]" office:value-type="float" office:value="123750" calcext:value-type="float">
            <text:p>123750</text:p>
          </table:table-cell>
          <table:table-cell table:style-name="ce96" table:formula="of:=[.AQ85]" office:value-type="float" office:value="123750" calcext:value-type="float">
            <text:p>123750</text:p>
          </table:table-cell>
          <table:table-cell table:style-name="ce96" table:formula="of:=[.AR85]" office:value-type="float" office:value="123750" calcext:value-type="float">
            <text:p>123750</text:p>
          </table:table-cell>
          <table:table-cell table:style-name="ce96" table:formula="of:=[.AS85]" office:value-type="float" office:value="123750" calcext:value-type="float">
            <text:p>123750</text:p>
          </table:table-cell>
          <table:table-cell table:style-name="ce96" table:formula="of:=[.AT85]" office:value-type="float" office:value="123750" calcext:value-type="float">
            <text:p>123750</text:p>
          </table:table-cell>
          <table:table-cell table:style-name="ce96" table:formula="of:=[.AU85]" office:value-type="float" office:value="123750" calcext:value-type="float">
            <text:p>123750</text:p>
          </table:table-cell>
          <table:table-cell table:style-name="ce96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8" table:formula="of:=[.H85]*[.H83]" office:value-type="float" office:value="40" calcext:value-type="float">
            <text:p>40</text:p>
          </table:table-cell>
          <table:table-cell table:style-name="ce8" table:formula="of:=[.I85]*[.I83]" office:value-type="float" office:value="40" calcext:value-type="float">
            <text:p>40</text:p>
          </table:table-cell>
          <table:table-cell table:style-name="ce8" table:formula="of:=[.J85]*[.J83]" office:value-type="float" office:value="40" calcext:value-type="float">
            <text:p>40</text:p>
          </table:table-cell>
          <table:table-cell table:style-name="ce8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" calcext:value-type="float">
            <text:p>100</text:p>
          </table:table-cell>
          <table:table-cell table:formula="of:=(1/[.F83])/[.F78]" office:value-type="float" office:value="50" calcext:value-type="float">
            <text:p>50</text:p>
          </table:table-cell>
          <table:table-cell table:formula="of:=(1/[.G83])/[.G78]" office:value-type="float" office:value="33.3333333333333" calcext:value-type="float">
            <text:p>33.3333333333</text:p>
          </table:table-cell>
          <table:table-cell table:style-name="ce8" table:formula="of:=(1/[.H83])/[.H78]" office:value-type="float" office:value="25" calcext:value-type="float">
            <text:p>25</text:p>
          </table:table-cell>
          <table:table-cell table:style-name="ce8" table:formula="of:=(1/[.I83])/[.I78]" office:value-type="float" office:value="20" calcext:value-type="float">
            <text:p>20</text:p>
          </table:table-cell>
          <table:table-cell table:style-name="ce8" table:formula="of:=(1/[.J83])/[.J78]" office:value-type="float" office:value="10" calcext:value-type="float">
            <text:p>10</text:p>
          </table:table-cell>
          <table:table-cell table:style-name="ce8" table:formula="of:=(1/[.K83])/[.K78]" office:value-type="float" office:value="6.25" calcext:value-type="float">
            <text:p>6.2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8" table:formula="of:=1/([.H83]*[.H85])" office:value-type="float" office:value="0.025" calcext:value-type="float">
            <text:p>0.025</text:p>
          </table:table-cell>
          <table:table-cell table:style-name="ce8" table:formula="of:=1/([.I83]*[.I85])" office:value-type="float" office:value="0.025" calcext:value-type="float">
            <text:p>0.025</text:p>
          </table:table-cell>
          <table:table-cell table:style-name="ce8" table:formula="of:=1/([.J83]*[.J85])" office:value-type="float" office:value="0.025" calcext:value-type="float">
            <text:p>0.025</text:p>
          </table:table-cell>
          <table:table-cell table:style-name="ce8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" calcext:value-type="float">
            <text:p>5</text:p>
          </table:table-cell>
          <table:table-cell table:formula="of:=[.F75]/[.F83]" office:value-type="float" office:value="5" calcext:value-type="float">
            <text:p>5</text:p>
          </table:table-cell>
          <table:table-cell table:formula="of:=[.G75]/[.G83]" office:value-type="float" office:value="5" calcext:value-type="float">
            <text:p>5</text:p>
          </table:table-cell>
          <table:table-cell table:style-name="ce8" table:formula="of:=[.H75]/[.H83]" office:value-type="float" office:value="5" calcext:value-type="float">
            <text:p>5</text:p>
          </table:table-cell>
          <table:table-cell table:style-name="ce8" table:formula="of:=[.I75]/[.I83]" office:value-type="float" office:value="5" calcext:value-type="float">
            <text:p>5</text:p>
          </table:table-cell>
          <table:table-cell table:style-name="ce8" table:formula="of:=[.J75]/[.J83]" office:value-type="float" office:value="5" calcext:value-type="float">
            <text:p>5</text:p>
          </table:table-cell>
          <table:table-cell table:style-name="ce8" table:formula="of:=[.K75]/[.K83]" office:value-type="float" office:value="5" calcext:value-type="float">
            <text:p>5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92" office:value-type="float" office:value="1" calcext:value-type="float">
            <text:p>1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92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92" office:value-type="float" office:value="-1" calcext:value-type="float">
            <text:p>-1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92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92" office:value-type="float" office:value="0" calcext:value-type="float">
            <text:p>0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92" office:value-type="float" office:value="0" calcext:value-type="float">
            <text:p>0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92" office:value-type="float" office:value="0.01" calcext:value-type="float">
            <text:p>0.01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92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65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92" office:value-type="float" office:value="0" calcext:value-type="float">
            <text:p>0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8" table:formula="of:=[.H75]" office:value-type="float" office:value="50" calcext:value-type="float">
            <text:p>50</text:p>
          </table:table-cell>
          <table:table-cell table:style-name="ce8" table:formula="of:=[.I75]" office:value-type="float" office:value="50" calcext:value-type="float">
            <text:p>50</text:p>
          </table:table-cell>
          <table:table-cell table:style-name="ce8" table:formula="of:=[.J75]" office:value-type="float" office:value="50" calcext:value-type="float">
            <text:p>50</text:p>
          </table:table-cell>
          <table:table-cell table:style-name="ce8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6" office:value-type="float" office:value="0.5" calcext:value-type="float">
            <text:p>0.5</text:p>
          </table:table-cell>
          <table:table-cell/>
          <table:table-cell table:style-name="ce6" table:number-columns-repeated="13"/>
          <table:table-cell table:number-columns-repeated="2"/>
          <table:table-cell table:number-columns-repeated="7" table:style-name="ce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8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8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8" table:formula="of:=[.H97]/[.H98]" office:value-type="float" office:value="100" calcext:value-type="float">
            <text:p>100</text:p>
          </table:table-cell>
          <table:table-cell table:style-name="ce8" table:formula="of:=[.I97]/[.I98]" office:value-type="float" office:value="100" calcext:value-type="float">
            <text:p>100</text:p>
          </table:table-cell>
          <table:table-cell table:style-name="ce8" table:formula="of:=[.J97]/[.J98]" office:value-type="float" office:value="100" calcext:value-type="float">
            <text:p>100</text:p>
          </table:table-cell>
          <table:table-cell table:style-name="ce8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92" office:value-type="float" office:value="50" calcext:value-type="float">
            <text:p>50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92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92" office:value-type="float" office:value="1" calcext:value-type="float">
            <text:p>1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9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92" office:value-type="float" office:value="10000" calcext:value-type="float">
            <text:p>10000</text:p>
          </table:table-cell>
          <table:table-cell/>
          <table:table-cell table:style-name="ce92" table:number-columns-repeated="13"/>
          <table:table-cell table:number-columns-repeated="2"/>
          <table:table-cell table:number-columns-repeated="7" table:style-name="ce92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92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66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98"/>
          <table:table-cell table:style-name="ce76" table:formula="of:=[.E81]/[.E83]" office:value-type="float" office:value="0.05" calcext:value-type="float">
            <text:p>0.05</text:p>
          </table:table-cell>
          <table:table-cell table:style-name="ce76" table:formula="of:=[.F81]/[.F83]" office:value-type="float" office:value="0.05" calcext:value-type="float">
            <text:p>0.05</text:p>
          </table:table-cell>
          <table:table-cell table:style-name="ce76" table:formula="of:=[.G81]/[.G83]" office:value-type="float" office:value="0.05" calcext:value-type="float">
            <text:p>0.05</text:p>
          </table:table-cell>
          <table:table-cell table:style-name="ce76" table:formula="of:=[.H81]/[.H83]" office:value-type="float" office:value="0.05" calcext:value-type="float">
            <text:p>0.05</text:p>
          </table:table-cell>
          <table:table-cell table:style-name="ce76" table:formula="of:=[.I81]/[.I83]" office:value-type="float" office:value="0.05" calcext:value-type="float">
            <text:p>0.05</text:p>
          </table:table-cell>
          <table:table-cell table:style-name="ce76" table:formula="of:=[.J81]/[.J83]" office:value-type="float" office:value="0.05" calcext:value-type="float">
            <text:p>0.05</text:p>
          </table:table-cell>
          <table:table-cell table:style-name="ce76" table:formula="of:=[.K81]/[.K83]" office:value-type="float" office:value="0.05" calcext:value-type="float">
            <text:p>0.05</text:p>
          </table:table-cell>
          <table:table-cell/>
          <table:table-cell table:style-name="ce76" table:formula="of:=[.M81]/[.M83]" office:value-type="float" office:value="80" calcext:value-type="float">
            <text:p>80</text:p>
          </table:table-cell>
          <table:table-cell table:style-name="ce76" table:formula="of:=[.N81]/[.N83]" office:value-type="float" office:value="64" calcext:value-type="float">
            <text:p>64</text:p>
          </table:table-cell>
          <table:table-cell table:style-name="ce76" table:formula="of:=[.O81]/[.O83]" office:value-type="float" office:value="50" calcext:value-type="float">
            <text:p>50</text:p>
          </table:table-cell>
          <table:table-cell table:style-name="ce76" table:formula="of:=[.P81]/[.P83]" office:value-type="float" office:value="40" calcext:value-type="float">
            <text:p>40</text:p>
          </table:table-cell>
          <table:table-cell table:style-name="ce76" table:formula="of:=[.Q81]/[.Q83]" office:value-type="float" office:value="32" calcext:value-type="float">
            <text:p>32</text:p>
          </table:table-cell>
          <table:table-cell table:style-name="ce76" table:formula="of:=[.R81]/[.R83]" office:value-type="float" office:value="20" calcext:value-type="float">
            <text:p>20</text:p>
          </table:table-cell>
          <table:table-cell table:style-name="ce76" table:formula="of:=[.S81]/[.S83]" office:value-type="float" office:value="16" calcext:value-type="float">
            <text:p>16</text:p>
          </table:table-cell>
          <table:table-cell table:style-name="ce76" table:formula="of:=[.T81]/[.T83]" office:value-type="float" office:value="8" calcext:value-type="float">
            <text:p>8</text:p>
          </table:table-cell>
          <table:table-cell table:style-name="ce76" table:formula="of:=[.U81]/[.U83]" office:value-type="float" office:value="2" calcext:value-type="float">
            <text:p>2</text:p>
          </table:table-cell>
          <table:table-cell table:style-name="ce76" table:formula="of:=[.V81]/[.V83]" office:value-type="float" office:value="0.8" calcext:value-type="float">
            <text:p>0.8</text:p>
          </table:table-cell>
          <table:table-cell table:style-name="ce76" table:formula="of:=[.W81]/[.W83]" office:value-type="float" office:value="0.2" calcext:value-type="float">
            <text:p>0.2</text:p>
          </table:table-cell>
          <table:table-cell table:style-name="ce76" table:formula="of:=[.X81]/[.X83]" office:value-type="float" office:value="0.1" calcext:value-type="float">
            <text:p>0.1</text:p>
          </table:table-cell>
          <table:table-cell table:style-name="ce76" table:formula="of:=[.Y81]/[.Y83]" office:value-type="float" office:value="0.05" calcext:value-type="float">
            <text:p>0.05</text:p>
          </table:table-cell>
          <table:table-cell/>
          <table:table-cell table:style-name="ce98"/>
          <table:table-cell table:style-name="ce76" table:formula="of:=[.AB81]/[.AB83]" office:value-type="float" office:value="562.5" calcext:value-type="float">
            <text:p>562.5</text:p>
          </table:table-cell>
          <table:table-cell table:style-name="ce76" table:formula="of:=[.AC81]/[.AC83]" office:value-type="float" office:value="562.5" calcext:value-type="float">
            <text:p>562.5</text:p>
          </table:table-cell>
          <table:table-cell table:style-name="ce76" table:formula="of:=[.AD81]/[.AD83]" office:value-type="float" office:value="562.5" calcext:value-type="float">
            <text:p>562.5</text:p>
          </table:table-cell>
          <table:table-cell table:style-name="ce76" table:formula="of:=[.AE81]/[.AE83]" office:value-type="float" office:value="562.5" calcext:value-type="float">
            <text:p>562.5</text:p>
          </table:table-cell>
          <table:table-cell table:style-name="ce76" table:formula="of:=[.AF81]/[.AF83]" office:value-type="float" office:value="562.5" calcext:value-type="float">
            <text:p>562.5</text:p>
          </table:table-cell>
          <table:table-cell table:style-name="ce76" table:formula="of:=[.AG81]/[.AG83]" office:value-type="float" office:value="562.5" calcext:value-type="float">
            <text:p>562.5</text:p>
          </table:table-cell>
          <table:table-cell table:style-name="ce7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98"/>
          <table:table-cell table:style-name="ce76" table:formula="of:=[.AQ81]/[.AQ83]" office:value-type="float" office:value="562.5" calcext:value-type="float">
            <text:p>562.5</text:p>
          </table:table-cell>
          <table:table-cell table:style-name="ce76" table:formula="of:=[.AR81]/[.AR83]" office:value-type="float" office:value="562.5" calcext:value-type="float">
            <text:p>562.5</text:p>
          </table:table-cell>
          <table:table-cell table:style-name="ce76" table:formula="of:=[.AS81]/[.AS83]" office:value-type="float" office:value="562.5" calcext:value-type="float">
            <text:p>562.5</text:p>
          </table:table-cell>
          <table:table-cell table:style-name="ce76" table:formula="of:=[.AT81]/[.AT83]" office:value-type="float" office:value="562.5" calcext:value-type="float">
            <text:p>562.5</text:p>
          </table:table-cell>
          <table:table-cell table:style-name="ce76" table:formula="of:=[.AU81]/[.AU83]" office:value-type="float" office:value="562.5" calcext:value-type="float">
            <text:p>562.5</text:p>
          </table:table-cell>
          <table:table-cell table:style-name="ce76" table:formula="of:=[.AV81]/[.AV83]" office:value-type="float" office:value="562.5" calcext:value-type="float">
            <text:p>562.5</text:p>
          </table:table-cell>
          <table:table-cell table:style-name="ce7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28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98"/>
          <table:table-cell table:style-name="ce76" table:formula="of:=[.E85]/[.E101]" office:value-type="float" office:value="0.04" calcext:value-type="float">
            <text:p>0.04</text:p>
          </table:table-cell>
          <table:table-cell table:style-name="ce76" table:formula="of:=[.F85]/[.F101]" office:value-type="float" office:value="0.04" calcext:value-type="float">
            <text:p>0.04</text:p>
          </table:table-cell>
          <table:table-cell table:style-name="ce76" table:formula="of:=[.G85]/[.G101]" office:value-type="float" office:value="0.04" calcext:value-type="float">
            <text:p>0.04</text:p>
          </table:table-cell>
          <table:table-cell table:style-name="ce76" table:formula="of:=[.H85]/[.H101]" office:value-type="float" office:value="0.04" calcext:value-type="float">
            <text:p>0.04</text:p>
          </table:table-cell>
          <table:table-cell table:style-name="ce76" table:formula="of:=[.I85]/[.I101]" office:value-type="float" office:value="0.04" calcext:value-type="float">
            <text:p>0.04</text:p>
          </table:table-cell>
          <table:table-cell table:style-name="ce76" table:formula="of:=[.J85]/[.J101]" office:value-type="float" office:value="0.04" calcext:value-type="float">
            <text:p>0.04</text:p>
          </table:table-cell>
          <table:table-cell table:style-name="ce76" table:formula="of:=[.K85]/[.K101]" office:value-type="float" office:value="0.04" calcext:value-type="float">
            <text:p>0.04</text:p>
          </table:table-cell>
          <table:table-cell/>
          <table:table-cell table:style-name="ce76" table:formula="of:=[.M85]/[.M101]" office:value-type="string" office:string-value="" calcext:value-type="error">
            <text:p>#DIV/0!</text:p>
          </table:table-cell>
          <table:table-cell table:style-name="ce76" table:number-columns-repeated="12"/>
          <table:table-cell/>
          <table:table-cell table:style-name="ce98"/>
          <table:table-cell table:style-name="ce76" table:formula="of:=[.AB85]/[.AB101]" office:value-type="float" office:value="450" calcext:value-type="float">
            <text:p>450</text:p>
          </table:table-cell>
          <table:table-cell table:style-name="ce76" table:formula="of:=[.AC85]/[.AC101]" office:value-type="float" office:value="450" calcext:value-type="float">
            <text:p>450</text:p>
          </table:table-cell>
          <table:table-cell table:style-name="ce76" table:formula="of:=[.AD85]/[.AD101]" office:value-type="float" office:value="450" calcext:value-type="float">
            <text:p>450</text:p>
          </table:table-cell>
          <table:table-cell table:style-name="ce76" table:formula="of:=[.AE85]/[.AE101]" office:value-type="float" office:value="450" calcext:value-type="float">
            <text:p>450</text:p>
          </table:table-cell>
          <table:table-cell table:style-name="ce76" table:formula="of:=[.AF85]/[.AF101]" office:value-type="float" office:value="450" calcext:value-type="float">
            <text:p>450</text:p>
          </table:table-cell>
          <table:table-cell table:style-name="ce76" table:formula="of:=[.AG85]/[.AG101]" office:value-type="float" office:value="450" calcext:value-type="float">
            <text:p>450</text:p>
          </table:table-cell>
          <table:table-cell table:style-name="ce7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98"/>
          <table:table-cell table:style-name="ce76" table:formula="of:=[.AQ85]/[.AQ101]" office:value-type="float" office:value="1237.5" calcext:value-type="float">
            <text:p>1237.5</text:p>
          </table:table-cell>
          <table:table-cell table:style-name="ce76" table:formula="of:=[.AR85]/[.AR101]" office:value-type="float" office:value="1237.5" calcext:value-type="float">
            <text:p>1237.5</text:p>
          </table:table-cell>
          <table:table-cell table:style-name="ce76" table:formula="of:=[.AS85]/[.AS101]" office:value-type="float" office:value="1237.5" calcext:value-type="float">
            <text:p>1237.5</text:p>
          </table:table-cell>
          <table:table-cell table:style-name="ce76" table:formula="of:=[.AT85]/[.AT101]" office:value-type="float" office:value="1237.5" calcext:value-type="float">
            <text:p>1237.5</text:p>
          </table:table-cell>
          <table:table-cell table:style-name="ce76" table:formula="of:=[.AU85]/[.AU101]" office:value-type="float" office:value="1237.5" calcext:value-type="float">
            <text:p>1237.5</text:p>
          </table:table-cell>
          <table:table-cell table:style-name="ce76" table:formula="of:=[.AV85]/[.AV101]" office:value-type="float" office:value="1237.5" calcext:value-type="float">
            <text:p>1237.5</text:p>
          </table:table-cell>
          <table:table-cell table:style-name="ce7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28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98"/>
          <table:table-cell table:style-name="ce76" table:formula="of:=[.E98]/[.E83]" office:value-type="float" office:value="0.05" calcext:value-type="float">
            <text:p>0.05</text:p>
          </table:table-cell>
          <table:table-cell table:style-name="ce76" table:formula="of:=[.F98]/[.F83]" office:value-type="float" office:value="0.05" calcext:value-type="float">
            <text:p>0.05</text:p>
          </table:table-cell>
          <table:table-cell table:style-name="ce76" table:formula="of:=[.G98]/[.G83]" office:value-type="float" office:value="0.05" calcext:value-type="float">
            <text:p>0.05</text:p>
          </table:table-cell>
          <table:table-cell table:style-name="ce76" table:formula="of:=[.H98]/[.H83]" office:value-type="float" office:value="0.05" calcext:value-type="float">
            <text:p>0.05</text:p>
          </table:table-cell>
          <table:table-cell table:style-name="ce76" table:formula="of:=[.I98]/[.I83]" office:value-type="float" office:value="0.05" calcext:value-type="float">
            <text:p>0.05</text:p>
          </table:table-cell>
          <table:table-cell table:style-name="ce76" table:formula="of:=[.J98]/[.J83]" office:value-type="float" office:value="0.05" calcext:value-type="float">
            <text:p>0.05</text:p>
          </table:table-cell>
          <table:table-cell table:style-name="ce76" table:formula="of:=[.K98]/[.K83]" office:value-type="float" office:value="0.05" calcext:value-type="float">
            <text:p>0.05</text:p>
          </table:table-cell>
          <table:table-cell/>
          <table:table-cell table:style-name="ce76" table:formula="of:=[.M98]/[.M83]" office:value-type="float" office:value="0" calcext:value-type="float">
            <text:p>0</text:p>
          </table:table-cell>
          <table:table-cell table:style-name="ce76" table:number-columns-repeated="12"/>
          <table:table-cell/>
          <table:table-cell table:style-name="ce98"/>
          <table:table-cell table:style-name="ce76" table:formula="of:=[.AB98]/[.AB83]" office:value-type="float" office:value="562.5" calcext:value-type="float">
            <text:p>562.5</text:p>
          </table:table-cell>
          <table:table-cell table:style-name="ce76" table:formula="of:=[.AC98]/[.AC83]" office:value-type="float" office:value="562.5" calcext:value-type="float">
            <text:p>562.5</text:p>
          </table:table-cell>
          <table:table-cell table:style-name="ce76" table:formula="of:=[.AD98]/[.AD83]" office:value-type="float" office:value="562.5" calcext:value-type="float">
            <text:p>562.5</text:p>
          </table:table-cell>
          <table:table-cell table:style-name="ce76" table:formula="of:=[.AE98]/[.AE83]" office:value-type="float" office:value="562.5" calcext:value-type="float">
            <text:p>562.5</text:p>
          </table:table-cell>
          <table:table-cell table:style-name="ce76" table:formula="of:=[.AF98]/[.AF83]" office:value-type="float" office:value="562.5" calcext:value-type="float">
            <text:p>562.5</text:p>
          </table:table-cell>
          <table:table-cell table:style-name="ce76" table:formula="of:=[.AG98]/[.AG83]" office:value-type="float" office:value="562.5" calcext:value-type="float">
            <text:p>562.5</text:p>
          </table:table-cell>
          <table:table-cell table:style-name="ce7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98"/>
          <table:table-cell table:style-name="ce76" table:formula="of:=[.AQ98]/[.AQ83]" office:value-type="float" office:value="562.5" calcext:value-type="float">
            <text:p>562.5</text:p>
          </table:table-cell>
          <table:table-cell table:style-name="ce76" table:formula="of:=[.AR98]/[.AR83]" office:value-type="float" office:value="562.5" calcext:value-type="float">
            <text:p>562.5</text:p>
          </table:table-cell>
          <table:table-cell table:style-name="ce76" table:formula="of:=[.AS98]/[.AS83]" office:value-type="float" office:value="562.5" calcext:value-type="float">
            <text:p>562.5</text:p>
          </table:table-cell>
          <table:table-cell table:style-name="ce76" table:formula="of:=[.AT98]/[.AT83]" office:value-type="float" office:value="562.5" calcext:value-type="float">
            <text:p>562.5</text:p>
          </table:table-cell>
          <table:table-cell table:style-name="ce76" table:formula="of:=[.AU98]/[.AU83]" office:value-type="float" office:value="562.5" calcext:value-type="float">
            <text:p>562.5</text:p>
          </table:table-cell>
          <table:table-cell table:style-name="ce76" table:formula="of:=[.AV98]/[.AV83]" office:value-type="float" office:value="562.5" calcext:value-type="float">
            <text:p>562.5</text:p>
          </table:table-cell>
          <table:table-cell table:style-name="ce7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>
      <number:number number:decimal-places="8" loext:min-decimal-places="8" number:min-integer-digits="1" number:grouping="true"/>
    </number:number-style>
    <number:number-style style:name="N125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0:04:19.907873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7-11T00:20:31.307040388</dc:date>
    <meta:editing-duration>P5DT21H38M52S</meta:editing-duration>
    <meta:editing-cycles>51</meta:editing-cycles>
    <meta:generator>LibreOffice/5.1.6.2$Linux_X86_64 LibreOffice_project/10m0$Build-2</meta:generator>
    <meta:print-date>2017-05-07T11:26:20.058852962</meta:print-date>
    <meta:document-statistic meta:table-count="4" meta:cell-count="4316" meta:object-count="0"/>
  </office:meta>
</office:document-meta>
</file>